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48.25pt"/>
    </style:style>
    <style:style style:name="co5" style:family="table-column">
      <style:table-column-properties fo:break-before="auto" style:column-width="94.59pt"/>
    </style:style>
    <style:style style:name="co6" style:family="table-column">
      <style:table-column-properties fo:break-before="auto" style:column-width="6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string" calcext:value-type="string">
            <text:p>U:0</text:p>
          </table:table-cell>
          <table:table-cell office:value-type="string" calcext:value-type="string">
            <text:p>U0_avg</text:p>
          </table:table-cell>
          <table:table-cell office:value-type="string" calcext:value-type="string">
            <text:p>adim_U0_avg</text:p>
          </table:table-cell>
          <table:table-cell/>
          <table:table-cell office:value-type="string" calcext:value-type="string">
            <text:p>Points:0</text:p>
          </table:table-cell>
          <table:table-cell/>
        </table:table-row>
        <table:table-row table:style-name="ro1">
          <table:table-cell office:value-type="float" office:value="9.5264" calcext:value-type="float">
            <text:p>9.5264</text:p>
          </table:table-cell>
          <table:table-cell office:value-type="float" office:value="9.529" calcext:value-type="float">
            <text:p>9.529</text:p>
          </table:table-cell>
          <table:table-cell office:value-type="float" office:value="9.5288" calcext:value-type="float">
            <text:p>9.5288</text:p>
          </table:table-cell>
          <table:table-cell table:formula="of:=AVERAGE([.A2:.C2])" office:value-type="float" office:value="9.52806666666667" calcext:value-type="float">
            <text:p>9.52806666666667</text:p>
          </table:table-cell>
          <table:table-cell table:formula="of:=[.D2]/[.$D$2]" office:value-type="float" office:value="1" calcext:value-type="float">
            <text:p>1</text:p>
          </table:table-cell>
          <table:table-cell/>
          <table:table-cell office:value-type="float" office:value="4.68" calcext:value-type="float">
            <text:p>4.68</text:p>
          </table:table-cell>
          <table:table-cell table:formula="of:=([.G2]-9)/4.5"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9.5055" calcext:value-type="float">
            <text:p>9.5055</text:p>
          </table:table-cell>
          <table:table-cell office:value-type="float" office:value="9.5082" calcext:value-type="float">
            <text:p>9.5082</text:p>
          </table:table-cell>
          <table:table-cell office:value-type="float" office:value="9.508" calcext:value-type="float">
            <text:p>9.508</text:p>
          </table:table-cell>
          <table:table-cell table:formula="of:=AVERAGE([.A3:.C3])" office:value-type="float" office:value="9.50723333333333" calcext:value-type="float">
            <text:p>9.50723333333333</text:p>
          </table:table-cell>
          <table:table-cell table:formula="of:=[.D3]/[.$D$2]" office:value-type="float" office:value="0.997813477375613" calcext:value-type="float">
            <text:p>0.997813477375613</text:p>
          </table:table-cell>
          <table:table-cell/>
          <table:table-cell office:value-type="float" office:value="4.7804" calcext:value-type="float">
            <text:p>4.7804</text:p>
          </table:table-cell>
          <table:table-cell table:formula="of:=([.G3]-9)/4.5" office:value-type="float" office:value="-0.937688888888889" calcext:value-type="float">
            <text:p>-0.937688888888889</text:p>
          </table:table-cell>
        </table:table-row>
        <table:table-row table:style-name="ro1">
          <table:table-cell office:value-type="float" office:value="9.4845" calcext:value-type="float">
            <text:p>9.4845</text:p>
          </table:table-cell>
          <table:table-cell office:value-type="float" office:value="9.4875" calcext:value-type="float">
            <text:p>9.4875</text:p>
          </table:table-cell>
          <table:table-cell office:value-type="float" office:value="9.4872" calcext:value-type="float">
            <text:p>9.4872</text:p>
          </table:table-cell>
          <table:table-cell table:formula="of:=AVERAGE([.A4:.C4])" office:value-type="float" office:value="9.4864" calcext:value-type="float">
            <text:p>9.4864</text:p>
          </table:table-cell>
          <table:table-cell table:formula="of:=[.D4]/[.$D$2]" office:value-type="float" office:value="0.995626954751226" calcext:value-type="float">
            <text:p>0.995626954751226</text:p>
          </table:table-cell>
          <table:table-cell/>
          <table:table-cell office:value-type="float" office:value="4.8807" calcext:value-type="float">
            <text:p>4.8807</text:p>
          </table:table-cell>
          <table:table-cell table:formula="of:=([.G4]-9)/4.5" office:value-type="float" office:value="-0.9154" calcext:value-type="float">
            <text:p>-0.9154</text:p>
          </table:table-cell>
        </table:table-row>
        <table:table-row table:style-name="ro1">
          <table:table-cell office:value-type="float" office:value="9.4636" calcext:value-type="float">
            <text:p>9.4636</text:p>
          </table:table-cell>
          <table:table-cell office:value-type="float" office:value="9.4667" calcext:value-type="float">
            <text:p>9.4667</text:p>
          </table:table-cell>
          <table:table-cell office:value-type="float" office:value="9.4664" calcext:value-type="float">
            <text:p>9.4664</text:p>
          </table:table-cell>
          <table:table-cell table:formula="of:=AVERAGE([.A5:.C5])" office:value-type="float" office:value="9.46556666666667" calcext:value-type="float">
            <text:p>9.46556666666667</text:p>
          </table:table-cell>
          <table:table-cell table:formula="of:=[.D5]/[.$D$2]" office:value-type="float" office:value="0.993440432126839" calcext:value-type="float">
            <text:p>0.993440432126839</text:p>
          </table:table-cell>
          <table:table-cell/>
          <table:table-cell office:value-type="float" office:value="4.9811" calcext:value-type="float">
            <text:p>4.9811</text:p>
          </table:table-cell>
          <table:table-cell table:formula="of:=([.G5]-9)/4.5" office:value-type="float" office:value="-0.893088888888889" calcext:value-type="float">
            <text:p>-0.893088888888889</text:p>
          </table:table-cell>
        </table:table-row>
        <table:table-row table:style-name="ro1">
          <table:table-cell office:value-type="float" office:value="9.4427" calcext:value-type="float">
            <text:p>9.4427</text:p>
          </table:table-cell>
          <table:table-cell office:value-type="float" office:value="9.4459" calcext:value-type="float">
            <text:p>9.4459</text:p>
          </table:table-cell>
          <table:table-cell office:value-type="float" office:value="9.4456" calcext:value-type="float">
            <text:p>9.4456</text:p>
          </table:table-cell>
          <table:table-cell table:formula="of:=AVERAGE([.A6:.C6])" office:value-type="float" office:value="9.44473333333333" calcext:value-type="float">
            <text:p>9.44473333333333</text:p>
          </table:table-cell>
          <table:table-cell table:formula="of:=[.D6]/[.$D$2]" office:value-type="float" office:value="0.991253909502452" calcext:value-type="float">
            <text:p>0.991253909502452</text:p>
          </table:table-cell>
          <table:table-cell/>
          <table:table-cell office:value-type="float" office:value="5.0814" calcext:value-type="float">
            <text:p>5.0814</text:p>
          </table:table-cell>
          <table:table-cell table:formula="of:=([.G6]-9)/4.5" office:value-type="float" office:value="-0.8708" calcext:value-type="float">
            <text:p>-0.8708</text:p>
          </table:table-cell>
        </table:table-row>
        <table:table-row table:style-name="ro1">
          <table:table-cell office:value-type="float" office:value="9.4218" calcext:value-type="float">
            <text:p>9.4218</text:p>
          </table:table-cell>
          <table:table-cell office:value-type="float" office:value="9.4251" calcext:value-type="float">
            <text:p>9.4251</text:p>
          </table:table-cell>
          <table:table-cell office:value-type="float" office:value="9.4248" calcext:value-type="float">
            <text:p>9.4248</text:p>
          </table:table-cell>
          <table:table-cell table:formula="of:=AVERAGE([.A7:.C7])" office:value-type="float" office:value="9.4239" calcext:value-type="float">
            <text:p>9.4239</text:p>
          </table:table-cell>
          <table:table-cell table:formula="of:=[.D7]/[.$D$2]" office:value-type="float" office:value="0.989067386878065" calcext:value-type="float">
            <text:p>0.989067386878065</text:p>
          </table:table-cell>
          <table:table-cell/>
          <table:table-cell office:value-type="float" office:value="5.1817" calcext:value-type="float">
            <text:p>5.1817</text:p>
          </table:table-cell>
          <table:table-cell table:formula="of:=([.G7]-9)/4.5" office:value-type="float" office:value="-0.848511111111111" calcext:value-type="float">
            <text:p>-0.848511111111111</text:p>
          </table:table-cell>
        </table:table-row>
        <table:table-row table:style-name="ro1">
          <table:table-cell office:value-type="float" office:value="9.4008" calcext:value-type="float">
            <text:p>9.4008</text:p>
          </table:table-cell>
          <table:table-cell office:value-type="float" office:value="9.4043" calcext:value-type="float">
            <text:p>9.4043</text:p>
          </table:table-cell>
          <table:table-cell office:value-type="float" office:value="9.404" calcext:value-type="float">
            <text:p>9.404</text:p>
          </table:table-cell>
          <table:table-cell table:formula="of:=AVERAGE([.A8:.C8])" office:value-type="float" office:value="9.40303333333333" calcext:value-type="float">
            <text:p>9.40303333333333</text:p>
          </table:table-cell>
          <table:table-cell table:formula="of:=[.D8]/[.$D$2]" office:value-type="float" office:value="0.986877365817479" calcext:value-type="float">
            <text:p>0.986877365817479</text:p>
          </table:table-cell>
          <table:table-cell/>
          <table:table-cell office:value-type="float" office:value="5.2821" calcext:value-type="float">
            <text:p>5.2821</text:p>
          </table:table-cell>
          <table:table-cell table:formula="of:=([.G8]-9)/4.5" office:value-type="float" office:value="-0.8262" calcext:value-type="float">
            <text:p>-0.8262</text:p>
          </table:table-cell>
        </table:table-row>
        <table:table-row table:style-name="ro1">
          <table:table-cell office:value-type="float" office:value="9.3799" calcext:value-type="float">
            <text:p>9.3799</text:p>
          </table:table-cell>
          <table:table-cell office:value-type="float" office:value="9.3835" calcext:value-type="float">
            <text:p>9.3835</text:p>
          </table:table-cell>
          <table:table-cell office:value-type="float" office:value="9.3832" calcext:value-type="float">
            <text:p>9.3832</text:p>
          </table:table-cell>
          <table:table-cell table:formula="of:=AVERAGE([.A9:.C9])" office:value-type="float" office:value="9.3822" calcext:value-type="float">
            <text:p>9.3822</text:p>
          </table:table-cell>
          <table:table-cell table:formula="of:=[.D9]/[.$D$2]" office:value-type="float" office:value="0.984690843193092" calcext:value-type="float">
            <text:p>0.984690843193092</text:p>
          </table:table-cell>
          <table:table-cell/>
          <table:table-cell office:value-type="float" office:value="5.3825" calcext:value-type="float">
            <text:p>5.3825</text:p>
          </table:table-cell>
          <table:table-cell table:formula="of:=([.G9]-9)/4.5" office:value-type="float" office:value="-0.803888888888889" calcext:value-type="float">
            <text:p>-0.803888888888889</text:p>
          </table:table-cell>
        </table:table-row>
        <table:table-row table:style-name="ro1">
          <table:table-cell office:value-type="float" office:value="9.359" calcext:value-type="float">
            <text:p>9.359</text:p>
          </table:table-cell>
          <table:table-cell office:value-type="float" office:value="9.3627" calcext:value-type="float">
            <text:p>9.3627</text:p>
          </table:table-cell>
          <table:table-cell office:value-type="float" office:value="9.3624" calcext:value-type="float">
            <text:p>9.3624</text:p>
          </table:table-cell>
          <table:table-cell table:formula="of:=AVERAGE([.A10:.C10])" office:value-type="float" office:value="9.36136666666667" calcext:value-type="float">
            <text:p>9.36136666666667</text:p>
          </table:table-cell>
          <table:table-cell table:formula="of:=[.D10]/[.$D$2]" office:value-type="float" office:value="0.982504320568706" calcext:value-type="float">
            <text:p>0.982504320568706</text:p>
          </table:table-cell>
          <table:table-cell/>
          <table:table-cell office:value-type="float" office:value="5.4828" calcext:value-type="float">
            <text:p>5.4828</text:p>
          </table:table-cell>
          <table:table-cell table:formula="of:=([.G10]-9)/4.5" office:value-type="float" office:value="-0.7816" calcext:value-type="float">
            <text:p>-0.7816</text:p>
          </table:table-cell>
        </table:table-row>
        <table:table-row table:style-name="ro1">
          <table:table-cell office:value-type="float" office:value="9.3245" calcext:value-type="float">
            <text:p>9.3245</text:p>
          </table:table-cell>
          <table:table-cell office:value-type="float" office:value="9.3285" calcext:value-type="float">
            <text:p>9.3285</text:p>
          </table:table-cell>
          <table:table-cell office:value-type="float" office:value="9.3281" calcext:value-type="float">
            <text:p>9.3281</text:p>
          </table:table-cell>
          <table:table-cell table:formula="of:=AVERAGE([.A11:.C11])" office:value-type="float" office:value="9.32703333333333" calcext:value-type="float">
            <text:p>9.32703333333333</text:p>
          </table:table-cell>
          <table:table-cell table:formula="of:=[.D11]/[.$D$2]" office:value-type="float" office:value="0.978900931283716" calcext:value-type="float">
            <text:p>0.978900931283716</text:p>
          </table:table-cell>
          <table:table-cell/>
          <table:table-cell office:value-type="float" office:value="5.5831" calcext:value-type="float">
            <text:p>5.5831</text:p>
          </table:table-cell>
          <table:table-cell table:formula="of:=([.G11]-9)/4.5" office:value-type="float" office:value="-0.759311111111111" calcext:value-type="float">
            <text:p>-0.759311111111111</text:p>
          </table:table-cell>
        </table:table-row>
        <table:table-row table:style-name="ro1">
          <table:table-cell office:value-type="float" office:value="9.2406" calcext:value-type="float">
            <text:p>9.2406</text:p>
          </table:table-cell>
          <table:table-cell office:value-type="float" office:value="9.2457" calcext:value-type="float">
            <text:p>9.2457</text:p>
          </table:table-cell>
          <table:table-cell office:value-type="float" office:value="9.2446" calcext:value-type="float">
            <text:p>9.2446</text:p>
          </table:table-cell>
          <table:table-cell table:formula="of:=AVERAGE([.A12:.C12])" office:value-type="float" office:value="9.24363333333333" calcext:value-type="float">
            <text:p>9.24363333333333</text:p>
          </table:table-cell>
          <table:table-cell table:formula="of:=[.D12]/[.$D$2]" office:value-type="float" office:value="0.97014784391377" calcext:value-type="float">
            <text:p>0.97014784391377</text:p>
          </table:table-cell>
          <table:table-cell/>
          <table:table-cell office:value-type="float" office:value="5.6835" calcext:value-type="float">
            <text:p>5.6835</text:p>
          </table:table-cell>
          <table:table-cell table:formula="of:=([.G12]-9)/4.5"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9.1568" calcext:value-type="float">
            <text:p>9.1568</text:p>
          </table:table-cell>
          <table:table-cell office:value-type="float" office:value="9.1629" calcext:value-type="float">
            <text:p>9.1629</text:p>
          </table:table-cell>
          <table:table-cell office:value-type="float" office:value="9.1611" calcext:value-type="float">
            <text:p>9.1611</text:p>
          </table:table-cell>
          <table:table-cell table:formula="of:=AVERAGE([.A13:.C13])" office:value-type="float" office:value="9.16026666666667" calcext:value-type="float">
            <text:p>9.16026666666667</text:p>
          </table:table-cell>
          <table:table-cell table:formula="of:=[.D13]/[.$D$2]" office:value-type="float" office:value="0.961398254980024" calcext:value-type="float">
            <text:p>0.961398254980024</text:p>
          </table:table-cell>
          <table:table-cell/>
          <table:table-cell office:value-type="float" office:value="5.7839" calcext:value-type="float">
            <text:p>5.7839</text:p>
          </table:table-cell>
          <table:table-cell table:formula="of:=([.G13]-9)/4.5" office:value-type="float" office:value="-0.714688888888889" calcext:value-type="float">
            <text:p>-0.714688888888889</text:p>
          </table:table-cell>
        </table:table-row>
        <table:table-row table:style-name="ro1">
          <table:table-cell office:value-type="float" office:value="9.073" calcext:value-type="float">
            <text:p>9.073</text:p>
          </table:table-cell>
          <table:table-cell office:value-type="float" office:value="9.0801" calcext:value-type="float">
            <text:p>9.0801</text:p>
          </table:table-cell>
          <table:table-cell office:value-type="float" office:value="9.0776" calcext:value-type="float">
            <text:p>9.0776</text:p>
          </table:table-cell>
          <table:table-cell table:formula="of:=AVERAGE([.A14:.C14])" office:value-type="float" office:value="9.0769" calcext:value-type="float">
            <text:p>9.0769</text:p>
          </table:table-cell>
          <table:table-cell table:formula="of:=[.D14]/[.$D$2]" office:value-type="float" office:value="0.952648666046277" calcext:value-type="float">
            <text:p>0.952648666046277</text:p>
          </table:table-cell>
          <table:table-cell/>
          <table:table-cell office:value-type="float" office:value="5.8842" calcext:value-type="float">
            <text:p>5.8842</text:p>
          </table:table-cell>
          <table:table-cell table:formula="of:=([.G14]-9)/4.5" office:value-type="float" office:value="-0.6924" calcext:value-type="float">
            <text:p>-0.6924</text:p>
          </table:table-cell>
        </table:table-row>
        <table:table-row table:style-name="ro1">
          <table:table-cell office:value-type="float" office:value="8.9892" calcext:value-type="float">
            <text:p>8.9892</text:p>
          </table:table-cell>
          <table:table-cell office:value-type="float" office:value="8.9974" calcext:value-type="float">
            <text:p>8.9974</text:p>
          </table:table-cell>
          <table:table-cell office:value-type="float" office:value="8.9941" calcext:value-type="float">
            <text:p>8.9941</text:p>
          </table:table-cell>
          <table:table-cell table:formula="of:=AVERAGE([.A15:.C15])" office:value-type="float" office:value="8.99356666666667" calcext:value-type="float">
            <text:p>8.99356666666667</text:p>
          </table:table-cell>
          <table:table-cell table:formula="of:=[.D15]/[.$D$2]" office:value-type="float" office:value="0.94390257554873" calcext:value-type="float">
            <text:p>0.94390257554873</text:p>
          </table:table-cell>
          <table:table-cell/>
          <table:table-cell office:value-type="float" office:value="5.9845" calcext:value-type="float">
            <text:p>5.9845</text:p>
          </table:table-cell>
          <table:table-cell table:formula="of:=([.G15]-9)/4.5" office:value-type="float" office:value="-0.670111111111111" calcext:value-type="float">
            <text:p>-0.670111111111111</text:p>
          </table:table-cell>
        </table:table-row>
        <table:table-row table:style-name="ro1">
          <table:table-cell office:value-type="float" office:value="8.9053" calcext:value-type="float">
            <text:p>8.9053</text:p>
          </table:table-cell>
          <table:table-cell office:value-type="float" office:value="8.9146" calcext:value-type="float">
            <text:p>8.9146</text:p>
          </table:table-cell>
          <table:table-cell office:value-type="float" office:value="8.9106" calcext:value-type="float">
            <text:p>8.9106</text:p>
          </table:table-cell>
          <table:table-cell table:formula="of:=AVERAGE([.A16:.C16])" office:value-type="float" office:value="8.91016666666667" calcext:value-type="float">
            <text:p>8.91016666666667</text:p>
          </table:table-cell>
          <table:table-cell table:formula="of:=[.D16]/[.$D$2]" office:value-type="float" office:value="0.935149488178784" calcext:value-type="float">
            <text:p>0.935149488178784</text:p>
          </table:table-cell>
          <table:table-cell/>
          <table:table-cell office:value-type="float" office:value="6.0849" calcext:value-type="float">
            <text:p>6.0849</text:p>
          </table:table-cell>
          <table:table-cell table:formula="of:=([.G16]-9)/4.5" office:value-type="float" office:value="-0.6478" calcext:value-type="float">
            <text:p>-0.6478</text:p>
          </table:table-cell>
        </table:table-row>
        <table:table-row table:style-name="ro1">
          <table:table-cell office:value-type="float" office:value="8.8215" calcext:value-type="float">
            <text:p>8.8215</text:p>
          </table:table-cell>
          <table:table-cell office:value-type="float" office:value="8.8318" calcext:value-type="float">
            <text:p>8.8318</text:p>
          </table:table-cell>
          <table:table-cell office:value-type="float" office:value="8.8271" calcext:value-type="float">
            <text:p>8.8271</text:p>
          </table:table-cell>
          <table:table-cell table:formula="of:=AVERAGE([.A17:.C17])" office:value-type="float" office:value="8.8268" calcext:value-type="float">
            <text:p>8.8268</text:p>
          </table:table-cell>
          <table:table-cell table:formula="of:=[.D17]/[.$D$2]" office:value-type="float" office:value="0.926399899245037" calcext:value-type="float">
            <text:p>0.926399899245037</text:p>
          </table:table-cell>
          <table:table-cell/>
          <table:table-cell office:value-type="float" office:value="6.1852" calcext:value-type="float">
            <text:p>6.1852</text:p>
          </table:table-cell>
          <table:table-cell table:formula="of:=([.G17]-9)/4.5" office:value-type="float" office:value="-0.625511111111111" calcext:value-type="float">
            <text:p>-0.625511111111111</text:p>
          </table:table-cell>
        </table:table-row>
        <table:table-row table:style-name="ro1">
          <table:table-cell office:value-type="float" office:value="8.7377" calcext:value-type="float">
            <text:p>8.7377</text:p>
          </table:table-cell>
          <table:table-cell office:value-type="float" office:value="8.749" calcext:value-type="float">
            <text:p>8.749</text:p>
          </table:table-cell>
          <table:table-cell office:value-type="float" office:value="8.7436" calcext:value-type="float">
            <text:p>8.7436</text:p>
          </table:table-cell>
          <table:table-cell table:formula="of:=AVERAGE([.A18:.C18])" office:value-type="float" office:value="8.74343333333333" calcext:value-type="float">
            <text:p>8.74343333333333</text:p>
          </table:table-cell>
          <table:table-cell table:formula="of:=[.D18]/[.$D$2]" office:value-type="float" office:value="0.917650310311291" calcext:value-type="float">
            <text:p>0.917650310311291</text:p>
          </table:table-cell>
          <table:table-cell/>
          <table:table-cell office:value-type="float" office:value="6.2856" calcext:value-type="float">
            <text:p>6.2856</text:p>
          </table:table-cell>
          <table:table-cell table:formula="of:=([.G18]-9)/4.5" office:value-type="float" office:value="-0.6032" calcext:value-type="float">
            <text:p>-0.6032</text:p>
          </table:table-cell>
        </table:table-row>
        <table:table-row table:style-name="ro1">
          <table:table-cell office:value-type="float" office:value="8.6539" calcext:value-type="float">
            <text:p>8.6539</text:p>
          </table:table-cell>
          <table:table-cell office:value-type="float" office:value="8.6663" calcext:value-type="float">
            <text:p>8.6663</text:p>
          </table:table-cell>
          <table:table-cell office:value-type="float" office:value="8.6601" calcext:value-type="float">
            <text:p>8.6601</text:p>
          </table:table-cell>
          <table:table-cell table:formula="of:=AVERAGE([.A19:.C19])" office:value-type="float" office:value="8.6601" calcext:value-type="float">
            <text:p>8.6601</text:p>
          </table:table-cell>
          <table:table-cell table:formula="of:=[.D19]/[.$D$2]" office:value-type="float" office:value="0.908904219813743" calcext:value-type="float">
            <text:p>0.908904219813743</text:p>
          </table:table-cell>
          <table:table-cell/>
          <table:table-cell office:value-type="float" office:value="6.386" calcext:value-type="float">
            <text:p>6.386</text:p>
          </table:table-cell>
          <table:table-cell table:formula="of:=([.G19]-9)/4.5" office:value-type="float" office:value="-0.580888888888889" calcext:value-type="float">
            <text:p>-0.580888888888889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8.5835" calcext:value-type="float">
            <text:p>8.5835</text:p>
          </table:table-cell>
          <table:table-cell office:value-type="float" office:value="8.5766" calcext:value-type="float">
            <text:p>8.5766</text:p>
          </table:table-cell>
          <table:table-cell table:formula="of:=AVERAGE([.A20:.C20])" office:value-type="float" office:value="8.5767" calcext:value-type="float">
            <text:p>8.5767</text:p>
          </table:table-cell>
          <table:table-cell table:formula="of:=[.D20]/[.$D$2]" office:value-type="float" office:value="0.900151132443798" calcext:value-type="float">
            <text:p>0.900151132443798</text:p>
          </table:table-cell>
          <table:table-cell/>
          <table:table-cell office:value-type="float" office:value="6.4863" calcext:value-type="float">
            <text:p>6.4863</text:p>
          </table:table-cell>
          <table:table-cell table:formula="of:=([.G20]-9)/4.5" office:value-type="float" office:value="-0.5586" calcext:value-type="float">
            <text:p>-0.5586</text:p>
          </table:table-cell>
        </table:table-row>
        <table:table-row table:style-name="ro1">
          <table:table-cell office:value-type="float" office:value="8.4862" calcext:value-type="float">
            <text:p>8.4862</text:p>
          </table:table-cell>
          <table:table-cell office:value-type="float" office:value="8.5007" calcext:value-type="float">
            <text:p>8.5007</text:p>
          </table:table-cell>
          <table:table-cell office:value-type="float" office:value="8.4931" calcext:value-type="float">
            <text:p>8.4931</text:p>
          </table:table-cell>
          <table:table-cell table:formula="of:=AVERAGE([.A21:.C21])" office:value-type="float" office:value="8.49333333333333" calcext:value-type="float">
            <text:p>8.49333333333333</text:p>
          </table:table-cell>
          <table:table-cell table:formula="of:=[.D21]/[.$D$2]" office:value-type="float" office:value="0.891401543510051" calcext:value-type="float">
            <text:p>0.891401543510051</text:p>
          </table:table-cell>
          <table:table-cell/>
          <table:table-cell office:value-type="float" office:value="6.5866" calcext:value-type="float">
            <text:p>6.5866</text:p>
          </table:table-cell>
          <table:table-cell table:formula="of:=([.G21]-9)/4.5" office:value-type="float" office:value="-0.536311111111111" calcext:value-type="float">
            <text:p>-0.536311111111111</text:p>
          </table:table-cell>
        </table:table-row>
        <table:table-row table:style-name="ro1">
          <table:table-cell office:value-type="float" office:value="8.4216" calcext:value-type="float">
            <text:p>8.4216</text:p>
          </table:table-cell>
          <table:table-cell office:value-type="float" office:value="8.4366" calcext:value-type="float">
            <text:p>8.4366</text:p>
          </table:table-cell>
          <table:table-cell office:value-type="float" office:value="8.4285" calcext:value-type="float">
            <text:p>8.4285</text:p>
          </table:table-cell>
          <table:table-cell table:formula="of:=AVERAGE([.A22:.C22])" office:value-type="float" office:value="8.4289" calcext:value-type="float">
            <text:p>8.4289</text:p>
          </table:table-cell>
          <table:table-cell table:formula="of:=[.D22]/[.$D$2]" office:value-type="float" office:value="0.884639066337347" calcext:value-type="float">
            <text:p>0.884639066337347</text:p>
          </table:table-cell>
          <table:table-cell/>
          <table:table-cell office:value-type="float" office:value="6.687" calcext:value-type="float">
            <text:p>6.687</text:p>
          </table:table-cell>
          <table:table-cell table:formula="of:=([.G22]-9)/4.5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8.3866" calcext:value-type="float">
            <text:p>8.3866</text:p>
          </table:table-cell>
          <table:table-cell office:value-type="float" office:value="8.4015" calcext:value-type="float">
            <text:p>8.4015</text:p>
          </table:table-cell>
          <table:table-cell office:value-type="float" office:value="8.3933" calcext:value-type="float">
            <text:p>8.3933</text:p>
          </table:table-cell>
          <table:table-cell table:formula="of:=AVERAGE([.A23:.C23])" office:value-type="float" office:value="8.3938" calcext:value-type="float">
            <text:p>8.3938</text:p>
          </table:table-cell>
          <table:table-cell table:formula="of:=[.D23]/[.$D$2]" office:value-type="float" office:value="0.88095521301978" calcext:value-type="float">
            <text:p>0.88095521301978</text:p>
          </table:table-cell>
          <table:table-cell/>
          <table:table-cell office:value-type="float" office:value="6.7874" calcext:value-type="float">
            <text:p>6.7874</text:p>
          </table:table-cell>
          <table:table-cell table:formula="of:=([.G23]-9)/4.5" office:value-type="float" office:value="-0.491688888888889" calcext:value-type="float">
            <text:p>-0.491688888888889</text:p>
          </table:table-cell>
        </table:table-row>
        <table:table-row table:style-name="ro1">
          <table:table-cell office:value-type="float" office:value="8.3516" calcext:value-type="float">
            <text:p>8.3516</text:p>
          </table:table-cell>
          <table:table-cell office:value-type="float" office:value="8.3663" calcext:value-type="float">
            <text:p>8.3663</text:p>
          </table:table-cell>
          <table:table-cell office:value-type="float" office:value="8.3581" calcext:value-type="float">
            <text:p>8.3581</text:p>
          </table:table-cell>
          <table:table-cell table:formula="of:=AVERAGE([.A24:.C24])" office:value-type="float" office:value="8.35866666666667" calcext:value-type="float">
            <text:p>8.35866666666667</text:p>
          </table:table-cell>
          <table:table-cell table:formula="of:=[.D24]/[.$D$2]" office:value-type="float" office:value="0.877267861266014" calcext:value-type="float">
            <text:p>0.877267861266014</text:p>
          </table:table-cell>
          <table:table-cell/>
          <table:table-cell office:value-type="float" office:value="6.8877" calcext:value-type="float">
            <text:p>6.8877</text:p>
          </table:table-cell>
          <table:table-cell table:formula="of:=([.G24]-9)/4.5" office:value-type="float" office:value="-0.4694" calcext:value-type="float">
            <text:p>-0.4694</text:p>
          </table:table-cell>
        </table:table-row>
        <table:table-row table:style-name="ro1">
          <table:table-cell office:value-type="float" office:value="8.3166" calcext:value-type="float">
            <text:p>8.3166</text:p>
          </table:table-cell>
          <table:table-cell office:value-type="float" office:value="8.3312" calcext:value-type="float">
            <text:p>8.3312</text:p>
          </table:table-cell>
          <table:table-cell office:value-type="float" office:value="8.323" calcext:value-type="float">
            <text:p>8.323</text:p>
          </table:table-cell>
          <table:table-cell table:formula="of:=AVERAGE([.A25:.C25])" office:value-type="float" office:value="8.3236" calcext:value-type="float">
            <text:p>8.3236</text:p>
          </table:table-cell>
          <table:table-cell table:formula="of:=[.D25]/[.$D$2]" office:value-type="float" office:value="0.873587506384646" calcext:value-type="float">
            <text:p>0.873587506384646</text:p>
          </table:table-cell>
          <table:table-cell/>
          <table:table-cell office:value-type="float" office:value="6.988" calcext:value-type="float">
            <text:p>6.988</text:p>
          </table:table-cell>
          <table:table-cell table:formula="of:=([.G25]-9)/4.5" office:value-type="float" office:value="-0.447111111111111" calcext:value-type="float">
            <text:p>-0.447111111111111</text:p>
          </table:table-cell>
        </table:table-row>
        <table:table-row table:style-name="ro1">
          <table:table-cell office:value-type="float" office:value="8.2817" calcext:value-type="float">
            <text:p>8.2817</text:p>
          </table:table-cell>
          <table:table-cell office:value-type="float" office:value="8.296" calcext:value-type="float">
            <text:p>8.296</text:p>
          </table:table-cell>
          <table:table-cell office:value-type="float" office:value="8.2878" calcext:value-type="float">
            <text:p>8.2878</text:p>
          </table:table-cell>
          <table:table-cell table:formula="of:=AVERAGE([.A26:.C26])" office:value-type="float" office:value="8.2885" calcext:value-type="float">
            <text:p>8.2885</text:p>
          </table:table-cell>
          <table:table-cell table:formula="of:=[.D26]/[.$D$2]" office:value-type="float" office:value="0.869903653067079" calcext:value-type="float">
            <text:p>0.869903653067079</text:p>
          </table:table-cell>
          <table:table-cell/>
          <table:table-cell office:value-type="float" office:value="7.0884" calcext:value-type="float">
            <text:p>7.0884</text:p>
          </table:table-cell>
          <table:table-cell table:formula="of:=([.G26]-9)/4.5" office:value-type="float" office:value="-0.4248" calcext:value-type="float">
            <text:p>-0.4248</text:p>
          </table:table-cell>
        </table:table-row>
        <table:table-row table:style-name="ro1">
          <table:table-cell office:value-type="float" office:value="8.2467" calcext:value-type="float">
            <text:p>8.2467</text:p>
          </table:table-cell>
          <table:table-cell office:value-type="float" office:value="8.2609" calcext:value-type="float">
            <text:p>8.2609</text:p>
          </table:table-cell>
          <table:table-cell office:value-type="float" office:value="8.2526" calcext:value-type="float">
            <text:p>8.2526</text:p>
          </table:table-cell>
          <table:table-cell table:formula="of:=AVERAGE([.A27:.C27])" office:value-type="float" office:value="8.2534" calcext:value-type="float">
            <text:p>8.2534</text:p>
          </table:table-cell>
          <table:table-cell table:formula="of:=[.D27]/[.$D$2]" office:value-type="float" office:value="0.866219799749512" calcext:value-type="float">
            <text:p>0.866219799749512</text:p>
          </table:table-cell>
          <table:table-cell/>
          <table:table-cell office:value-type="float" office:value="7.1887" calcext:value-type="float">
            <text:p>7.1887</text:p>
          </table:table-cell>
          <table:table-cell table:formula="of:=([.G27]-9)/4.5" office:value-type="float" office:value="-0.402511111111111" calcext:value-type="float">
            <text:p>-0.402511111111111</text:p>
          </table:table-cell>
        </table:table-row>
        <table:table-row table:style-name="ro1">
          <table:table-cell office:value-type="float" office:value="8.2117" calcext:value-type="float">
            <text:p>8.2117</text:p>
          </table:table-cell>
          <table:table-cell office:value-type="float" office:value="8.2257" calcext:value-type="float">
            <text:p>8.2257</text:p>
          </table:table-cell>
          <table:table-cell office:value-type="float" office:value="8.2174" calcext:value-type="float">
            <text:p>8.2174</text:p>
          </table:table-cell>
          <table:table-cell table:formula="of:=AVERAGE([.A28:.C28])" office:value-type="float" office:value="8.21826666666667" calcext:value-type="float">
            <text:p>8.21826666666667</text:p>
          </table:table-cell>
          <table:table-cell table:formula="of:=[.D28]/[.$D$2]" office:value-type="float" office:value="0.862532447995746" calcext:value-type="float">
            <text:p>0.862532447995746</text:p>
          </table:table-cell>
          <table:table-cell/>
          <table:table-cell office:value-type="float" office:value="7.2891" calcext:value-type="float">
            <text:p>7.2891</text:p>
          </table:table-cell>
          <table:table-cell table:formula="of:=([.G28]-9)/4.5" office:value-type="float" office:value="-0.3802" calcext:value-type="float">
            <text:p>-0.3802</text:p>
          </table:table-cell>
        </table:table-row>
        <table:table-row table:style-name="ro1">
          <table:table-cell office:value-type="float" office:value="8.1767" calcext:value-type="float">
            <text:p>8.1767</text:p>
          </table:table-cell>
          <table:table-cell office:value-type="float" office:value="8.1906" calcext:value-type="float">
            <text:p>8.1906</text:p>
          </table:table-cell>
          <table:table-cell office:value-type="float" office:value="8.1822" calcext:value-type="float">
            <text:p>8.1822</text:p>
          </table:table-cell>
          <table:table-cell table:formula="of:=AVERAGE([.A29:.C29])" office:value-type="float" office:value="8.18316666666667" calcext:value-type="float">
            <text:p>8.18316666666667</text:p>
          </table:table-cell>
          <table:table-cell table:formula="of:=[.D29]/[.$D$2]" office:value-type="float" office:value="0.858848594678179" calcext:value-type="float">
            <text:p>0.858848594678179</text:p>
          </table:table-cell>
          <table:table-cell/>
          <table:table-cell office:value-type="float" office:value="7.3895" calcext:value-type="float">
            <text:p>7.3895</text:p>
          </table:table-cell>
          <table:table-cell table:formula="of:=([.G29]-9)/4.5" office:value-type="float" office:value="-0.357888888888889" calcext:value-type="float">
            <text:p>-0.357888888888889</text:p>
          </table:table-cell>
        </table:table-row>
        <table:table-row table:style-name="ro1">
          <table:table-cell office:value-type="float" office:value="8.1418" calcext:value-type="float">
            <text:p>8.1418</text:p>
          </table:table-cell>
          <table:table-cell office:value-type="float" office:value="8.1554" calcext:value-type="float">
            <text:p>8.1554</text:p>
          </table:table-cell>
          <table:table-cell office:value-type="float" office:value="8.147" calcext:value-type="float">
            <text:p>8.147</text:p>
          </table:table-cell>
          <table:table-cell table:formula="of:=AVERAGE([.A30:.C30])" office:value-type="float" office:value="8.14806666666667" calcext:value-type="float">
            <text:p>8.14806666666667</text:p>
          </table:table-cell>
          <table:table-cell table:formula="of:=[.D30]/[.$D$2]" office:value-type="float" office:value="0.855164741360612" calcext:value-type="float">
            <text:p>0.855164741360612</text:p>
          </table:table-cell>
          <table:table-cell/>
          <table:table-cell office:value-type="float" office:value="7.4898" calcext:value-type="float">
            <text:p>7.4898</text:p>
          </table:table-cell>
          <table:table-cell table:formula="of:=([.G30]-9)/4.5" office:value-type="float" office:value="-0.3356" calcext:value-type="float">
            <text:p>-0.3356</text:p>
          </table:table-cell>
        </table:table-row>
        <table:table-row table:style-name="ro1">
          <table:table-cell office:value-type="float" office:value="8.1068" calcext:value-type="float">
            <text:p>8.1068</text:p>
          </table:table-cell>
          <table:table-cell office:value-type="float" office:value="8.1203" calcext:value-type="float">
            <text:p>8.1203</text:p>
          </table:table-cell>
          <table:table-cell office:value-type="float" office:value="8.1118" calcext:value-type="float">
            <text:p>8.1118</text:p>
          </table:table-cell>
          <table:table-cell table:formula="of:=AVERAGE([.A31:.C31])" office:value-type="float" office:value="8.11296666666667" calcext:value-type="float">
            <text:p>8.11296666666667</text:p>
          </table:table-cell>
          <table:table-cell table:formula="of:=[.D31]/[.$D$2]" office:value-type="float" office:value="0.851480888043045" calcext:value-type="float">
            <text:p>0.851480888043045</text:p>
          </table:table-cell>
          <table:table-cell/>
          <table:table-cell office:value-type="float" office:value="7.5901" calcext:value-type="float">
            <text:p>7.5901</text:p>
          </table:table-cell>
          <table:table-cell table:formula="of:=([.G31]-9)/4.5" office:value-type="float" office:value="-0.313311111111111" calcext:value-type="float">
            <text:p>-0.313311111111111</text:p>
          </table:table-cell>
        </table:table-row>
        <table:table-row table:style-name="ro1">
          <table:table-cell office:value-type="float" office:value="7.8704" calcext:value-type="float">
            <text:p>7.8704</text:p>
          </table:table-cell>
          <table:table-cell office:value-type="float" office:value="7.8815" calcext:value-type="float">
            <text:p>7.8815</text:p>
          </table:table-cell>
          <table:table-cell office:value-type="float" office:value="7.8814" calcext:value-type="float">
            <text:p>7.8814</text:p>
          </table:table-cell>
          <table:table-cell table:formula="of:=AVERAGE([.A32:.C32])" office:value-type="float" office:value="7.87776666666667" calcext:value-type="float">
            <text:p>7.87776666666667</text:p>
          </table:table-cell>
          <table:table-cell table:formula="of:=[.D32]/[.$D$2]" office:value-type="float" office:value="0.826795922222766" calcext:value-type="float">
            <text:p>0.826795922222766</text:p>
          </table:table-cell>
          <table:table-cell/>
          <table:table-cell office:value-type="float" office:value="7.6905" calcext:value-type="float">
            <text:p>7.6905</text:p>
          </table:table-cell>
          <table:table-cell table:formula="of:=([.G32]-9)/4.5"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7.4784" calcext:value-type="float">
            <text:p>7.4784</text:p>
          </table:table-cell>
          <table:table-cell office:value-type="float" office:value="7.4854" calcext:value-type="float">
            <text:p>7.4854</text:p>
          </table:table-cell>
          <table:table-cell office:value-type="float" office:value="7.5" calcext:value-type="float">
            <text:p>7.5</text:p>
          </table:table-cell>
          <table:table-cell table:formula="of:=AVERAGE([.A33:.C33])" office:value-type="float" office:value="7.48793333333333" calcext:value-type="float">
            <text:p>7.48793333333333</text:p>
          </table:table-cell>
          <table:table-cell table:formula="of:=[.D33]/[.$D$2]" office:value-type="float" office:value="0.785881710875239" calcext:value-type="float">
            <text:p>0.785881710875239</text:p>
          </table:table-cell>
          <table:table-cell/>
          <table:table-cell office:value-type="float" office:value="7.7909" calcext:value-type="float">
            <text:p>7.7909</text:p>
          </table:table-cell>
          <table:table-cell table:formula="of:=([.G33]-9)/4.5" office:value-type="float" office:value="-0.268688888888889" calcext:value-type="float">
            <text:p>-0.268688888888889</text:p>
          </table:table-cell>
        </table:table-row>
        <table:table-row table:style-name="ro1">
          <table:table-cell office:value-type="float" office:value="7.0864" calcext:value-type="float">
            <text:p>7.0864</text:p>
          </table:table-cell>
          <table:table-cell office:value-type="float" office:value="7.0894" calcext:value-type="float">
            <text:p>7.0894</text:p>
          </table:table-cell>
          <table:table-cell office:value-type="float" office:value="7.1186" calcext:value-type="float">
            <text:p>7.1186</text:p>
          </table:table-cell>
          <table:table-cell table:formula="of:=AVERAGE([.A34:.C34])" office:value-type="float" office:value="7.09813333333333" calcext:value-type="float">
            <text:p>7.09813333333333</text:p>
          </table:table-cell>
          <table:table-cell table:formula="of:=[.D34]/[.$D$2]" office:value-type="float" office:value="0.74497099796391" calcext:value-type="float">
            <text:p>0.74497099796391</text:p>
          </table:table-cell>
          <table:table-cell/>
          <table:table-cell office:value-type="float" office:value="7.8912" calcext:value-type="float">
            <text:p>7.8912</text:p>
          </table:table-cell>
          <table:table-cell table:formula="of:=([.G34]-9)/4.5" office:value-type="float" office:value="-0.2464" calcext:value-type="float">
            <text:p>-0.2464</text:p>
          </table:table-cell>
        </table:table-row>
        <table:table-row table:style-name="ro1">
          <table:table-cell office:value-type="float" office:value="6.6943" calcext:value-type="float">
            <text:p>6.6943</text:p>
          </table:table-cell>
          <table:table-cell office:value-type="float" office:value="6.6933" calcext:value-type="float">
            <text:p>6.6933</text:p>
          </table:table-cell>
          <table:table-cell office:value-type="float" office:value="6.7372" calcext:value-type="float">
            <text:p>6.7372</text:p>
          </table:table-cell>
          <table:table-cell table:formula="of:=AVERAGE([.A35:.C35])" office:value-type="float" office:value="6.70826666666667" calcext:value-type="float">
            <text:p>6.70826666666667</text:p>
          </table:table-cell>
          <table:table-cell table:formula="of:=[.D35]/[.$D$2]" office:value-type="float" office:value="0.704053288180183" calcext:value-type="float">
            <text:p>0.704053288180183</text:p>
          </table:table-cell>
          <table:table-cell/>
          <table:table-cell office:value-type="float" office:value="7.9915" calcext:value-type="float">
            <text:p>7.9915</text:p>
          </table:table-cell>
          <table:table-cell table:formula="of:=([.G35]-9)/4.5" office:value-type="float" office:value="-0.224111111111111" calcext:value-type="float">
            <text:p>-0.224111111111111</text:p>
          </table:table-cell>
        </table:table-row>
        <table:table-row table:style-name="ro1">
          <table:table-cell office:value-type="float" office:value="6.3023" calcext:value-type="float">
            <text:p>6.3023</text:p>
          </table:table-cell>
          <table:table-cell office:value-type="float" office:value="6.2972" calcext:value-type="float">
            <text:p>6.2972</text:p>
          </table:table-cell>
          <table:table-cell office:value-type="float" office:value="6.3558" calcext:value-type="float">
            <text:p>6.3558</text:p>
          </table:table-cell>
          <table:table-cell table:formula="of:=AVERAGE([.A36:.C36])" office:value-type="float" office:value="6.31843333333333" calcext:value-type="float">
            <text:p>6.31843333333333</text:p>
          </table:table-cell>
          <table:table-cell table:formula="of:=[.D36]/[.$D$2]" office:value-type="float" office:value="0.663139076832656" calcext:value-type="float">
            <text:p>0.663139076832656</text:p>
          </table:table-cell>
          <table:table-cell/>
          <table:table-cell office:value-type="float" office:value="8.0919" calcext:value-type="float">
            <text:p>8.0919</text:p>
          </table:table-cell>
          <table:table-cell table:formula="of:=([.G36]-9)/4.5" office:value-type="float" office:value="-0.2018" calcext:value-type="float">
            <text:p>-0.2018</text:p>
          </table:table-cell>
        </table:table-row>
        <table:table-row table:style-name="ro1">
          <table:table-cell office:value-type="float" office:value="5.9103" calcext:value-type="float">
            <text:p>5.9103</text:p>
          </table:table-cell>
          <table:table-cell office:value-type="float" office:value="5.9011" calcext:value-type="float">
            <text:p>5.9011</text:p>
          </table:table-cell>
          <table:table-cell office:value-type="float" office:value="5.9744" calcext:value-type="float">
            <text:p>5.9744</text:p>
          </table:table-cell>
          <table:table-cell table:formula="of:=AVERAGE([.A37:.C37])" office:value-type="float" office:value="5.9286" calcext:value-type="float">
            <text:p>5.9286</text:p>
          </table:table-cell>
          <table:table-cell table:formula="of:=[.D37]/[.$D$2]" office:value-type="float" office:value="0.622224865485128" calcext:value-type="float">
            <text:p>0.622224865485128</text:p>
          </table:table-cell>
          <table:table-cell/>
          <table:table-cell office:value-type="float" office:value="8.1923" calcext:value-type="float">
            <text:p>8.1923</text:p>
          </table:table-cell>
          <table:table-cell table:formula="of:=([.G37]-9)/4.5" office:value-type="float" office:value="-0.179488888888889" calcext:value-type="float">
            <text:p>-0.179488888888889</text:p>
          </table:table-cell>
        </table:table-row>
        <table:table-row table:style-name="ro1">
          <table:table-cell office:value-type="float" office:value="5.5183" calcext:value-type="float">
            <text:p>5.5183</text:p>
          </table:table-cell>
          <table:table-cell office:value-type="float" office:value="5.505" calcext:value-type="float">
            <text:p>5.505</text:p>
          </table:table-cell>
          <table:table-cell office:value-type="float" office:value="5.593" calcext:value-type="float">
            <text:p>5.593</text:p>
          </table:table-cell>
          <table:table-cell table:formula="of:=AVERAGE([.A38:.C38])" office:value-type="float" office:value="5.53876666666667" calcext:value-type="float">
            <text:p>5.53876666666667</text:p>
          </table:table-cell>
          <table:table-cell table:formula="of:=[.D38]/[.$D$2]" office:value-type="float" office:value="0.5813106541376" calcext:value-type="float">
            <text:p>0.5813106541376</text:p>
          </table:table-cell>
          <table:table-cell/>
          <table:table-cell office:value-type="float" office:value="8.2926" calcext:value-type="float">
            <text:p>8.2926</text:p>
          </table:table-cell>
          <table:table-cell table:formula="of:=([.G38]-9)/4.5" office:value-type="float" office:value="-0.1572" calcext:value-type="float">
            <text:p>-0.1572</text:p>
          </table:table-cell>
        </table:table-row>
        <table:table-row table:style-name="ro1">
          <table:table-cell office:value-type="float" office:value="5.1262" calcext:value-type="float">
            <text:p>5.1262</text:p>
          </table:table-cell>
          <table:table-cell office:value-type="float" office:value="5.1089" calcext:value-type="float">
            <text:p>5.1089</text:p>
          </table:table-cell>
          <table:table-cell office:value-type="float" office:value="5.2116" calcext:value-type="float">
            <text:p>5.2116</text:p>
          </table:table-cell>
          <table:table-cell table:formula="of:=AVERAGE([.A39:.C39])" office:value-type="float" office:value="5.1489" calcext:value-type="float">
            <text:p>5.1489</text:p>
          </table:table-cell>
          <table:table-cell table:formula="of:=[.D39]/[.$D$2]" office:value-type="float" office:value="0.540392944353874" calcext:value-type="float">
            <text:p>0.540392944353874</text:p>
          </table:table-cell>
          <table:table-cell/>
          <table:table-cell office:value-type="float" office:value="8.393" calcext:value-type="float">
            <text:p>8.393</text:p>
          </table:table-cell>
          <table:table-cell table:formula="of:=([.G39]-9)/4.5" office:value-type="float" office:value="-0.134888888888889" calcext:value-type="float">
            <text:p>-0.134888888888889</text:p>
          </table:table-cell>
        </table:table-row>
        <table:table-row table:style-name="ro1">
          <table:table-cell office:value-type="float" office:value="4.7342" calcext:value-type="float">
            <text:p>4.7342</text:p>
          </table:table-cell>
          <table:table-cell office:value-type="float" office:value="4.7128" calcext:value-type="float">
            <text:p>4.7128</text:p>
          </table:table-cell>
          <table:table-cell office:value-type="float" office:value="4.8302" calcext:value-type="float">
            <text:p>4.8302</text:p>
          </table:table-cell>
          <table:table-cell table:formula="of:=AVERAGE([.A40:.C40])" office:value-type="float" office:value="4.75906666666667" calcext:value-type="float">
            <text:p>4.75906666666667</text:p>
          </table:table-cell>
          <table:table-cell table:formula="of:=[.D40]/[.$D$2]" office:value-type="float" office:value="0.499478733006346" calcext:value-type="float">
            <text:p>0.499478733006346</text:p>
          </table:table-cell>
          <table:table-cell/>
          <table:table-cell office:value-type="float" office:value="8.4933" calcext:value-type="float">
            <text:p>8.4933</text:p>
          </table:table-cell>
          <table:table-cell table:formula="of:=([.G40]-9)/4.5" office:value-type="float" office:value="-0.1126" calcext:value-type="float">
            <text:p>-0.1126</text:p>
          </table:table-cell>
        </table:table-row>
        <table:table-row table:style-name="ro1">
          <table:table-cell office:value-type="float" office:value="4.4449" calcext:value-type="float">
            <text:p>4.4449</text:p>
          </table:table-cell>
          <table:table-cell office:value-type="float" office:value="4.4229" calcext:value-type="float">
            <text:p>4.4229</text:p>
          </table:table-cell>
          <table:table-cell office:value-type="float" office:value="4.5438" calcext:value-type="float">
            <text:p>4.5438</text:p>
          </table:table-cell>
          <table:table-cell table:formula="of:=AVERAGE([.A41:.C41])" office:value-type="float" office:value="4.47053333333333" calcext:value-type="float">
            <text:p>4.47053333333333</text:p>
          </table:table-cell>
          <table:table-cell table:formula="of:=[.D41]/[.$D$2]" office:value-type="float" office:value="0.469196269267637" calcext:value-type="float">
            <text:p>0.469196269267637</text:p>
          </table:table-cell>
          <table:table-cell/>
          <table:table-cell office:value-type="float" office:value="8.5936" calcext:value-type="float">
            <text:p>8.5936</text:p>
          </table:table-cell>
          <table:table-cell table:formula="of:=([.G41]-9)/4.5" office:value-type="float" office:value="-0.090311111111111" calcext:value-type="float">
            <text:p>-0.090311111111111</text:p>
          </table:table-cell>
        </table:table-row>
        <table:table-row table:style-name="ro1">
          <table:table-cell office:value-type="float" office:value="4.2136" calcext:value-type="float">
            <text:p>4.2136</text:p>
          </table:table-cell>
          <table:table-cell office:value-type="float" office:value="4.1928" calcext:value-type="float">
            <text:p>4.1928</text:p>
          </table:table-cell>
          <table:table-cell office:value-type="float" office:value="4.311" calcext:value-type="float">
            <text:p>4.311</text:p>
          </table:table-cell>
          <table:table-cell table:formula="of:=AVERAGE([.A42:.C42])" office:value-type="float" office:value="4.23913333333333" calcext:value-type="float">
            <text:p>4.23913333333333</text:p>
          </table:table-cell>
          <table:table-cell table:formula="of:=[.D42]/[.$D$2]" office:value-type="float" office:value="0.444910125174047" calcext:value-type="float">
            <text:p>0.444910125174047</text:p>
          </table:table-cell>
          <table:table-cell/>
          <table:table-cell office:value-type="float" office:value="8.694" calcext:value-type="float">
            <text:p>8.694</text:p>
          </table:table-cell>
          <table:table-cell table:formula="of:=([.G42]-9)/4.5" office:value-type="float" office:value="-0.0679999999999998" calcext:value-type="float">
            <text:p>-0.068</text:p>
          </table:table-cell>
        </table:table-row>
        <table:table-row table:style-name="ro1">
          <table:table-cell office:value-type="float" office:value="3.9823" calcext:value-type="float">
            <text:p>3.9823</text:p>
          </table:table-cell>
          <table:table-cell office:value-type="float" office:value="3.9628" calcext:value-type="float">
            <text:p>3.9628</text:p>
          </table:table-cell>
          <table:table-cell office:value-type="float" office:value="4.0782" calcext:value-type="float">
            <text:p>4.0782</text:p>
          </table:table-cell>
          <table:table-cell table:formula="of:=AVERAGE([.A43:.C43])" office:value-type="float" office:value="4.00776666666667" calcext:value-type="float">
            <text:p>4.00776666666667</text:p>
          </table:table-cell>
          <table:table-cell table:formula="of:=[.D43]/[.$D$2]" office:value-type="float" office:value="0.420627479516656" calcext:value-type="float">
            <text:p>0.420627479516656</text:p>
          </table:table-cell>
          <table:table-cell/>
          <table:table-cell office:value-type="float" office:value="8.7943" calcext:value-type="float">
            <text:p>8.7943</text:p>
          </table:table-cell>
          <table:table-cell table:formula="of:=([.G43]-9)/4.5" office:value-type="float" office:value="-0.0457111111111112" calcext:value-type="float">
            <text:p>-0.045711111111111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3.7328" calcext:value-type="float">
            <text:p>3.7328</text:p>
          </table:table-cell>
          <table:table-cell office:value-type="float" office:value="3.8454" calcext:value-type="float">
            <text:p>3.8454</text:p>
          </table:table-cell>
          <table:table-cell table:formula="of:=AVERAGE([.A44:.C44])" office:value-type="float" office:value="3.7764" calcext:value-type="float">
            <text:p>3.7764</text:p>
          </table:table-cell>
          <table:table-cell table:formula="of:=[.D44]/[.$D$2]" office:value-type="float" office:value="0.396344833859265" calcext:value-type="float">
            <text:p>0.396344833859265</text:p>
          </table:table-cell>
          <table:table-cell/>
          <table:table-cell office:value-type="float" office:value="8.8947" calcext:value-type="float">
            <text:p>8.8947</text:p>
          </table:table-cell>
          <table:table-cell table:formula="of:=([.G44]-9)/4.5" office:value-type="float" office:value="-0.0233999999999999" calcext:value-type="float">
            <text:p>-0.0234</text:p>
          </table:table-cell>
        </table:table-row>
        <table:table-row table:style-name="ro1">
          <table:table-cell office:value-type="float" office:value="3.5197" calcext:value-type="float">
            <text:p>3.5197</text:p>
          </table:table-cell>
          <table:table-cell office:value-type="float" office:value="3.5028" calcext:value-type="float">
            <text:p>3.5028</text:p>
          </table:table-cell>
          <table:table-cell office:value-type="float" office:value="3.6126" calcext:value-type="float">
            <text:p>3.6126</text:p>
          </table:table-cell>
          <table:table-cell table:formula="of:=AVERAGE([.A45:.C45])" office:value-type="float" office:value="3.54503333333333" calcext:value-type="float">
            <text:p>3.54503333333333</text:p>
          </table:table-cell>
          <table:table-cell table:formula="of:=[.D45]/[.$D$2]" office:value-type="float" office:value="0.372062188201874" calcext:value-type="float">
            <text:p>0.372062188201874</text:p>
          </table:table-cell>
          <table:table-cell/>
          <table:table-cell office:value-type="float" office:value="8.9951" calcext:value-type="float">
            <text:p>8.9951</text:p>
          </table:table-cell>
          <table:table-cell table:formula="of:=([.G45]-9)/4.5" office:value-type="float" office:value="-0.00108888888888872" calcext:value-type="float">
            <text:p>-0.001088888888889</text:p>
          </table:table-cell>
        </table:table-row>
        <table:table-row table:style-name="ro1">
          <table:table-cell office:value-type="float" office:value="3.2883" calcext:value-type="float">
            <text:p>3.2883</text:p>
          </table:table-cell>
          <table:table-cell office:value-type="float" office:value="3.2728" calcext:value-type="float">
            <text:p>3.2728</text:p>
          </table:table-cell>
          <table:table-cell office:value-type="float" office:value="3.3799" calcext:value-type="float">
            <text:p>3.3799</text:p>
          </table:table-cell>
          <table:table-cell table:formula="of:=AVERAGE([.A46:.C46])" office:value-type="float" office:value="3.31366666666667" calcext:value-type="float">
            <text:p>3.31366666666667</text:p>
          </table:table-cell>
          <table:table-cell table:formula="of:=[.D46]/[.$D$2]" office:value-type="float" office:value="0.347779542544483" calcext:value-type="float">
            <text:p>0.347779542544483</text:p>
          </table:table-cell>
          <table:table-cell/>
          <table:table-cell office:value-type="float" office:value="9.0954" calcext:value-type="float">
            <text:p>9.0954</text:p>
          </table:table-cell>
          <table:table-cell table:formula="of:=([.G46]-9)/4.5" office:value-type="float" office:value="0.0211999999999999" calcext:value-type="float">
            <text:p>0.0212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3.0428" calcext:value-type="float">
            <text:p>3.0428</text:p>
          </table:table-cell>
          <table:table-cell office:value-type="float" office:value="3.1471" calcext:value-type="float">
            <text:p>3.1471</text:p>
          </table:table-cell>
          <table:table-cell table:formula="of:=AVERAGE([.A47:.C47])" office:value-type="float" office:value="3.0823" calcext:value-type="float">
            <text:p>3.0823</text:p>
          </table:table-cell>
          <table:table-cell table:formula="of:=[.D47]/[.$D$2]" office:value-type="float" office:value="0.323496896887091" calcext:value-type="float">
            <text:p>0.323496896887091</text:p>
          </table:table-cell>
          <table:table-cell/>
          <table:table-cell office:value-type="float" office:value="9.1958" calcext:value-type="float">
            <text:p>9.1958</text:p>
          </table:table-cell>
          <table:table-cell table:formula="of:=([.G47]-9)/4.5" office:value-type="float" office:value="0.0435111111111112" calcext:value-type="float">
            <text:p>0.043511111111111</text:p>
          </table:table-cell>
        </table:table-row>
        <table:table-row table:style-name="ro1">
          <table:table-cell office:value-type="float" office:value="2.8257" calcext:value-type="float">
            <text:p>2.8257</text:p>
          </table:table-cell>
          <table:table-cell office:value-type="float" office:value="2.8127" calcext:value-type="float">
            <text:p>2.8127</text:p>
          </table:table-cell>
          <table:table-cell office:value-type="float" office:value="2.9143" calcext:value-type="float">
            <text:p>2.9143</text:p>
          </table:table-cell>
          <table:table-cell table:formula="of:=AVERAGE([.A48:.C48])" office:value-type="float" office:value="2.8509" calcext:value-type="float">
            <text:p>2.8509</text:p>
          </table:table-cell>
          <table:table-cell table:formula="of:=[.D48]/[.$D$2]" office:value-type="float" office:value="0.299210752793501" calcext:value-type="float">
            <text:p>0.299210752793501</text:p>
          </table:table-cell>
          <table:table-cell/>
          <table:table-cell office:value-type="float" office:value="9.2961" calcext:value-type="float">
            <text:p>9.2961</text:p>
          </table:table-cell>
          <table:table-cell table:formula="of:=([.G48]-9)/4.5" office:value-type="float" office:value="0.0657999999999998" calcext:value-type="float">
            <text:p>0.0658</text:p>
          </table:table-cell>
        </table:table-row>
        <table:table-row table:style-name="ro1">
          <table:table-cell office:value-type="float" office:value="2.7599" calcext:value-type="float">
            <text:p>2.7599</text:p>
          </table:table-cell>
          <table:table-cell office:value-type="float" office:value="2.7521" calcext:value-type="float">
            <text:p>2.7521</text:p>
          </table:table-cell>
          <table:table-cell office:value-type="float" office:value="2.8399" calcext:value-type="float">
            <text:p>2.8399</text:p>
          </table:table-cell>
          <table:table-cell table:formula="of:=AVERAGE([.A49:.C49])" office:value-type="float" office:value="2.78396666666667" calcext:value-type="float">
            <text:p>2.78396666666667</text:p>
          </table:table-cell>
          <table:table-cell table:formula="of:=[.D49]/[.$D$2]" office:value-type="float" office:value="0.292185892905871" calcext:value-type="float">
            <text:p>0.292185892905871</text:p>
          </table:table-cell>
          <table:table-cell/>
          <table:table-cell office:value-type="float" office:value="9.3965" calcext:value-type="float">
            <text:p>9.3965</text:p>
          </table:table-cell>
          <table:table-cell table:formula="of:=([.G49]-9)/4.5" office:value-type="float" office:value="0.088111111111111" calcext:value-type="float">
            <text:p>0.088111111111111</text:p>
          </table:table-cell>
        </table:table-row>
        <table:table-row table:style-name="ro1">
          <table:table-cell office:value-type="float" office:value="2.8378" calcext:value-type="float">
            <text:p>2.8378</text:p>
          </table:table-cell>
          <table:table-cell office:value-type="float" office:value="2.8386" calcext:value-type="float">
            <text:p>2.8386</text:p>
          </table:table-cell>
          <table:table-cell office:value-type="float" office:value="2.9031" calcext:value-type="float">
            <text:p>2.9031</text:p>
          </table:table-cell>
          <table:table-cell table:formula="of:=AVERAGE([.A50:.C50])" office:value-type="float" office:value="2.85983333333333" calcext:value-type="float">
            <text:p>2.85983333333333</text:p>
          </table:table-cell>
          <table:table-cell table:formula="of:=[.D50]/[.$D$2]" office:value-type="float" office:value="0.300148333694838" calcext:value-type="float">
            <text:p>0.300148333694838</text:p>
          </table:table-cell>
          <table:table-cell/>
          <table:table-cell office:value-type="float" office:value="9.4968" calcext:value-type="float">
            <text:p>9.4968</text:p>
          </table:table-cell>
          <table:table-cell table:formula="of:=([.G50]-9)/4.5" office:value-type="float" office:value="0.1104" calcext:value-type="float">
            <text:p>0.1104</text:p>
          </table:table-cell>
        </table:table-row>
        <table:table-row table:style-name="ro1">
          <table:table-cell office:value-type="float" office:value="2.9157" calcext:value-type="float">
            <text:p>2.9157</text:p>
          </table:table-cell>
          <table:table-cell office:value-type="float" office:value="2.9251" calcext:value-type="float">
            <text:p>2.9251</text:p>
          </table:table-cell>
          <table:table-cell office:value-type="float" office:value="2.9663" calcext:value-type="float">
            <text:p>2.9663</text:p>
          </table:table-cell>
          <table:table-cell table:formula="of:=AVERAGE([.A51:.C51])" office:value-type="float" office:value="2.9357" calcext:value-type="float">
            <text:p>2.9357</text:p>
          </table:table-cell>
          <table:table-cell table:formula="of:=[.D51]/[.$D$2]" office:value-type="float" office:value="0.308110774483806" calcext:value-type="float">
            <text:p>0.308110774483806</text:p>
          </table:table-cell>
          <table:table-cell/>
          <table:table-cell office:value-type="float" office:value="9.5971" calcext:value-type="float">
            <text:p>9.5971</text:p>
          </table:table-cell>
          <table:table-cell table:formula="of:=([.G51]-9)/4.5" office:value-type="float" office:value="0.132688888888889" calcext:value-type="float">
            <text:p>0.132688888888889</text:p>
          </table:table-cell>
        </table:table-row>
        <table:table-row table:style-name="ro1">
          <table:table-cell office:value-type="float" office:value="2.9936" calcext:value-type="float">
            <text:p>2.9936</text:p>
          </table:table-cell>
          <table:table-cell office:value-type="float" office:value="3.0115" calcext:value-type="float">
            <text:p>3.0115</text:p>
          </table:table-cell>
          <table:table-cell office:value-type="float" office:value="3.0294" calcext:value-type="float">
            <text:p>3.0294</text:p>
          </table:table-cell>
          <table:table-cell table:formula="of:=AVERAGE([.A52:.C52])" office:value-type="float" office:value="3.0115" calcext:value-type="float">
            <text:p>3.0115</text:p>
          </table:table-cell>
          <table:table-cell table:formula="of:=[.D52]/[.$D$2]" office:value-type="float" office:value="0.316066218400375" calcext:value-type="float">
            <text:p>0.316066218400375</text:p>
          </table:table-cell>
          <table:table-cell/>
          <table:table-cell office:value-type="float" office:value="9.6975" calcext:value-type="float">
            <text:p>9.6975</text:p>
          </table:table-cell>
          <table:table-cell table:formula="of:=([.G52]-9)/4.5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.0715" calcext:value-type="float">
            <text:p>3.0715</text:p>
          </table:table-cell>
          <table:table-cell office:value-type="float" office:value="3.098" calcext:value-type="float">
            <text:p>3.098</text:p>
          </table:table-cell>
          <table:table-cell office:value-type="float" office:value="3.0926" calcext:value-type="float">
            <text:p>3.0926</text:p>
          </table:table-cell>
          <table:table-cell table:formula="of:=AVERAGE([.A53:.C53])" office:value-type="float" office:value="3.08736666666667" calcext:value-type="float">
            <text:p>3.08736666666667</text:p>
          </table:table-cell>
          <table:table-cell table:formula="of:=[.D53]/[.$D$2]" office:value-type="float" office:value="0.324028659189342" calcext:value-type="float">
            <text:p>0.324028659189342</text:p>
          </table:table-cell>
          <table:table-cell/>
          <table:table-cell office:value-type="float" office:value="9.7978" calcext:value-type="float">
            <text:p>9.7978</text:p>
          </table:table-cell>
          <table:table-cell table:formula="of:=([.G53]-9)/4.5" office:value-type="float" office:value="0.177288888888889" calcext:value-type="float">
            <text:p>0.177288888888889</text:p>
          </table:table-cell>
        </table:table-row>
        <table:table-row table:style-name="ro1">
          <table:table-cell office:value-type="float" office:value="3.1493" calcext:value-type="float">
            <text:p>3.1493</text:p>
          </table:table-cell>
          <table:table-cell office:value-type="float" office:value="3.1845" calcext:value-type="float">
            <text:p>3.1845</text:p>
          </table:table-cell>
          <table:table-cell office:value-type="float" office:value="3.1558" calcext:value-type="float">
            <text:p>3.1558</text:p>
          </table:table-cell>
          <table:table-cell table:formula="of:=AVERAGE([.A54:.C54])" office:value-type="float" office:value="3.1632" calcext:value-type="float">
            <text:p>3.1632</text:p>
          </table:table-cell>
          <table:table-cell table:formula="of:=[.D54]/[.$D$2]" office:value-type="float" office:value="0.331987601542111" calcext:value-type="float">
            <text:p>0.331987601542111</text:p>
          </table:table-cell>
          <table:table-cell/>
          <table:table-cell office:value-type="float" office:value="9.8982" calcext:value-type="float">
            <text:p>9.8982</text:p>
          </table:table-cell>
          <table:table-cell table:formula="of:=([.G54]-9)/4.5"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3.2272" calcext:value-type="float">
            <text:p>3.2272</text:p>
          </table:table-cell>
          <table:table-cell office:value-type="float" office:value="3.2709" calcext:value-type="float">
            <text:p>3.2709</text:p>
          </table:table-cell>
          <table:table-cell office:value-type="float" office:value="3.2189" calcext:value-type="float">
            <text:p>3.2189</text:p>
          </table:table-cell>
          <table:table-cell table:formula="of:=AVERAGE([.A55:.C55])" office:value-type="float" office:value="3.239" calcext:value-type="float">
            <text:p>3.239</text:p>
          </table:table-cell>
          <table:table-cell table:formula="of:=[.D55]/[.$D$2]" office:value-type="float" office:value="0.33994304545868" calcext:value-type="float">
            <text:p>0.33994304545868</text:p>
          </table:table-cell>
          <table:table-cell/>
          <table:table-cell office:value-type="float" office:value="9.9986" calcext:value-type="float">
            <text:p>9.9986</text:p>
          </table:table-cell>
          <table:table-cell table:formula="of:=([.G55]-9)/4.5" office:value-type="float" office:value="0.221911111111111" calcext:value-type="float">
            <text:p>0.221911111111111</text:p>
          </table:table-cell>
        </table:table-row>
        <table:table-row table:style-name="ro1">
          <table:table-cell office:value-type="float" office:value="3.2729" calcext:value-type="float">
            <text:p>3.2729</text:p>
          </table:table-cell>
          <table:table-cell office:value-type="float" office:value="3.3241" calcext:value-type="float">
            <text:p>3.3241</text:p>
          </table:table-cell>
          <table:table-cell office:value-type="float" office:value="3.2524" calcext:value-type="float">
            <text:p>3.2524</text:p>
          </table:table-cell>
          <table:table-cell table:formula="of:=AVERAGE([.A56:.C56])" office:value-type="float" office:value="3.28313333333333" calcext:value-type="float">
            <text:p>3.28313333333333</text:p>
          </table:table-cell>
          <table:table-cell table:formula="of:=[.D56]/[.$D$2]" office:value-type="float" office:value="0.344574974986181" calcext:value-type="float">
            <text:p>0.344574974986181</text:p>
          </table:table-cell>
          <table:table-cell/>
          <table:table-cell office:value-type="float" office:value="10.099" calcext:value-type="float">
            <text:p>10.099</text:p>
          </table:table-cell>
          <table:table-cell table:formula="of:=([.G56]-9)/4.5" office:value-type="float" office:value="0.244222222222222" calcext:value-type="float">
            <text:p>0.244222222222222</text:p>
          </table:table-cell>
        </table:table-row>
        <table:table-row table:style-name="ro1">
          <table:table-cell office:value-type="float" office:value="3.1684" calcext:value-type="float">
            <text:p>3.1684</text:p>
          </table:table-cell>
          <table:table-cell office:value-type="float" office:value="3.2217" calcext:value-type="float">
            <text:p>3.2217</text:p>
          </table:table-cell>
          <table:table-cell office:value-type="float" office:value="3.1475" calcext:value-type="float">
            <text:p>3.1475</text:p>
          </table:table-cell>
          <table:table-cell table:formula="of:=AVERAGE([.A57:.C57])" office:value-type="float" office:value="3.1792" calcext:value-type="float">
            <text:p>3.1792</text:p>
          </table:table-cell>
          <table:table-cell table:formula="of:=[.D57]/[.$D$2]" office:value-type="float" office:value="0.33366685091764" calcext:value-type="float">
            <text:p>0.33366685091764</text:p>
          </table:table-cell>
          <table:table-cell/>
          <table:table-cell office:value-type="float" office:value="10.199" calcext:value-type="float">
            <text:p>10.199</text:p>
          </table:table-cell>
          <table:table-cell table:formula="of:=([.G57]-9)/4.5" office:value-type="float" office:value="0.266444444444444" calcext:value-type="float">
            <text:p>0.266444444444444</text:p>
          </table:table-cell>
        </table:table-row>
        <table:table-row table:style-name="ro1">
          <table:table-cell office:value-type="float" office:value="3.0638" calcext:value-type="float">
            <text:p>3.0638</text:p>
          </table:table-cell>
          <table:table-cell office:value-type="float" office:value="3.1192" calcext:value-type="float">
            <text:p>3.1192</text:p>
          </table:table-cell>
          <table:table-cell office:value-type="float" office:value="3.0425" calcext:value-type="float">
            <text:p>3.0425</text:p>
          </table:table-cell>
          <table:table-cell table:formula="of:=AVERAGE([.A58:.C58])" office:value-type="float" office:value="3.07516666666667" calcext:value-type="float">
            <text:p>3.07516666666667</text:p>
          </table:table-cell>
          <table:table-cell table:formula="of:=[.D58]/[.$D$2]" office:value-type="float" office:value="0.322748231540501" calcext:value-type="float">
            <text:p>0.322748231540501</text:p>
          </table:table-cell>
          <table:table-cell/>
          <table:table-cell office:value-type="float" office:value="10.3" calcext:value-type="float">
            <text:p>10.3</text:p>
          </table:table-cell>
          <table:table-cell table:formula="of:=([.G58]-9)/4.5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2.9592" calcext:value-type="float">
            <text:p>2.9592</text:p>
          </table:table-cell>
          <table:table-cell office:value-type="float" office:value="3.0168" calcext:value-type="float">
            <text:p>3.0168</text:p>
          </table:table-cell>
          <table:table-cell office:value-type="float" office:value="2.9375" calcext:value-type="float">
            <text:p>2.9375</text:p>
          </table:table-cell>
          <table:table-cell table:formula="of:=AVERAGE([.A59:.C59])" office:value-type="float" office:value="2.97116666666667" calcext:value-type="float">
            <text:p>2.97116666666667</text:p>
          </table:table-cell>
          <table:table-cell table:formula="of:=[.D59]/[.$D$2]" office:value-type="float" office:value="0.311833110599562" calcext:value-type="float">
            <text:p>0.311833110599562</text:p>
          </table:table-cell>
          <table:table-cell/>
          <table:table-cell office:value-type="float" office:value="10.4" calcext:value-type="float">
            <text:p>10.4</text:p>
          </table:table-cell>
          <table:table-cell table:formula="of:=([.G59]-9)/4.5"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2.8546" calcext:value-type="float">
            <text:p>2.8546</text:p>
          </table:table-cell>
          <table:table-cell office:value-type="float" office:value="2.9143" calcext:value-type="float">
            <text:p>2.9143</text:p>
          </table:table-cell>
          <table:table-cell office:value-type="float" office:value="2.8325" calcext:value-type="float">
            <text:p>2.8325</text:p>
          </table:table-cell>
          <table:table-cell table:formula="of:=AVERAGE([.A60:.C60])" office:value-type="float" office:value="2.86713333333333" calcext:value-type="float">
            <text:p>2.86713333333333</text:p>
          </table:table-cell>
          <table:table-cell table:formula="of:=[.D60]/[.$D$2]" office:value-type="float" office:value="0.300914491222424" calcext:value-type="float">
            <text:p>0.300914491222424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([.G60]-9)/4.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8119" calcext:value-type="float">
            <text:p>2.8119</text:p>
          </table:table-cell>
          <table:table-cell office:value-type="float" office:value="2.7275" calcext:value-type="float">
            <text:p>2.7275</text:p>
          </table:table-cell>
          <table:table-cell table:formula="of:=AVERAGE([.A61:.C61])" office:value-type="float" office:value="2.76313333333333" calcext:value-type="float">
            <text:p>2.76313333333333</text:p>
          </table:table-cell>
          <table:table-cell table:formula="of:=[.D61]/[.$D$2]" office:value-type="float" office:value="0.289999370281484" calcext:value-type="float">
            <text:p>0.289999370281484</text:p>
          </table:table-cell>
          <table:table-cell/>
          <table:table-cell office:value-type="float" office:value="10.601" calcext:value-type="float">
            <text:p>10.601</text:p>
          </table:table-cell>
          <table:table-cell table:formula="of:=([.G61]-9)/4.5" office:value-type="float" office:value="0.355777777777778" calcext:value-type="float">
            <text:p>0.355777777777778</text:p>
          </table:table-cell>
        </table:table-row>
        <table:table-row table:style-name="ro1">
          <table:table-cell office:value-type="float" office:value="2.6454" calcext:value-type="float">
            <text:p>2.6454</text:p>
          </table:table-cell>
          <table:table-cell office:value-type="float" office:value="2.7094" calcext:value-type="float">
            <text:p>2.7094</text:p>
          </table:table-cell>
          <table:table-cell office:value-type="float" office:value="2.6225" calcext:value-type="float">
            <text:p>2.6225</text:p>
          </table:table-cell>
          <table:table-cell table:formula="of:=AVERAGE([.A62:.C62])" office:value-type="float" office:value="2.6591" calcext:value-type="float">
            <text:p>2.6591</text:p>
          </table:table-cell>
          <table:table-cell table:formula="of:=[.D62]/[.$D$2]" office:value-type="float" office:value="0.279080750904346" calcext:value-type="float">
            <text:p>0.279080750904346</text:p>
          </table:table-cell>
          <table:table-cell/>
          <table:table-cell office:value-type="float" office:value="10.701" calcext:value-type="float">
            <text:p>10.701</text:p>
          </table:table-cell>
          <table:table-cell table:formula="of:=([.G62]-9)/4.5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2.6076" calcext:value-type="float">
            <text:p>2.6076</text:p>
          </table:table-cell>
          <table:table-cell office:value-type="float" office:value="2.672" calcext:value-type="float">
            <text:p>2.672</text:p>
          </table:table-cell>
          <table:table-cell office:value-type="float" office:value="2.5851" calcext:value-type="float">
            <text:p>2.5851</text:p>
          </table:table-cell>
          <table:table-cell table:formula="of:=AVERAGE([.A63:.C63])" office:value-type="float" office:value="2.62156666666667" calcext:value-type="float">
            <text:p>2.62156666666667</text:p>
          </table:table-cell>
          <table:table-cell table:formula="of:=[.D63]/[.$D$2]" office:value-type="float" office:value="0.27514151174425" calcext:value-type="float">
            <text:p>0.27514151174425</text:p>
          </table:table-cell>
          <table:table-cell/>
          <table:table-cell office:value-type="float" office:value="10.801" calcext:value-type="float">
            <text:p>10.801</text:p>
          </table:table-cell>
          <table:table-cell table:formula="of:=([.G63]-9)/4.5" office:value-type="float" office:value="0.400222222222222" calcext:value-type="float">
            <text:p>0.400222222222222</text:p>
          </table:table-cell>
        </table:table-row>
        <table:table-row table:style-name="ro1">
          <table:table-cell office:value-type="float" office:value="2.6382" calcext:value-type="float">
            <text:p>2.6382</text:p>
          </table:table-cell>
          <table:table-cell office:value-type="float" office:value="2.7011" calcext:value-type="float">
            <text:p>2.7011</text:p>
          </table:table-cell>
          <table:table-cell office:value-type="float" office:value="2.617" calcext:value-type="float">
            <text:p>2.617</text:p>
          </table:table-cell>
          <table:table-cell table:formula="of:=AVERAGE([.A64:.C64])" office:value-type="float" office:value="2.6521" calcext:value-type="float">
            <text:p>2.6521</text:p>
          </table:table-cell>
          <table:table-cell table:formula="of:=[.D64]/[.$D$2]" office:value-type="float" office:value="0.278346079302552" calcext:value-type="float">
            <text:p>0.278346079302552</text:p>
          </table:table-cell>
          <table:table-cell/>
          <table:table-cell office:value-type="float" office:value="10.902" calcext:value-type="float">
            <text:p>10.902</text:p>
          </table:table-cell>
          <table:table-cell table:formula="of:=([.G64]-9)/4.5" office:value-type="float" office:value="0.422666666666667" calcext:value-type="float">
            <text:p>0.422666666666667</text:p>
          </table:table-cell>
        </table:table-row>
        <table:table-row table:style-name="ro1">
          <table:table-cell office:value-type="float" office:value="2.6689" calcext:value-type="float">
            <text:p>2.6689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6489" calcext:value-type="float">
            <text:p>2.6489</text:p>
          </table:table-cell>
          <table:table-cell table:formula="of:=AVERAGE([.A65:.C65])" office:value-type="float" office:value="2.6827" calcext:value-type="float">
            <text:p>2.6827</text:p>
          </table:table-cell>
          <table:table-cell table:formula="of:=[.D65]/[.$D$2]" office:value-type="float" office:value="0.281557643733251" calcext:value-type="float">
            <text:p>0.281557643733251</text:p>
          </table:table-cell>
          <table:table-cell/>
          <table:table-cell office:value-type="float" office:value="11.002" calcext:value-type="float">
            <text:p>11.002</text:p>
          </table:table-cell>
          <table:table-cell table:formula="of:=([.G65]-9)/4.5" office:value-type="float" office:value="0.444888888888889" calcext:value-type="float">
            <text:p>0.444888888888889</text:p>
          </table:table-cell>
        </table:table-row>
        <table:table-row table:style-name="ro1">
          <table:table-cell office:value-type="float" office:value="2.6995" calcext:value-type="float">
            <text:p>2.6995</text:p>
          </table:table-cell>
          <table:table-cell office:value-type="float" office:value="2.7594" calcext:value-type="float">
            <text:p>2.7594</text:p>
          </table:table-cell>
          <table:table-cell office:value-type="float" office:value="2.6808" calcext:value-type="float">
            <text:p>2.6808</text:p>
          </table:table-cell>
          <table:table-cell table:formula="of:=AVERAGE([.A66:.C66])" office:value-type="float" office:value="2.71323333333333" calcext:value-type="float">
            <text:p>2.71323333333333</text:p>
          </table:table-cell>
          <table:table-cell table:formula="of:=[.D66]/[.$D$2]" office:value-type="float" office:value="0.284762211291553" calcext:value-type="float">
            <text:p>0.284762211291553</text:p>
          </table:table-cell>
          <table:table-cell/>
          <table:table-cell office:value-type="float" office:value="11.102" calcext:value-type="float">
            <text:p>11.102</text:p>
          </table:table-cell>
          <table:table-cell table:formula="of:=([.G66]-9)/4.5" office:value-type="float" office:value="0.467111111111111" calcext:value-type="float">
            <text:p>0.467111111111111</text:p>
          </table:table-cell>
        </table:table-row>
        <table:table-row table:style-name="ro1">
          <table:table-cell office:value-type="float" office:value="2.7301" calcext:value-type="float">
            <text:p>2.7301</text:p>
          </table:table-cell>
          <table:table-cell office:value-type="float" office:value="2.7886" calcext:value-type="float">
            <text:p>2.7886</text:p>
          </table:table-cell>
          <table:table-cell office:value-type="float" office:value="2.7127" calcext:value-type="float">
            <text:p>2.7127</text:p>
          </table:table-cell>
          <table:table-cell table:formula="of:=AVERAGE([.A67:.C67])" office:value-type="float" office:value="2.7438" calcext:value-type="float">
            <text:p>2.7438</text:p>
          </table:table-cell>
          <table:table-cell table:formula="of:=[.D67]/[.$D$2]" office:value-type="float" office:value="0.287970277286053" calcext:value-type="float">
            <text:p>0.287970277286053</text:p>
          </table:table-cell>
          <table:table-cell/>
          <table:table-cell office:value-type="float" office:value="11.203" calcext:value-type="float">
            <text:p>11.203</text:p>
          </table:table-cell>
          <table:table-cell table:formula="of:=([.G67]-9)/4.5" office:value-type="float" office:value="0.489555555555555" calcext:value-type="float">
            <text:p>0.489555555555555</text:p>
          </table:table-cell>
        </table:table-row>
        <table:table-row table:style-name="ro1">
          <table:table-cell office:value-type="float" office:value="2.7608" calcext:value-type="float">
            <text:p>2.7608</text:p>
          </table:table-cell>
          <table:table-cell office:value-type="float" office:value="2.8177" calcext:value-type="float">
            <text:p>2.8177</text:p>
          </table:table-cell>
          <table:table-cell office:value-type="float" office:value="2.7446" calcext:value-type="float">
            <text:p>2.7446</text:p>
          </table:table-cell>
          <table:table-cell table:formula="of:=AVERAGE([.A68:.C68])" office:value-type="float" office:value="2.77436666666667" calcext:value-type="float">
            <text:p>2.77436666666667</text:p>
          </table:table-cell>
          <table:table-cell table:formula="of:=[.D68]/[.$D$2]" office:value-type="float" office:value="0.291178343280554" calcext:value-type="float">
            <text:p>0.291178343280554</text:p>
          </table:table-cell>
          <table:table-cell/>
          <table:table-cell office:value-type="float" office:value="11.303" calcext:value-type="float">
            <text:p>11.303</text:p>
          </table:table-cell>
          <table:table-cell table:formula="of:=([.G68]-9)/4.5" office:value-type="float" office:value="0.511777777777778" calcext:value-type="float">
            <text:p>0.511777777777778</text:p>
          </table:table-cell>
        </table:table-row>
        <table:table-row table:style-name="ro1">
          <table:table-cell office:value-type="float" office:value="2.7715" calcext:value-type="float">
            <text:p>2.7715</text:p>
          </table:table-cell>
          <table:table-cell office:value-type="float" office:value="2.8278" calcext:value-type="float">
            <text:p>2.8278</text:p>
          </table:table-cell>
          <table:table-cell office:value-type="float" office:value="2.7568" calcext:value-type="float">
            <text:p>2.7568</text:p>
          </table:table-cell>
          <table:table-cell table:formula="of:=AVERAGE([.A69:.C69])" office:value-type="float" office:value="2.78536666666667" calcext:value-type="float">
            <text:p>2.78536666666667</text:p>
          </table:table-cell>
          <table:table-cell table:formula="of:=[.D69]/[.$D$2]" office:value-type="float" office:value="0.29233282722623" calcext:value-type="float">
            <text:p>0.29233282722623</text:p>
          </table:table-cell>
          <table:table-cell/>
          <table:table-cell office:value-type="float" office:value="11.403" calcext:value-type="float">
            <text:p>11.403</text:p>
          </table:table-cell>
          <table:table-cell table:formula="of:=([.G69]-9)/4.5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.7556" calcext:value-type="float">
            <text:p>2.7556</text:p>
          </table:table-cell>
          <table:table-cell office:value-type="float" office:value="2.8122" calcext:value-type="float">
            <text:p>2.8122</text:p>
          </table:table-cell>
          <table:table-cell office:value-type="float" office:value="2.7425" calcext:value-type="float">
            <text:p>2.7425</text:p>
          </table:table-cell>
          <table:table-cell table:formula="of:=AVERAGE([.A70:.C70])" office:value-type="float" office:value="2.7701" calcext:value-type="float">
            <text:p>2.7701</text:p>
          </table:table-cell>
          <table:table-cell table:formula="of:=[.D70]/[.$D$2]" office:value-type="float" office:value="0.290730543447079" calcext:value-type="float">
            <text:p>0.290730543447079</text:p>
          </table:table-cell>
          <table:table-cell/>
          <table:table-cell office:value-type="float" office:value="11.504" calcext:value-type="float">
            <text:p>11.504</text:p>
          </table:table-cell>
          <table:table-cell table:formula="of:=([.G70]-9)/4.5" office:value-type="float" office:value="0.556444444444444" calcext:value-type="float">
            <text:p>0.556444444444444</text:p>
          </table:table-cell>
        </table:table-row>
        <table:table-row table:style-name="ro1">
          <table:table-cell office:value-type="float" office:value="2.7396" calcext:value-type="float">
            <text:p>2.7396</text:p>
          </table:table-cell>
          <table:table-cell office:value-type="float" office:value="2.7967" calcext:value-type="float">
            <text:p>2.7967</text:p>
          </table:table-cell>
          <table:table-cell office:value-type="float" office:value="2.7282" calcext:value-type="float">
            <text:p>2.7282</text:p>
          </table:table-cell>
          <table:table-cell table:formula="of:=AVERAGE([.A71:.C71])" office:value-type="float" office:value="2.75483333333333" calcext:value-type="float">
            <text:p>2.75483333333333</text:p>
          </table:table-cell>
          <table:table-cell table:formula="of:=[.D71]/[.$D$2]" office:value-type="float" office:value="0.289128259667928" calcext:value-type="float">
            <text:p>0.289128259667928</text:p>
          </table:table-cell>
          <table:table-cell/>
          <table:table-cell office:value-type="float" office:value="11.604" calcext:value-type="float">
            <text:p>11.604</text:p>
          </table:table-cell>
          <table:table-cell table:formula="of:=([.G71]-9)/4.5" office:value-type="float" office:value="0.578666666666666" calcext:value-type="float">
            <text:p>0.578666666666666</text:p>
          </table:table-cell>
        </table:table-row>
        <table:table-row table:style-name="ro1">
          <table:table-cell office:value-type="float" office:value="2.7236" calcext:value-type="float">
            <text:p>2.7236</text:p>
          </table:table-cell>
          <table:table-cell office:value-type="float" office:value="2.7811" calcext:value-type="float">
            <text:p>2.7811</text:p>
          </table:table-cell>
          <table:table-cell office:value-type="float" office:value="2.7139" calcext:value-type="float">
            <text:p>2.7139</text:p>
          </table:table-cell>
          <table:table-cell table:formula="of:=AVERAGE([.A72:.C72])" office:value-type="float" office:value="2.73953333333333" calcext:value-type="float">
            <text:p>2.73953333333333</text:p>
          </table:table-cell>
          <table:table-cell table:formula="of:=[.D72]/[.$D$2]" office:value-type="float" office:value="0.287522477452579" calcext:value-type="float">
            <text:p>0.287522477452579</text:p>
          </table:table-cell>
          <table:table-cell/>
          <table:table-cell office:value-type="float" office:value="11.705" calcext:value-type="float">
            <text:p>11.705</text:p>
          </table:table-cell>
          <table:table-cell table:formula="of:=([.G72]-9)/4.5" office:value-type="float" office:value="0.601111111111111" calcext:value-type="float">
            <text:p>0.601111111111111</text:p>
          </table:table-cell>
        </table:table-row>
        <table:table-row table:style-name="ro1">
          <table:table-cell office:value-type="float" office:value="2.7077" calcext:value-type="float">
            <text:p>2.7077</text:p>
          </table:table-cell>
          <table:table-cell office:value-type="float" office:value="2.7656" calcext:value-type="float">
            <text:p>2.7656</text:p>
          </table:table-cell>
          <table:table-cell office:value-type="float" office:value="2.6996" calcext:value-type="float">
            <text:p>2.6996</text:p>
          </table:table-cell>
          <table:table-cell table:formula="of:=AVERAGE([.A73:.C73])" office:value-type="float" office:value="2.7243" calcext:value-type="float">
            <text:p>2.7243</text:p>
          </table:table-cell>
          <table:table-cell table:formula="of:=[.D73]/[.$D$2]" office:value-type="float" office:value="0.285923692109627" calcext:value-type="float">
            <text:p>0.285923692109627</text:p>
          </table:table-cell>
          <table:table-cell/>
          <table:table-cell office:value-type="float" office:value="11.805" calcext:value-type="float">
            <text:p>11.805</text:p>
          </table:table-cell>
          <table:table-cell table:formula="of:=([.G73]-9)/4.5" office:value-type="float" office:value="0.623333333333333" calcext:value-type="float">
            <text:p>0.623333333333333</text:p>
          </table:table-cell>
        </table:table-row>
        <table:table-row table:style-name="ro1">
          <table:table-cell office:value-type="float" office:value="2.6917" calcext:value-type="float">
            <text:p>2.6917</text:p>
          </table:table-cell>
          <table:table-cell office:value-type="float" office:value="2.75" calcext:value-type="float">
            <text:p>2.75</text:p>
          </table:table-cell>
          <table:table-cell office:value-type="float" office:value="2.6853" calcext:value-type="float">
            <text:p>2.6853</text:p>
          </table:table-cell>
          <table:table-cell table:formula="of:=AVERAGE([.A74:.C74])" office:value-type="float" office:value="2.709" calcext:value-type="float">
            <text:p>2.709</text:p>
          </table:table-cell>
          <table:table-cell table:formula="of:=[.D74]/[.$D$2]" office:value-type="float" office:value="0.284317909894277" calcext:value-type="float">
            <text:p>0.284317909894277</text:p>
          </table:table-cell>
          <table:table-cell/>
          <table:table-cell office:value-type="float" office:value="11.905" calcext:value-type="float">
            <text:p>11.905</text:p>
          </table:table-cell>
          <table:table-cell table:formula="of:=([.G74]-9)/4.5" office:value-type="float" office:value="0.645555555555555" calcext:value-type="float">
            <text:p>0.645555555555555</text:p>
          </table:table-cell>
        </table:table-row>
        <table:table-row table:style-name="ro1">
          <table:table-cell office:value-type="float" office:value="2.7009" calcext:value-type="float">
            <text:p>2.7009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697" calcext:value-type="float">
            <text:p>2.697</text:p>
          </table:table-cell>
          <table:table-cell table:formula="of:=AVERAGE([.A75:.C75])" office:value-type="float" office:value="2.71886666666667" calcext:value-type="float">
            <text:p>2.71886666666667</text:p>
          </table:table-cell>
          <table:table-cell table:formula="of:=[.D75]/[.$D$2]" office:value-type="float" office:value="0.285353447009187" calcext:value-type="float">
            <text:p>0.285353447009187</text:p>
          </table:table-cell>
          <table:table-cell/>
          <table:table-cell office:value-type="float" office:value="12.006" calcext:value-type="float">
            <text:p>12.006</text:p>
          </table:table-cell>
          <table:table-cell table:formula="of:=([.G75]-9)/4.5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2.7125" calcext:value-type="float">
            <text:p>2.7125</text:p>
          </table:table-cell>
          <table:table-cell office:value-type="float" office:value="2.7695" calcext:value-type="float">
            <text:p>2.7695</text:p>
          </table:table-cell>
          <table:table-cell office:value-type="float" office:value="2.711" calcext:value-type="float">
            <text:p>2.711</text:p>
          </table:table-cell>
          <table:table-cell table:formula="of:=AVERAGE([.A76:.C76])" office:value-type="float" office:value="2.731" calcext:value-type="float">
            <text:p>2.731</text:p>
          </table:table-cell>
          <table:table-cell table:formula="of:=[.D76]/[.$D$2]" office:value-type="float" office:value="0.28662687778563" calcext:value-type="float">
            <text:p>0.28662687778563</text:p>
          </table:table-cell>
          <table:table-cell/>
          <table:table-cell office:value-type="float" office:value="12.106" calcext:value-type="float">
            <text:p>12.106</text:p>
          </table:table-cell>
          <table:table-cell table:formula="of:=([.G76]-9)/4.5" office:value-type="float" office:value="0.690222222222222" calcext:value-type="float">
            <text:p>0.690222222222222</text:p>
          </table:table-cell>
        </table:table-row>
        <table:table-row table:style-name="ro1">
          <table:table-cell office:value-type="float" office:value="2.724" calcext:value-type="float">
            <text:p>2.724</text:p>
          </table:table-cell>
          <table:table-cell office:value-type="float" office:value="2.7804" calcext:value-type="float">
            <text:p>2.7804</text:p>
          </table:table-cell>
          <table:table-cell office:value-type="float" office:value="2.7251" calcext:value-type="float">
            <text:p>2.7251</text:p>
          </table:table-cell>
          <table:table-cell table:formula="of:=AVERAGE([.A77:.C77])" office:value-type="float" office:value="2.74316666666667" calcext:value-type="float">
            <text:p>2.74316666666667</text:p>
          </table:table-cell>
          <table:table-cell table:formula="of:=[.D77]/[.$D$2]" office:value-type="float" office:value="0.287903806998272" calcext:value-type="float">
            <text:p>0.287903806998272</text:p>
          </table:table-cell>
          <table:table-cell/>
          <table:table-cell office:value-type="float" office:value="12.206" calcext:value-type="float">
            <text:p>12.206</text:p>
          </table:table-cell>
          <table:table-cell table:formula="of:=([.G77]-9)/4.5" office:value-type="float" office:value="0.712444444444444" calcext:value-type="float">
            <text:p>0.712444444444444</text:p>
          </table:table-cell>
        </table:table-row>
        <table:table-row table:style-name="ro1">
          <table:table-cell office:value-type="float" office:value="2.7356" calcext:value-type="float">
            <text:p>2.7356</text:p>
          </table:table-cell>
          <table:table-cell office:value-type="float" office:value="2.7912" calcext:value-type="float">
            <text:p>2.7912</text:p>
          </table:table-cell>
          <table:table-cell office:value-type="float" office:value="2.7391" calcext:value-type="float">
            <text:p>2.7391</text:p>
          </table:table-cell>
          <table:table-cell table:formula="of:=AVERAGE([.A78:.C78])" office:value-type="float" office:value="2.7553" calcext:value-type="float">
            <text:p>2.7553</text:p>
          </table:table-cell>
          <table:table-cell table:formula="of:=[.D78]/[.$D$2]" office:value-type="float" office:value="0.289177237774715" calcext:value-type="float">
            <text:p>0.289177237774715</text:p>
          </table:table-cell>
          <table:table-cell/>
          <table:table-cell office:value-type="float" office:value="12.307" calcext:value-type="float">
            <text:p>12.307</text:p>
          </table:table-cell>
          <table:table-cell table:formula="of:=([.G78]-9)/4.5" office:value-type="float" office:value="0.734888888888889" calcext:value-type="float">
            <text:p>0.734888888888889</text:p>
          </table:table-cell>
        </table:table-row>
        <table:table-row table:style-name="ro1">
          <table:table-cell office:value-type="float" office:value="2.7471" calcext:value-type="float">
            <text:p>2.7471</text:p>
          </table:table-cell>
          <table:table-cell office:value-type="float" office:value="2.8021" calcext:value-type="float">
            <text:p>2.8021</text:p>
          </table:table-cell>
          <table:table-cell office:value-type="float" office:value="2.7532" calcext:value-type="float">
            <text:p>2.7532</text:p>
          </table:table-cell>
          <table:table-cell table:formula="of:=AVERAGE([.A79:.C79])" office:value-type="float" office:value="2.76746666666667" calcext:value-type="float">
            <text:p>2.76746666666667</text:p>
          </table:table-cell>
          <table:table-cell table:formula="of:=[.D79]/[.$D$2]" office:value-type="float" office:value="0.290454166987357" calcext:value-type="float">
            <text:p>0.290454166987357</text:p>
          </table:table-cell>
          <table:table-cell/>
          <table:table-cell office:value-type="float" office:value="12.407" calcext:value-type="float">
            <text:p>12.407</text:p>
          </table:table-cell>
          <table:table-cell table:formula="of:=([.G79]-9)/4.5" office:value-type="float" office:value="0.757111111111111" calcext:value-type="float">
            <text:p>0.757111111111111</text:p>
          </table:table-cell>
        </table:table-row>
        <table:table-row table:style-name="ro1">
          <table:table-cell office:value-type="float" office:value="2.7593" calcext:value-type="float">
            <text:p>2.7593</text:p>
          </table:table-cell>
          <table:table-cell office:value-type="float" office:value="2.8138" calcext:value-type="float">
            <text:p>2.8138</text:p>
          </table:table-cell>
          <table:table-cell office:value-type="float" office:value="2.7676" calcext:value-type="float">
            <text:p>2.7676</text:p>
          </table:table-cell>
          <table:table-cell table:formula="of:=AVERAGE([.A80:.C80])" office:value-type="float" office:value="2.78023333333333" calcext:value-type="float">
            <text:p>2.78023333333333</text:p>
          </table:table-cell>
          <table:table-cell table:formula="of:=[.D80]/[.$D$2]" office:value-type="float" office:value="0.291794068051581" calcext:value-type="float">
            <text:p>0.291794068051581</text:p>
          </table:table-cell>
          <table:table-cell/>
          <table:table-cell office:value-type="float" office:value="12.507" calcext:value-type="float">
            <text:p>12.507</text:p>
          </table:table-cell>
          <table:table-cell table:formula="of:=([.G80]-9)/4.5" office:value-type="float" office:value="0.779333333333333" calcext:value-type="float">
            <text:p>0.779333333333333</text:p>
          </table:table-cell>
        </table:table-row>
        <table:table-row table:style-name="ro1">
          <table:table-cell office:value-type="float" office:value="2.7715" calcext:value-type="float">
            <text:p>2.7715</text:p>
          </table:table-cell>
          <table:table-cell office:value-type="float" office:value="2.8256" calcext:value-type="float">
            <text:p>2.8256</text:p>
          </table:table-cell>
          <table:table-cell office:value-type="float" office:value="2.7819" calcext:value-type="float">
            <text:p>2.7819</text:p>
          </table:table-cell>
          <table:table-cell table:formula="of:=AVERAGE([.A81:.C81])" office:value-type="float" office:value="2.793" calcext:value-type="float">
            <text:p>2.793</text:p>
          </table:table-cell>
          <table:table-cell table:formula="of:=[.D81]/[.$D$2]" office:value-type="float" office:value="0.293133969115805" calcext:value-type="float">
            <text:p>0.293133969115805</text:p>
          </table:table-cell>
          <table:table-cell/>
          <table:table-cell office:value-type="float" office:value="12.608" calcext:value-type="float">
            <text:p>12.608</text:p>
          </table:table-cell>
          <table:table-cell table:formula="of:=([.G81]-9)/4.5" office:value-type="float" office:value="0.801777777777778" calcext:value-type="float">
            <text:p>0.801777777777778</text:p>
          </table:table-cell>
        </table:table-row>
        <table:table-row table:style-name="ro1">
          <table:table-cell office:value-type="float" office:value="2.7837" calcext:value-type="float">
            <text:p>2.7837</text:p>
          </table:table-cell>
          <table:table-cell office:value-type="float" office:value="2.8374" calcext:value-type="float">
            <text:p>2.8374</text:p>
          </table:table-cell>
          <table:table-cell office:value-type="float" office:value="2.7963" calcext:value-type="float">
            <text:p>2.7963</text:p>
          </table:table-cell>
          <table:table-cell table:formula="of:=AVERAGE([.A82:.C82])" office:value-type="float" office:value="2.8058" calcext:value-type="float">
            <text:p>2.8058</text:p>
          </table:table-cell>
          <table:table-cell table:formula="of:=[.D82]/[.$D$2]" office:value-type="float" office:value="0.294477368616229" calcext:value-type="float">
            <text:p>0.294477368616229</text:p>
          </table:table-cell>
          <table:table-cell/>
          <table:table-cell office:value-type="float" office:value="12.708" calcext:value-type="float">
            <text:p>12.708</text:p>
          </table:table-cell>
          <table:table-cell table:formula="of:=([.G82]-9)/4.5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2.7959" calcext:value-type="float">
            <text:p>2.7959</text:p>
          </table:table-cell>
          <table:table-cell office:value-type="float" office:value="2.8492" calcext:value-type="float">
            <text:p>2.8492</text:p>
          </table:table-cell>
          <table:table-cell office:value-type="float" office:value="2.8107" calcext:value-type="float">
            <text:p>2.8107</text:p>
          </table:table-cell>
          <table:table-cell table:formula="of:=AVERAGE([.A83:.C83])" office:value-type="float" office:value="2.8186" calcext:value-type="float">
            <text:p>2.8186</text:p>
          </table:table-cell>
          <table:table-cell table:formula="of:=[.D83]/[.$D$2]" office:value-type="float" office:value="0.295820768116652" calcext:value-type="float">
            <text:p>0.295820768116652</text:p>
          </table:table-cell>
          <table:table-cell/>
          <table:table-cell office:value-type="float" office:value="12.808" calcext:value-type="float">
            <text:p>12.808</text:p>
          </table:table-cell>
          <table:table-cell table:formula="of:=([.G83]-9)/4.5" office:value-type="float" office:value="0.846222222222222" calcext:value-type="float">
            <text:p>0.846222222222222</text:p>
          </table:table-cell>
        </table:table-row>
        <table:table-row table:style-name="ro1">
          <table:table-cell office:value-type="float" office:value="2.8095" calcext:value-type="float">
            <text:p>2.8095</text:p>
          </table:table-cell>
          <table:table-cell office:value-type="float" office:value="2.8624" calcext:value-type="float">
            <text:p>2.8624</text:p>
          </table:table-cell>
          <table:table-cell office:value-type="float" office:value="2.8263" calcext:value-type="float">
            <text:p>2.8263</text:p>
          </table:table-cell>
          <table:table-cell table:formula="of:=AVERAGE([.A84:.C84])" office:value-type="float" office:value="2.83273333333333" calcext:value-type="float">
            <text:p>2.83273333333333</text:p>
          </table:table-cell>
          <table:table-cell table:formula="of:=[.D84]/[.$D$2]" office:value-type="float" office:value="0.297304105065036" calcext:value-type="float">
            <text:p>0.297304105065036</text:p>
          </table:table-cell>
          <table:table-cell/>
          <table:table-cell office:value-type="float" office:value="12.909" calcext:value-type="float">
            <text:p>12.909</text:p>
          </table:table-cell>
          <table:table-cell table:formula="of:=([.G84]-9)/4.5" office:value-type="float" office:value="0.868666666666667" calcext:value-type="float">
            <text:p>0.868666666666667</text:p>
          </table:table-cell>
        </table:table-row>
        <table:table-row table:style-name="ro1">
          <table:table-cell office:value-type="float" office:value="2.8253" calcext:value-type="float">
            <text:p>2.8253</text:p>
          </table:table-cell>
          <table:table-cell office:value-type="float" office:value="2.8778" calcext:value-type="float">
            <text:p>2.8778</text:p>
          </table:table-cell>
          <table:table-cell office:value-type="float" office:value="2.8442" calcext:value-type="float">
            <text:p>2.8442</text:p>
          </table:table-cell>
          <table:table-cell table:formula="of:=AVERAGE([.A85:.C85])" office:value-type="float" office:value="2.8491" calcext:value-type="float">
            <text:p>2.8491</text:p>
          </table:table-cell>
          <table:table-cell table:formula="of:=[.D85]/[.$D$2]" office:value-type="float" office:value="0.299021837238754" calcext:value-type="float">
            <text:p>0.299021837238754</text:p>
          </table:table-cell>
          <table:table-cell/>
          <table:table-cell office:value-type="float" office:value="13.009" calcext:value-type="float">
            <text:p>13.009</text:p>
          </table:table-cell>
          <table:table-cell table:formula="of:=([.G85]-9)/4.5" office:value-type="float" office:value="0.890888888888889" calcext:value-type="float">
            <text:p>0.890888888888889</text:p>
          </table:table-cell>
        </table:table-row>
        <table:table-row table:style-name="ro1">
          <table:table-cell office:value-type="float" office:value="2.8411" calcext:value-type="float">
            <text:p>2.8411</text:p>
          </table:table-cell>
          <table:table-cell office:value-type="float" office:value="2.8933" calcext:value-type="float">
            <text:p>2.8933</text:p>
          </table:table-cell>
          <table:table-cell office:value-type="float" office:value="2.8621" calcext:value-type="float">
            <text:p>2.8621</text:p>
          </table:table-cell>
          <table:table-cell table:formula="of:=AVERAGE([.A86:.C86])" office:value-type="float" office:value="2.8655" calcext:value-type="float">
            <text:p>2.8655</text:p>
          </table:table-cell>
          <table:table-cell table:formula="of:=[.D86]/[.$D$2]" office:value-type="float" office:value="0.300743067848672" calcext:value-type="float">
            <text:p>0.300743067848672</text:p>
          </table:table-cell>
          <table:table-cell/>
          <table:table-cell office:value-type="float" office:value="13.109" calcext:value-type="float">
            <text:p>13.109</text:p>
          </table:table-cell>
          <table:table-cell table:formula="of:=([.G86]-9)/4.5" office:value-type="float" office:value="0.913111111111111" calcext:value-type="float">
            <text:p>0.913111111111111</text:p>
          </table:table-cell>
        </table:table-row>
        <table:table-row table:style-name="ro1">
          <table:table-cell office:value-type="float" office:value="2.857" calcext:value-type="float">
            <text:p>2.857</text:p>
          </table:table-cell>
          <table:table-cell office:value-type="float" office:value="2.9088" calcext:value-type="float">
            <text:p>2.9088</text:p>
          </table:table-cell>
          <table:table-cell office:value-type="float" office:value="2.88" calcext:value-type="float">
            <text:p>2.88</text:p>
          </table:table-cell>
          <table:table-cell table:formula="of:=AVERAGE([.A87:.C87])" office:value-type="float" office:value="2.88193333333333" calcext:value-type="float">
            <text:p>2.88193333333333</text:p>
          </table:table-cell>
          <table:table-cell table:formula="of:=[.D87]/[.$D$2]" office:value-type="float" office:value="0.302467796894788" calcext:value-type="float">
            <text:p>0.302467796894788</text:p>
          </table:table-cell>
          <table:table-cell/>
          <table:table-cell office:value-type="float" office:value="13.21" calcext:value-type="float">
            <text:p>13.21</text:p>
          </table:table-cell>
          <table:table-cell table:formula="of:=([.G87]-9)/4.5" office:value-type="float" office:value="0.935555555555556" calcext:value-type="float">
            <text:p>0.935555555555556</text:p>
          </table:table-cell>
        </table:table-row>
        <table:table-row table:style-name="ro1">
          <table:table-cell office:value-type="float" office:value="2.8737" calcext:value-type="float">
            <text:p>2.8737</text:p>
          </table:table-cell>
          <table:table-cell office:value-type="float" office:value="2.9252" calcext:value-type="float">
            <text:p>2.9252</text:p>
          </table:table-cell>
          <table:table-cell office:value-type="float" office:value="2.8987" calcext:value-type="float">
            <text:p>2.8987</text:p>
          </table:table-cell>
          <table:table-cell table:formula="of:=AVERAGE([.A88:.C88])" office:value-type="float" office:value="2.8992" calcext:value-type="float">
            <text:p>2.8992</text:p>
          </table:table-cell>
          <table:table-cell table:formula="of:=[.D88]/[.$D$2]" office:value-type="float" office:value="0.30427998684588" calcext:value-type="float">
            <text:p>0.30427998684588</text:p>
          </table:table-cell>
          <table:table-cell/>
          <table:table-cell office:value-type="float" office:value="13.31" calcext:value-type="float">
            <text:p>13.31</text:p>
          </table:table-cell>
          <table:table-cell table:formula="of:=([.G88]-9)/4.5" office:value-type="float" office:value="0.957777777777778" calcext:value-type="float">
            <text:p>0.957777777777778</text:p>
          </table:table-cell>
        </table:table-row>
        <table:table-row table:style-name="ro1">
          <table:table-cell office:value-type="float" office:value="2.8932" calcext:value-type="float">
            <text:p>2.8932</text:p>
          </table:table-cell>
          <table:table-cell office:value-type="float" office:value="2.9445" calcext:value-type="float">
            <text:p>2.9445</text:p>
          </table:table-cell>
          <table:table-cell office:value-type="float" office:value="2.92" calcext:value-type="float">
            <text:p>2.92</text:p>
          </table:table-cell>
          <table:table-cell table:formula="of:=AVERAGE([.A89:.C89])" office:value-type="float" office:value="2.91923333333333" calcext:value-type="float">
            <text:p>2.91923333333333</text:p>
          </table:table-cell>
          <table:table-cell table:formula="of:=[.D89]/[.$D$2]" office:value-type="float" office:value="0.30638254700149" calcext:value-type="float">
            <text:p>0.30638254700149</text:p>
          </table:table-cell>
          <table:table-cell/>
          <table:table-cell office:value-type="float" office:value="13.41" calcext:value-type="float">
            <text:p>13.41</text:p>
          </table:table-cell>
          <table:table-cell table:formula="of:=([.G89]-9)/4.5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.9127" calcext:value-type="float">
            <text:p>2.9127</text:p>
          </table:table-cell>
          <table:table-cell office:value-type="float" office:value="2.9637" calcext:value-type="float">
            <text:p>2.9637</text:p>
          </table:table-cell>
          <table:table-cell office:value-type="float" office:value="2.9413" calcext:value-type="float">
            <text:p>2.9413</text:p>
          </table:table-cell>
          <table:table-cell table:formula="of:=AVERAGE([.A90:.C90])" office:value-type="float" office:value="2.93923333333333" calcext:value-type="float">
            <text:p>2.93923333333333</text:p>
          </table:table-cell>
          <table:table-cell table:formula="of:=[.D90]/[.$D$2]" office:value-type="float" office:value="0.308481608720902" calcext:value-type="float">
            <text:p>0.308481608720902</text:p>
          </table:table-cell>
          <table:table-cell/>
          <table:table-cell office:value-type="float" office:value="13.511" calcext:value-type="float">
            <text:p>13.511</text:p>
          </table:table-cell>
          <table:table-cell table:formula="of:=([.G90]-9)/4.5" office:value-type="float" office:value="1.00244444444444" calcext:value-type="float">
            <text:p>1.00244444444444</text:p>
          </table:table-cell>
        </table:table-row>
        <table:table-row table:style-name="ro1">
          <table:table-cell office:value-type="float" office:value="2.9323" calcext:value-type="float">
            <text:p>2.9323</text:p>
          </table:table-cell>
          <table:table-cell office:value-type="float" office:value="2.983" calcext:value-type="float">
            <text:p>2.983</text:p>
          </table:table-cell>
          <table:table-cell office:value-type="float" office:value="2.9626" calcext:value-type="float">
            <text:p>2.9626</text:p>
          </table:table-cell>
          <table:table-cell table:formula="of:=AVERAGE([.A91:.C91])" office:value-type="float" office:value="2.9593" calcext:value-type="float">
            <text:p>2.9593</text:p>
          </table:table-cell>
          <table:table-cell table:formula="of:=[.D91]/[.$D$2]" office:value-type="float" office:value="0.310587667312711" calcext:value-type="float">
            <text:p>0.310587667312711</text:p>
          </table:table-cell>
          <table:table-cell/>
          <table:table-cell office:value-type="float" office:value="13.611" calcext:value-type="float">
            <text:p>13.611</text:p>
          </table:table-cell>
          <table:table-cell table:formula="of:=([.G91]-9)/4.5" office:value-type="float" office:value="1.02466666666667" calcext:value-type="float">
            <text:p>1.02466666666667</text:p>
          </table:table-cell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3.0037" calcext:value-type="float">
            <text:p>3.0037</text:p>
          </table:table-cell>
          <table:table-cell office:value-type="float" office:value="2.9851" calcext:value-type="float">
            <text:p>2.9851</text:p>
          </table:table-cell>
          <table:table-cell table:formula="of:=AVERAGE([.A92:.C92])" office:value-type="float" office:value="2.98066666666667" calcext:value-type="float">
            <text:p>2.98066666666667</text:p>
          </table:table-cell>
          <table:table-cell table:formula="of:=[.D92]/[.$D$2]" office:value-type="float" office:value="0.312830164916282" calcext:value-type="float">
            <text:p>0.312830164916282</text:p>
          </table:table-cell>
          <table:table-cell/>
          <table:table-cell office:value-type="float" office:value="13.712" calcext:value-type="float">
            <text:p>13.712</text:p>
          </table:table-cell>
          <table:table-cell table:formula="of:=([.G92]-9)/4.5" office:value-type="float" office:value="1.04711111111111" calcext:value-type="float">
            <text:p>1.04711111111111</text:p>
          </table:table-cell>
        </table:table-row>
        <table:table-row table:style-name="ro1">
          <table:table-cell office:value-type="float" office:value="2.9755" calcext:value-type="float">
            <text:p>2.9755</text:p>
          </table:table-cell>
          <table:table-cell office:value-type="float" office:value="3.0259" calcext:value-type="float">
            <text:p>3.0259</text:p>
          </table:table-cell>
          <table:table-cell office:value-type="float" office:value="3.0088" calcext:value-type="float">
            <text:p>3.0088</text:p>
          </table:table-cell>
          <table:table-cell table:formula="of:=AVERAGE([.A93:.C93])" office:value-type="float" office:value="3.0034" calcext:value-type="float">
            <text:p>3.0034</text:p>
          </table:table-cell>
          <table:table-cell table:formula="of:=[.D93]/[.$D$2]" office:value-type="float" office:value="0.315216098404013" calcext:value-type="float">
            <text:p>0.315216098404013</text:p>
          </table:table-cell>
          <table:table-cell/>
          <table:table-cell office:value-type="float" office:value="13.812" calcext:value-type="float">
            <text:p>13.812</text:p>
          </table:table-cell>
          <table:table-cell table:formula="of:=([.G93]-9)/4.5" office:value-type="float" office:value="1.06933333333333" calcext:value-type="float">
            <text:p>1.06933333333333</text:p>
          </table:table-cell>
        </table:table-row>
        <table:table-row table:style-name="ro1">
          <table:table-cell office:value-type="float" office:value="2.9978" calcext:value-type="float">
            <text:p>2.9978</text:p>
          </table:table-cell>
          <table:table-cell office:value-type="float" office:value="3.048" calcext:value-type="float">
            <text:p>3.048</text:p>
          </table:table-cell>
          <table:table-cell office:value-type="float" office:value="3.0325" calcext:value-type="float">
            <text:p>3.0325</text:p>
          </table:table-cell>
          <table:table-cell table:formula="of:=AVERAGE([.A94:.C94])" office:value-type="float" office:value="3.0261" calcext:value-type="float">
            <text:p>3.0261</text:p>
          </table:table-cell>
          <table:table-cell table:formula="of:=[.D94]/[.$D$2]" office:value-type="float" office:value="0.317598533455545" calcext:value-type="float">
            <text:p>0.317598533455545</text:p>
          </table:table-cell>
          <table:table-cell/>
          <table:table-cell office:value-type="float" office:value="13.912" calcext:value-type="float">
            <text:p>13.912</text:p>
          </table:table-cell>
          <table:table-cell table:formula="of:=([.G94]-9)/4.5" office:value-type="float" office:value="1.09155555555556" calcext:value-type="float">
            <text:p>1.09155555555556</text:p>
          </table:table-cell>
        </table:table-row>
        <table:table-row table:style-name="ro1">
          <table:table-cell office:value-type="float" office:value="3.0204" calcext:value-type="float">
            <text:p>3.0204</text:p>
          </table:table-cell>
          <table:table-cell office:value-type="float" office:value="3.0704" calcext:value-type="float">
            <text:p>3.0704</text:p>
          </table:table-cell>
          <table:table-cell office:value-type="float" office:value="3.0564" calcext:value-type="float">
            <text:p>3.0564</text:p>
          </table:table-cell>
          <table:table-cell table:formula="of:=AVERAGE([.A95:.C95])" office:value-type="float" office:value="3.04906666666667" calcext:value-type="float">
            <text:p>3.04906666666667</text:p>
          </table:table-cell>
          <table:table-cell table:formula="of:=[.D95]/[.$D$2]" office:value-type="float" office:value="0.320008955996669" calcext:value-type="float">
            <text:p>0.320008955996669</text:p>
          </table:table-cell>
          <table:table-cell/>
          <table:table-cell office:value-type="float" office:value="14.013" calcext:value-type="float">
            <text:p>14.013</text:p>
          </table:table-cell>
          <table:table-cell table:formula="of:=([.G95]-9)/4.5"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3.0446" calcext:value-type="float">
            <text:p>3.0446</text:p>
          </table:table-cell>
          <table:table-cell office:value-type="float" office:value="3.0945" calcext:value-type="float">
            <text:p>3.0945</text:p>
          </table:table-cell>
          <table:table-cell office:value-type="float" office:value="3.0817" calcext:value-type="float">
            <text:p>3.0817</text:p>
          </table:table-cell>
          <table:table-cell table:formula="of:=AVERAGE([.A96:.C96])" office:value-type="float" office:value="3.0736" calcext:value-type="float">
            <text:p>3.0736</text:p>
          </table:table-cell>
          <table:table-cell table:formula="of:=[.D96]/[.$D$2]" office:value-type="float" office:value="0.322583805039147" calcext:value-type="float">
            <text:p>0.322583805039147</text:p>
          </table:table-cell>
          <table:table-cell/>
          <table:table-cell office:value-type="float" office:value="14.113" calcext:value-type="float">
            <text:p>14.113</text:p>
          </table:table-cell>
          <table:table-cell table:formula="of:=([.G96]-9)/4.5" office:value-type="float" office:value="1.13622222222222" calcext:value-type="float">
            <text:p>1.13622222222222</text:p>
          </table:table-cell>
        </table:table-row>
        <table:table-row table:style-name="ro1">
          <table:table-cell office:value-type="float" office:value="3.0689" calcext:value-type="float">
            <text:p>3.0689</text:p>
          </table:table-cell>
          <table:table-cell office:value-type="float" office:value="3.1187" calcext:value-type="float">
            <text:p>3.1187</text:p>
          </table:table-cell>
          <table:table-cell office:value-type="float" office:value="3.1069" calcext:value-type="float">
            <text:p>3.1069</text:p>
          </table:table-cell>
          <table:table-cell table:formula="of:=AVERAGE([.A97:.C97])" office:value-type="float" office:value="3.09816666666667" calcext:value-type="float">
            <text:p>3.09816666666667</text:p>
          </table:table-cell>
          <table:table-cell table:formula="of:=[.D97]/[.$D$2]" office:value-type="float" office:value="0.325162152517824" calcext:value-type="float">
            <text:p>0.325162152517824</text:p>
          </table:table-cell>
          <table:table-cell/>
          <table:table-cell office:value-type="float" office:value="14.213" calcext:value-type="float">
            <text:p>14.213</text:p>
          </table:table-cell>
          <table:table-cell table:formula="of:=([.G97]-9)/4.5" office:value-type="float" office:value="1.15844444444444" calcext:value-type="float">
            <text:p>1.15844444444444</text:p>
          </table:table-cell>
        </table:table-row>
        <table:table-row table:style-name="ro1">
          <table:table-cell office:value-type="float" office:value="3.0932" calcext:value-type="float">
            <text:p>3.0932</text:p>
          </table:table-cell>
          <table:table-cell office:value-type="float" office:value="3.1428" calcext:value-type="float">
            <text:p>3.1428</text:p>
          </table:table-cell>
          <table:table-cell office:value-type="float" office:value="3.1322" calcext:value-type="float">
            <text:p>3.1322</text:p>
          </table:table-cell>
          <table:table-cell table:formula="of:=AVERAGE([.A98:.C98])" office:value-type="float" office:value="3.12273333333333" calcext:value-type="float">
            <text:p>3.12273333333333</text:p>
          </table:table-cell>
          <table:table-cell table:formula="of:=[.D98]/[.$D$2]" office:value-type="float" office:value="0.327740499996501" calcext:value-type="float">
            <text:p>0.327740499996501</text:p>
          </table:table-cell>
          <table:table-cell/>
          <table:table-cell office:value-type="float" office:value="14.314" calcext:value-type="float">
            <text:p>14.314</text:p>
          </table:table-cell>
          <table:table-cell table:formula="of:=([.G98]-9)/4.5" office:value-type="float" office:value="1.18088888888889" calcext:value-type="float">
            <text:p>1.18088888888889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office:value-type="float" office:value="3.1686" calcext:value-type="float">
            <text:p>3.1686</text:p>
          </table:table-cell>
          <table:table-cell office:value-type="float" office:value="3.1588" calcext:value-type="float">
            <text:p>3.1588</text:p>
          </table:table-cell>
          <table:table-cell table:formula="of:=AVERAGE([.A99:.C99])" office:value-type="float" office:value="3.1488" calcext:value-type="float">
            <text:p>3.1488</text:p>
          </table:table-cell>
          <table:table-cell table:formula="of:=[.D99]/[.$D$2]" office:value-type="float" office:value="0.330476277104134" calcext:value-type="float">
            <text:p>0.330476277104134</text:p>
          </table:table-cell>
          <table:table-cell/>
          <table:table-cell office:value-type="float" office:value="14.414" calcext:value-type="float">
            <text:p>14.414</text:p>
          </table:table-cell>
          <table:table-cell table:formula="of:=([.G99]-9)/4.5" office:value-type="float" office:value="1.20311111111111" calcext:value-type="float">
            <text:p>1.20311111111111</text:p>
          </table:table-cell>
        </table:table-row>
        <table:table-row table:style-name="ro1">
          <table:table-cell office:value-type="float" office:value="3.1449" calcext:value-type="float">
            <text:p>3.1449</text:p>
          </table:table-cell>
          <table:table-cell office:value-type="float" office:value="3.1944" calcext:value-type="float">
            <text:p>3.1944</text:p>
          </table:table-cell>
          <table:table-cell office:value-type="float" office:value="3.1854" calcext:value-type="float">
            <text:p>3.1854</text:p>
          </table:table-cell>
          <table:table-cell table:formula="of:=AVERAGE([.A100:.C100])" office:value-type="float" office:value="3.1749" calcext:value-type="float">
            <text:p>3.1749</text:p>
          </table:table-cell>
          <table:table-cell table:formula="of:=[.D100]/[.$D$2]" office:value-type="float" office:value="0.333215552647966" calcext:value-type="float">
            <text:p>0.333215552647966</text:p>
          </table:table-cell>
          <table:table-cell/>
          <table:table-cell office:value-type="float" office:value="14.514" calcext:value-type="float">
            <text:p>14.514</text:p>
          </table:table-cell>
          <table:table-cell table:formula="of:=([.G100]-9)/4.5" office:value-type="float" office:value="1.22533333333333" calcext:value-type="float">
            <text:p>1.22533333333333</text:p>
          </table:table-cell>
        </table:table-row>
        <table:table-row table:style-name="ro1">
          <table:table-cell office:value-type="float" office:value="3.1703" calcext:value-type="float">
            <text:p>3.1703</text:p>
          </table:table-cell>
          <table:table-cell office:value-type="float" office:value="3.2197" calcext:value-type="float">
            <text:p>3.2197</text:p>
          </table:table-cell>
          <table:table-cell office:value-type="float" office:value="3.2115" calcext:value-type="float">
            <text:p>3.2115</text:p>
          </table:table-cell>
          <table:table-cell table:formula="of:=AVERAGE([.A101:.C101])" office:value-type="float" office:value="3.2005" calcext:value-type="float">
            <text:p>3.2005</text:p>
          </table:table-cell>
          <table:table-cell table:formula="of:=[.D101]/[.$D$2]" office:value-type="float" office:value="0.335902351648813" calcext:value-type="float">
            <text:p>0.335902351648813</text:p>
          </table:table-cell>
          <table:table-cell/>
          <table:table-cell office:value-type="float" office:value="14.615" calcext:value-type="float">
            <text:p>14.615</text:p>
          </table:table-cell>
          <table:table-cell table:formula="of:=([.G101]-9)/4.5" office:value-type="float" office:value="1.24777777777778" calcext:value-type="float">
            <text:p>1.24777777777778</text:p>
          </table:table-cell>
        </table:table-row>
        <table:table-row table:style-name="ro1">
          <table:table-cell office:value-type="float" office:value="3.1939" calcext:value-type="float">
            <text:p>3.1939</text:p>
          </table:table-cell>
          <table:table-cell office:value-type="float" office:value="3.2433" calcext:value-type="float">
            <text:p>3.2433</text:p>
          </table:table-cell>
          <table:table-cell office:value-type="float" office:value="3.2356" calcext:value-type="float">
            <text:p>3.2356</text:p>
          </table:table-cell>
          <table:table-cell table:formula="of:=AVERAGE([.A102:.C102])" office:value-type="float" office:value="3.22426666666667" calcext:value-type="float">
            <text:p>3.22426666666667</text:p>
          </table:table-cell>
          <table:table-cell table:formula="of:=[.D102]/[.$D$2]" office:value-type="float" office:value="0.338396736658713" calcext:value-type="float">
            <text:p>0.338396736658713</text:p>
          </table:table-cell>
          <table:table-cell/>
          <table:table-cell office:value-type="float" office:value="14.715" calcext:value-type="float">
            <text:p>14.715</text:p>
          </table:table-cell>
          <table:table-cell table:formula="of:=([.G102]-9)/4.5" office:value-type="float" office:value="1.27" calcext:value-type="float">
            <text:p>1.27</text:p>
          </table:table-cell>
        </table:table-row>
      </table:table>
      <table:table table:name="U0_avg" table:style-name="ta1"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number-columns-repeated="3" office:value-type="string" calcext:value-type="string">
            <text:p>UMean:0</text:p>
          </table:table-cell>
          <table:table-cell office:value-type="string" calcext:value-type="string">
            <text:p>Umean0_avg</text:p>
          </table:table-cell>
          <table:table-cell office:value-type="string" calcext:value-type="string">
            <text:p>adim_Umean0_avg</text:p>
          </table:table-cell>
          <table:table-cell/>
          <table:table-cell office:value-type="string" calcext:value-type="string">
            <text:p>Points:0</text:p>
          </table:table-cell>
          <table:table-cell/>
        </table:table-row>
        <table:table-row table:style-name="ro1">
          <table:table-cell office:value-type="float" office:value="9.5382" calcext:value-type="float">
            <text:p>9.5382</text:p>
          </table:table-cell>
          <table:table-cell table:number-columns-repeated="2" office:value-type="float" office:value="9.5405" calcext:value-type="float">
            <text:p>9.5405</text:p>
          </table:table-cell>
          <table:table-cell table:formula="of:=AVERAGE([.A2:.C2])" office:value-type="float" office:value="9.53973333333333" calcext:value-type="float">
            <text:p>9.53973333333333</text:p>
          </table:table-cell>
          <table:table-cell table:formula="of:=[.D2]/[.$D$2]" office:value-type="float" office:value="1" calcext:value-type="float">
            <text:p>1</text:p>
          </table:table-cell>
          <table:table-cell/>
          <table:table-cell office:value-type="float" office:value="4.68" calcext:value-type="float">
            <text:p>4.68</text:p>
          </table:table-cell>
          <table:table-cell table:formula="of:=([.G2]-9)/4.5"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9.5184" calcext:value-type="float">
            <text:p>9.5184</text:p>
          </table:table-cell>
          <table:table-cell office:value-type="float" office:value="9.5209" calcext:value-type="float">
            <text:p>9.5209</text:p>
          </table:table-cell>
          <table:table-cell office:value-type="float" office:value="9.5208" calcext:value-type="float">
            <text:p>9.5208</text:p>
          </table:table-cell>
          <table:table-cell table:formula="of:=AVERAGE([.A3:.C3])" office:value-type="float" office:value="9.52003333333333" calcext:value-type="float">
            <text:p>9.52003333333333</text:p>
          </table:table-cell>
          <table:table-cell table:formula="of:=[.D3]/[.$D$2]" office:value-type="float" office:value="0.997934952758987" calcext:value-type="float">
            <text:p>0.997934952758987</text:p>
          </table:table-cell>
          <table:table-cell/>
          <table:table-cell office:value-type="float" office:value="4.7804" calcext:value-type="float">
            <text:p>4.7804</text:p>
          </table:table-cell>
          <table:table-cell table:formula="of:=([.G3]-9)/4.5" office:value-type="float" office:value="-0.937688888888889" calcext:value-type="float">
            <text:p>-0.937688888888889</text:p>
          </table:table-cell>
        </table:table-row>
        <table:table-row table:style-name="ro1">
          <table:table-cell office:value-type="float" office:value="9.4986" calcext:value-type="float">
            <text:p>9.4986</text:p>
          </table:table-cell>
          <table:table-cell office:value-type="float" office:value="9.5012" calcext:value-type="float">
            <text:p>9.5012</text:p>
          </table:table-cell>
          <table:table-cell office:value-type="float" office:value="9.5011" calcext:value-type="float">
            <text:p>9.5011</text:p>
          </table:table-cell>
          <table:table-cell table:formula="of:=AVERAGE([.A4:.C4])" office:value-type="float" office:value="9.5003" calcext:value-type="float">
            <text:p>9.5003</text:p>
          </table:table-cell>
          <table:table-cell table:formula="of:=[.D4]/[.$D$2]" office:value-type="float" office:value="0.995866411360206" calcext:value-type="float">
            <text:p>0.995866411360206</text:p>
          </table:table-cell>
          <table:table-cell/>
          <table:table-cell office:value-type="float" office:value="4.8807" calcext:value-type="float">
            <text:p>4.8807</text:p>
          </table:table-cell>
          <table:table-cell table:formula="of:=([.G4]-9)/4.5" office:value-type="float" office:value="-0.9154" calcext:value-type="float">
            <text:p>-0.9154</text:p>
          </table:table-cell>
        </table:table-row>
        <table:table-row table:style-name="ro1">
          <table:table-cell office:value-type="float" office:value="9.4788" calcext:value-type="float">
            <text:p>9.4788</text:p>
          </table:table-cell>
          <table:table-cell table:number-columns-repeated="2" office:value-type="float" office:value="9.4815" calcext:value-type="float">
            <text:p>9.4815</text:p>
          </table:table-cell>
          <table:table-cell table:formula="of:=AVERAGE([.A5:.C5])" office:value-type="float" office:value="9.4806" calcext:value-type="float">
            <text:p>9.4806</text:p>
          </table:table-cell>
          <table:table-cell table:formula="of:=[.D5]/[.$D$2]" office:value-type="float" office:value="0.993801364119193" calcext:value-type="float">
            <text:p>0.993801364119193</text:p>
          </table:table-cell>
          <table:table-cell/>
          <table:table-cell office:value-type="float" office:value="4.9811" calcext:value-type="float">
            <text:p>4.9811</text:p>
          </table:table-cell>
          <table:table-cell table:formula="of:=([.G5]-9)/4.5" office:value-type="float" office:value="-0.893088888888889" calcext:value-type="float">
            <text:p>-0.893088888888889</text:p>
          </table:table-cell>
        </table:table-row>
        <table:table-row table:style-name="ro1">
          <table:table-cell office:value-type="float" office:value="9.4591" calcext:value-type="float">
            <text:p>9.4591</text:p>
          </table:table-cell>
          <table:table-cell office:value-type="float" office:value="9.4619" calcext:value-type="float">
            <text:p>9.4619</text:p>
          </table:table-cell>
          <table:table-cell office:value-type="float" office:value="9.4618" calcext:value-type="float">
            <text:p>9.4618</text:p>
          </table:table-cell>
          <table:table-cell table:formula="of:=AVERAGE([.A6:.C6])" office:value-type="float" office:value="9.46093333333333" calcext:value-type="float">
            <text:p>9.46093333333333</text:p>
          </table:table-cell>
          <table:table-cell table:formula="of:=[.D6]/[.$D$2]" office:value-type="float" office:value="0.991739811035948" calcext:value-type="float">
            <text:p>0.991739811035948</text:p>
          </table:table-cell>
          <table:table-cell/>
          <table:table-cell office:value-type="float" office:value="5.0814" calcext:value-type="float">
            <text:p>5.0814</text:p>
          </table:table-cell>
          <table:table-cell table:formula="of:=([.G6]-9)/4.5" office:value-type="float" office:value="-0.8708" calcext:value-type="float">
            <text:p>-0.8708</text:p>
          </table:table-cell>
        </table:table-row>
        <table:table-row table:style-name="ro1">
          <table:table-cell office:value-type="float" office:value="9.4393" calcext:value-type="float">
            <text:p>9.4393</text:p>
          </table:table-cell>
          <table:table-cell office:value-type="float" office:value="9.4422" calcext:value-type="float">
            <text:p>9.4422</text:p>
          </table:table-cell>
          <table:table-cell office:value-type="float" office:value="9.4421" calcext:value-type="float">
            <text:p>9.4421</text:p>
          </table:table-cell>
          <table:table-cell table:formula="of:=AVERAGE([.A7:.C7])" office:value-type="float" office:value="9.4412" calcext:value-type="float">
            <text:p>9.4412</text:p>
          </table:table-cell>
          <table:table-cell table:formula="of:=[.D7]/[.$D$2]" office:value-type="float" office:value="0.989671269637167" calcext:value-type="float">
            <text:p>0.989671269637167</text:p>
          </table:table-cell>
          <table:table-cell/>
          <table:table-cell office:value-type="float" office:value="5.1817" calcext:value-type="float">
            <text:p>5.1817</text:p>
          </table:table-cell>
          <table:table-cell table:formula="of:=([.G7]-9)/4.5" office:value-type="float" office:value="-0.848511111111111" calcext:value-type="float">
            <text:p>-0.848511111111111</text:p>
          </table:table-cell>
        </table:table-row>
        <table:table-row table:style-name="ro1">
          <table:table-cell office:value-type="float" office:value="9.4195" calcext:value-type="float">
            <text:p>9.4195</text:p>
          </table:table-cell>
          <table:table-cell office:value-type="float" office:value="9.4225" calcext:value-type="float">
            <text:p>9.4225</text:p>
          </table:table-cell>
          <table:table-cell office:value-type="float" office:value="9.4224" calcext:value-type="float">
            <text:p>9.4224</text:p>
          </table:table-cell>
          <table:table-cell table:formula="of:=AVERAGE([.A8:.C8])" office:value-type="float" office:value="9.42146666666667" calcext:value-type="float">
            <text:p>9.42146666666667</text:p>
          </table:table-cell>
          <table:table-cell table:formula="of:=[.D8]/[.$D$2]" office:value-type="float" office:value="0.987602728238385" calcext:value-type="float">
            <text:p>0.987602728238385</text:p>
          </table:table-cell>
          <table:table-cell/>
          <table:table-cell office:value-type="float" office:value="5.2821" calcext:value-type="float">
            <text:p>5.2821</text:p>
          </table:table-cell>
          <table:table-cell table:formula="of:=([.G8]-9)/4.5" office:value-type="float" office:value="-0.8262" calcext:value-type="float">
            <text:p>-0.8262</text:p>
          </table:table-cell>
        </table:table-row>
        <table:table-row table:style-name="ro1">
          <table:table-cell office:value-type="float" office:value="9.3997" calcext:value-type="float">
            <text:p>9.3997</text:p>
          </table:table-cell>
          <table:table-cell office:value-type="float" office:value="9.4028" calcext:value-type="float">
            <text:p>9.4028</text:p>
          </table:table-cell>
          <table:table-cell office:value-type="float" office:value="9.4027" calcext:value-type="float">
            <text:p>9.4027</text:p>
          </table:table-cell>
          <table:table-cell table:formula="of:=AVERAGE([.A9:.C9])" office:value-type="float" office:value="9.40173333333333" calcext:value-type="float">
            <text:p>9.40173333333333</text:p>
          </table:table-cell>
          <table:table-cell table:formula="of:=[.D9]/[.$D$2]" office:value-type="float" office:value="0.985534186839604" calcext:value-type="float">
            <text:p>0.985534186839604</text:p>
          </table:table-cell>
          <table:table-cell/>
          <table:table-cell office:value-type="float" office:value="5.3825" calcext:value-type="float">
            <text:p>5.3825</text:p>
          </table:table-cell>
          <table:table-cell table:formula="of:=([.G9]-9)/4.5" office:value-type="float" office:value="-0.803888888888889" calcext:value-type="float">
            <text:p>-0.803888888888889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9.3832" calcext:value-type="float">
            <text:p>9.3832</text:p>
          </table:table-cell>
          <table:table-cell office:value-type="float" office:value="9.3831" calcext:value-type="float">
            <text:p>9.3831</text:p>
          </table:table-cell>
          <table:table-cell table:formula="of:=AVERAGE([.A10:.C10])" office:value-type="float" office:value="9.3821" calcext:value-type="float">
            <text:p>9.3821</text:p>
          </table:table-cell>
          <table:table-cell table:formula="of:=[.D10]/[.$D$2]" office:value-type="float" office:value="0.983476127914128" calcext:value-type="float">
            <text:p>0.983476127914128</text:p>
          </table:table-cell>
          <table:table-cell/>
          <table:table-cell office:value-type="float" office:value="5.4828" calcext:value-type="float">
            <text:p>5.4828</text:p>
          </table:table-cell>
          <table:table-cell table:formula="of:=([.G10]-9)/4.5" office:value-type="float" office:value="-0.7816" calcext:value-type="float">
            <text:p>-0.7816</text:p>
          </table:table-cell>
        </table:table-row>
        <table:table-row table:style-name="ro1">
          <table:table-cell office:value-type="float" office:value="9.347" calcext:value-type="float">
            <text:p>9.347</text:p>
          </table:table-cell>
          <table:table-cell table:number-columns-repeated="2" office:value-type="float" office:value="9.3503" calcext:value-type="float">
            <text:p>9.3503</text:p>
          </table:table-cell>
          <table:table-cell table:formula="of:=AVERAGE([.A11:.C11])" office:value-type="float" office:value="9.3492" calcext:value-type="float">
            <text:p>9.3492</text:p>
          </table:table-cell>
          <table:table-cell table:formula="of:=[.D11]/[.$D$2]" office:value-type="float" office:value="0.980027394196903" calcext:value-type="float">
            <text:p>0.980027394196903</text:p>
          </table:table-cell>
          <table:table-cell/>
          <table:table-cell office:value-type="float" office:value="5.5831" calcext:value-type="float">
            <text:p>5.5831</text:p>
          </table:table-cell>
          <table:table-cell table:formula="of:=([.G11]-9)/4.5" office:value-type="float" office:value="-0.759311111111111" calcext:value-type="float">
            <text:p>-0.759311111111111</text:p>
          </table:table-cell>
        </table:table-row>
        <table:table-row table:style-name="ro1">
          <table:table-cell office:value-type="float" office:value="9.2661" calcext:value-type="float">
            <text:p>9.2661</text:p>
          </table:table-cell>
          <table:table-cell table:number-columns-repeated="2" office:value-type="float" office:value="9.2698" calcext:value-type="float">
            <text:p>9.2698</text:p>
          </table:table-cell>
          <table:table-cell table:formula="of:=AVERAGE([.A12:.C12])" office:value-type="float" office:value="9.26856666666667" calcext:value-type="float">
            <text:p>9.26856666666667</text:p>
          </table:table-cell>
          <table:table-cell table:formula="of:=[.D12]/[.$D$2]" office:value-type="float" office:value="0.971575026555599" calcext:value-type="float">
            <text:p>0.971575026555599</text:p>
          </table:table-cell>
          <table:table-cell/>
          <table:table-cell office:value-type="float" office:value="5.6835" calcext:value-type="float">
            <text:p>5.6835</text:p>
          </table:table-cell>
          <table:table-cell table:formula="of:=([.G12]-9)/4.5"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9.1852" calcext:value-type="float">
            <text:p>9.1852</text:p>
          </table:table-cell>
          <table:table-cell office:value-type="float" office:value="9.1892" calcext:value-type="float">
            <text:p>9.1892</text:p>
          </table:table-cell>
          <table:table-cell office:value-type="float" office:value="9.1893" calcext:value-type="float">
            <text:p>9.1893</text:p>
          </table:table-cell>
          <table:table-cell table:formula="of:=AVERAGE([.A13:.C13])" office:value-type="float" office:value="9.1879" calcext:value-type="float">
            <text:p>9.1879</text:p>
          </table:table-cell>
          <table:table-cell table:formula="of:=[.D13]/[.$D$2]" office:value-type="float" office:value="0.963119164756527" calcext:value-type="float">
            <text:p>0.963119164756527</text:p>
          </table:table-cell>
          <table:table-cell/>
          <table:table-cell office:value-type="float" office:value="5.7839" calcext:value-type="float">
            <text:p>5.7839</text:p>
          </table:table-cell>
          <table:table-cell table:formula="of:=([.G13]-9)/4.5" office:value-type="float" office:value="-0.714688888888889" calcext:value-type="float">
            <text:p>-0.714688888888889</text:p>
          </table:table-cell>
        </table:table-row>
        <table:table-row table:style-name="ro1">
          <table:table-cell office:value-type="float" office:value="9.1044" calcext:value-type="float">
            <text:p>9.1044</text:p>
          </table:table-cell>
          <table:table-cell office:value-type="float" office:value="9.1086" calcext:value-type="float">
            <text:p>9.1086</text:p>
          </table:table-cell>
          <table:table-cell office:value-type="float" office:value="9.1088" calcext:value-type="float">
            <text:p>9.1088</text:p>
          </table:table-cell>
          <table:table-cell table:formula="of:=AVERAGE([.A14:.C14])" office:value-type="float" office:value="9.10726666666667" calcext:value-type="float">
            <text:p>9.10726666666667</text:p>
          </table:table-cell>
          <table:table-cell table:formula="of:=[.D14]/[.$D$2]" office:value-type="float" office:value="0.954666797115223" calcext:value-type="float">
            <text:p>0.954666797115223</text:p>
          </table:table-cell>
          <table:table-cell/>
          <table:table-cell office:value-type="float" office:value="5.8842" calcext:value-type="float">
            <text:p>5.8842</text:p>
          </table:table-cell>
          <table:table-cell table:formula="of:=([.G14]-9)/4.5" office:value-type="float" office:value="-0.6924" calcext:value-type="float">
            <text:p>-0.6924</text:p>
          </table:table-cell>
        </table:table-row>
        <table:table-row table:style-name="ro1">
          <table:table-cell office:value-type="float" office:value="9.0235" calcext:value-type="float">
            <text:p>9.0235</text:p>
          </table:table-cell>
          <table:table-cell office:value-type="float" office:value="9.0281" calcext:value-type="float">
            <text:p>9.0281</text:p>
          </table:table-cell>
          <table:table-cell office:value-type="float" office:value="9.0283" calcext:value-type="float">
            <text:p>9.0283</text:p>
          </table:table-cell>
          <table:table-cell table:formula="of:=AVERAGE([.A15:.C15])" office:value-type="float" office:value="9.02663333333333" calcext:value-type="float">
            <text:p>9.02663333333333</text:p>
          </table:table-cell>
          <table:table-cell table:formula="of:=[.D15]/[.$D$2]" office:value-type="float" office:value="0.94621442947392" calcext:value-type="float">
            <text:p>0.94621442947392</text:p>
          </table:table-cell>
          <table:table-cell/>
          <table:table-cell office:value-type="float" office:value="5.9845" calcext:value-type="float">
            <text:p>5.9845</text:p>
          </table:table-cell>
          <table:table-cell table:formula="of:=([.G15]-9)/4.5" office:value-type="float" office:value="-0.670111111111111" calcext:value-type="float">
            <text:p>-0.670111111111111</text:p>
          </table:table-cell>
        </table:table-row>
        <table:table-row table:style-name="ro1">
          <table:table-cell office:value-type="float" office:value="8.9426" calcext:value-type="float">
            <text:p>8.9426</text:p>
          </table:table-cell>
          <table:table-cell office:value-type="float" office:value="8.9475" calcext:value-type="float">
            <text:p>8.9475</text:p>
          </table:table-cell>
          <table:table-cell office:value-type="float" office:value="8.9478" calcext:value-type="float">
            <text:p>8.9478</text:p>
          </table:table-cell>
          <table:table-cell table:formula="of:=AVERAGE([.A16:.C16])" office:value-type="float" office:value="8.94596666666667" calcext:value-type="float">
            <text:p>8.94596666666667</text:p>
          </table:table-cell>
          <table:table-cell table:formula="of:=[.D16]/[.$D$2]" office:value-type="float" office:value="0.937758567674848" calcext:value-type="float">
            <text:p>0.937758567674848</text:p>
          </table:table-cell>
          <table:table-cell/>
          <table:table-cell office:value-type="float" office:value="6.0849" calcext:value-type="float">
            <text:p>6.0849</text:p>
          </table:table-cell>
          <table:table-cell table:formula="of:=([.G16]-9)/4.5" office:value-type="float" office:value="-0.6478" calcext:value-type="float">
            <text:p>-0.6478</text:p>
          </table:table-cell>
        </table:table-row>
        <table:table-row table:style-name="ro1">
          <table:table-cell office:value-type="float" office:value="8.8617" calcext:value-type="float">
            <text:p>8.8617</text:p>
          </table:table-cell>
          <table:table-cell office:value-type="float" office:value="8.867" calcext:value-type="float">
            <text:p>8.867</text:p>
          </table:table-cell>
          <table:table-cell office:value-type="float" office:value="8.8673" calcext:value-type="float">
            <text:p>8.8673</text:p>
          </table:table-cell>
          <table:table-cell table:formula="of:=AVERAGE([.A17:.C17])" office:value-type="float" office:value="8.86533333333333" calcext:value-type="float">
            <text:p>8.86533333333333</text:p>
          </table:table-cell>
          <table:table-cell table:formula="of:=[.D17]/[.$D$2]" office:value-type="float" office:value="0.929306200033544" calcext:value-type="float">
            <text:p>0.929306200033544</text:p>
          </table:table-cell>
          <table:table-cell/>
          <table:table-cell office:value-type="float" office:value="6.1852" calcext:value-type="float">
            <text:p>6.1852</text:p>
          </table:table-cell>
          <table:table-cell table:formula="of:=([.G17]-9)/4.5" office:value-type="float" office:value="-0.625511111111111" calcext:value-type="float">
            <text:p>-0.625511111111111</text:p>
          </table:table-cell>
        </table:table-row>
        <table:table-row table:style-name="ro1">
          <table:table-cell office:value-type="float" office:value="8.7809" calcext:value-type="float">
            <text:p>8.7809</text:p>
          </table:table-cell>
          <table:table-cell office:value-type="float" office:value="8.7864" calcext:value-type="float">
            <text:p>8.7864</text:p>
          </table:table-cell>
          <table:table-cell office:value-type="float" office:value="8.7868" calcext:value-type="float">
            <text:p>8.7868</text:p>
          </table:table-cell>
          <table:table-cell table:formula="of:=AVERAGE([.A18:.C18])" office:value-type="float" office:value="8.7847" calcext:value-type="float">
            <text:p>8.7847</text:p>
          </table:table-cell>
          <table:table-cell table:formula="of:=[.D18]/[.$D$2]" office:value-type="float" office:value="0.92085383239224" calcext:value-type="float">
            <text:p>0.92085383239224</text:p>
          </table:table-cell>
          <table:table-cell/>
          <table:table-cell office:value-type="float" office:value="6.2856" calcext:value-type="float">
            <text:p>6.2856</text:p>
          </table:table-cell>
          <table:table-cell table:formula="of:=([.G18]-9)/4.5" office:value-type="float" office:value="-0.6032" calcext:value-type="float">
            <text:p>-0.603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7058" calcext:value-type="float">
            <text:p>8.7058</text:p>
          </table:table-cell>
          <table:table-cell office:value-type="float" office:value="8.7063" calcext:value-type="float">
            <text:p>8.7063</text:p>
          </table:table-cell>
          <table:table-cell table:formula="of:=AVERAGE([.A19:.C19])" office:value-type="float" office:value="8.70403333333333" calcext:value-type="float">
            <text:p>8.70403333333333</text:p>
          </table:table-cell>
          <table:table-cell table:formula="of:=[.D19]/[.$D$2]" office:value-type="float" office:value="0.912397970593168" calcext:value-type="float">
            <text:p>0.912397970593168</text:p>
          </table:table-cell>
          <table:table-cell/>
          <table:table-cell office:value-type="float" office:value="6.386" calcext:value-type="float">
            <text:p>6.386</text:p>
          </table:table-cell>
          <table:table-cell table:formula="of:=([.G19]-9)/4.5" office:value-type="float" office:value="-0.580888888888889" calcext:value-type="float">
            <text:p>-0.580888888888889</text:p>
          </table:table-cell>
        </table:table-row>
        <table:table-row table:style-name="ro1">
          <table:table-cell office:value-type="float" office:value="8.6191" calcext:value-type="float">
            <text:p>8.6191</text:p>
          </table:table-cell>
          <table:table-cell office:value-type="float" office:value="8.6253" calcext:value-type="float">
            <text:p>8.6253</text:p>
          </table:table-cell>
          <table:table-cell office:value-type="float" office:value="8.6258" calcext:value-type="float">
            <text:p>8.6258</text:p>
          </table:table-cell>
          <table:table-cell table:formula="of:=AVERAGE([.A20:.C20])" office:value-type="float" office:value="8.6234" calcext:value-type="float">
            <text:p>8.6234</text:p>
          </table:table-cell>
          <table:table-cell table:formula="of:=[.D20]/[.$D$2]" office:value-type="float" office:value="0.903945602951865" calcext:value-type="float">
            <text:p>0.903945602951865</text:p>
          </table:table-cell>
          <table:table-cell/>
          <table:table-cell office:value-type="float" office:value="6.4863" calcext:value-type="float">
            <text:p>6.4863</text:p>
          </table:table-cell>
          <table:table-cell table:formula="of:=([.G20]-9)/4.5" office:value-type="float" office:value="-0.5586" calcext:value-type="float">
            <text:p>-0.5586</text:p>
          </table:table-cell>
        </table:table-row>
        <table:table-row table:style-name="ro1">
          <table:table-cell office:value-type="float" office:value="8.5382" calcext:value-type="float">
            <text:p>8.5382</text:p>
          </table:table-cell>
          <table:table-cell office:value-type="float" office:value="8.5447" calcext:value-type="float">
            <text:p>8.5447</text:p>
          </table:table-cell>
          <table:table-cell office:value-type="float" office:value="8.5453" calcext:value-type="float">
            <text:p>8.5453</text:p>
          </table:table-cell>
          <table:table-cell table:formula="of:=AVERAGE([.A21:.C21])" office:value-type="float" office:value="8.54273333333333" calcext:value-type="float">
            <text:p>8.54273333333333</text:p>
          </table:table-cell>
          <table:table-cell table:formula="of:=[.D21]/[.$D$2]" office:value-type="float" office:value="0.895489741152793" calcext:value-type="float">
            <text:p>0.895489741152793</text:p>
          </table:table-cell>
          <table:table-cell/>
          <table:table-cell office:value-type="float" office:value="6.5866" calcext:value-type="float">
            <text:p>6.5866</text:p>
          </table:table-cell>
          <table:table-cell table:formula="of:=([.G21]-9)/4.5" office:value-type="float" office:value="-0.536311111111111" calcext:value-type="float">
            <text:p>-0.536311111111111</text:p>
          </table:table-cell>
        </table:table-row>
        <table:table-row table:style-name="ro1">
          <table:table-cell office:value-type="float" office:value="8.476" calcext:value-type="float">
            <text:p>8.476</text:p>
          </table:table-cell>
          <table:table-cell office:value-type="float" office:value="8.4828" calcext:value-type="float">
            <text:p>8.4828</text:p>
          </table:table-cell>
          <table:table-cell office:value-type="float" office:value="8.4833" calcext:value-type="float">
            <text:p>8.4833</text:p>
          </table:table-cell>
          <table:table-cell table:formula="of:=AVERAGE([.A22:.C22])" office:value-type="float" office:value="8.4807" calcext:value-type="float">
            <text:p>8.4807</text:p>
          </table:table-cell>
          <table:table-cell table:formula="of:=[.D22]/[.$D$2]" office:value-type="float" office:value="0.888987113546151" calcext:value-type="float">
            <text:p>0.888987113546151</text:p>
          </table:table-cell>
          <table:table-cell/>
          <table:table-cell office:value-type="float" office:value="6.687" calcext:value-type="float">
            <text:p>6.687</text:p>
          </table:table-cell>
          <table:table-cell table:formula="of:=([.G22]-9)/4.5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8.4426" calcext:value-type="float">
            <text:p>8.4426</text:p>
          </table:table-cell>
          <table:table-cell office:value-type="float" office:value="8.4496" calcext:value-type="float">
            <text:p>8.4496</text:p>
          </table:table-cell>
          <table:table-cell office:value-type="float" office:value="8.45" calcext:value-type="float">
            <text:p>8.45</text:p>
          </table:table-cell>
          <table:table-cell table:formula="of:=AVERAGE([.A23:.C23])" office:value-type="float" office:value="8.4474" calcext:value-type="float">
            <text:p>8.4474</text:p>
          </table:table-cell>
          <table:table-cell table:formula="of:=[.D23]/[.$D$2]" office:value-type="float" office:value="0.885496449935708" calcext:value-type="float">
            <text:p>0.885496449935708</text:p>
          </table:table-cell>
          <table:table-cell/>
          <table:table-cell office:value-type="float" office:value="6.7874" calcext:value-type="float">
            <text:p>6.7874</text:p>
          </table:table-cell>
          <table:table-cell table:formula="of:=([.G23]-9)/4.5" office:value-type="float" office:value="-0.491688888888889" calcext:value-type="float">
            <text:p>-0.491688888888889</text:p>
          </table:table-cell>
        </table:table-row>
        <table:table-row table:style-name="ro1">
          <table:table-cell office:value-type="float" office:value="8.4092" calcext:value-type="float">
            <text:p>8.4092</text:p>
          </table:table-cell>
          <table:table-cell office:value-type="float" office:value="8.4165" calcext:value-type="float">
            <text:p>8.4165</text:p>
          </table:table-cell>
          <table:table-cell office:value-type="float" office:value="8.4167" calcext:value-type="float">
            <text:p>8.4167</text:p>
          </table:table-cell>
          <table:table-cell table:formula="of:=AVERAGE([.A24:.C24])" office:value-type="float" office:value="8.41413333333333" calcext:value-type="float">
            <text:p>8.41413333333333</text:p>
          </table:table-cell>
          <table:table-cell table:formula="of:=[.D24]/[.$D$2]" office:value-type="float" office:value="0.882009280483032" calcext:value-type="float">
            <text:p>0.882009280483032</text:p>
          </table:table-cell>
          <table:table-cell/>
          <table:table-cell office:value-type="float" office:value="6.8877" calcext:value-type="float">
            <text:p>6.8877</text:p>
          </table:table-cell>
          <table:table-cell table:formula="of:=([.G24]-9)/4.5" office:value-type="float" office:value="-0.4694" calcext:value-type="float">
            <text:p>-0.4694</text:p>
          </table:table-cell>
        </table:table-row>
        <table:table-row table:style-name="ro1">
          <table:table-cell office:value-type="float" office:value="8.3758" calcext:value-type="float">
            <text:p>8.3758</text:p>
          </table:table-cell>
          <table:table-cell office:value-type="float" office:value="8.3833" calcext:value-type="float">
            <text:p>8.3833</text:p>
          </table:table-cell>
          <table:table-cell office:value-type="float" office:value="8.3834" calcext:value-type="float">
            <text:p>8.3834</text:p>
          </table:table-cell>
          <table:table-cell table:formula="of:=AVERAGE([.A25:.C25])" office:value-type="float" office:value="8.38083333333333" calcext:value-type="float">
            <text:p>8.38083333333333</text:p>
          </table:table-cell>
          <table:table-cell table:formula="of:=[.D25]/[.$D$2]" office:value-type="float" office:value="0.878518616872589" calcext:value-type="float">
            <text:p>0.878518616872589</text:p>
          </table:table-cell>
          <table:table-cell/>
          <table:table-cell office:value-type="float" office:value="6.988" calcext:value-type="float">
            <text:p>6.988</text:p>
          </table:table-cell>
          <table:table-cell table:formula="of:=([.G25]-9)/4.5" office:value-type="float" office:value="-0.447111111111111" calcext:value-type="float">
            <text:p>-0.447111111111111</text:p>
          </table:table-cell>
        </table:table-row>
        <table:table-row table:style-name="ro1">
          <table:table-cell office:value-type="float" office:value="8.3424" calcext:value-type="float">
            <text:p>8.3424</text:p>
          </table:table-cell>
          <table:table-cell office:value-type="float" office:value="8.3502" calcext:value-type="float">
            <text:p>8.3502</text:p>
          </table:table-cell>
          <table:table-cell office:value-type="float" office:value="8.3501" calcext:value-type="float">
            <text:p>8.3501</text:p>
          </table:table-cell>
          <table:table-cell table:formula="of:=AVERAGE([.A26:.C26])" office:value-type="float" office:value="8.34756666666667" calcext:value-type="float">
            <text:p>8.34756666666667</text:p>
          </table:table-cell>
          <table:table-cell table:formula="of:=[.D26]/[.$D$2]" office:value-type="float" office:value="0.875031447419914" calcext:value-type="float">
            <text:p>0.875031447419914</text:p>
          </table:table-cell>
          <table:table-cell/>
          <table:table-cell office:value-type="float" office:value="7.0884" calcext:value-type="float">
            <text:p>7.0884</text:p>
          </table:table-cell>
          <table:table-cell table:formula="of:=([.G26]-9)/4.5" office:value-type="float" office:value="-0.4248" calcext:value-type="float">
            <text:p>-0.4248</text:p>
          </table:table-cell>
        </table:table-row>
        <table:table-row table:style-name="ro1">
          <table:table-cell office:value-type="float" office:value="8.309" calcext:value-type="float">
            <text:p>8.309</text:p>
          </table:table-cell>
          <table:table-cell office:value-type="float" office:value="8.317" calcext:value-type="float">
            <text:p>8.317</text:p>
          </table:table-cell>
          <table:table-cell office:value-type="float" office:value="8.3168" calcext:value-type="float">
            <text:p>8.3168</text:p>
          </table:table-cell>
          <table:table-cell table:formula="of:=AVERAGE([.A27:.C27])" office:value-type="float" office:value="8.31426666666667" calcext:value-type="float">
            <text:p>8.31426666666667</text:p>
          </table:table-cell>
          <table:table-cell table:formula="of:=[.D27]/[.$D$2]" office:value-type="float" office:value="0.871540783809471" calcext:value-type="float">
            <text:p>0.871540783809471</text:p>
          </table:table-cell>
          <table:table-cell/>
          <table:table-cell office:value-type="float" office:value="7.1887" calcext:value-type="float">
            <text:p>7.1887</text:p>
          </table:table-cell>
          <table:table-cell table:formula="of:=([.G27]-9)/4.5" office:value-type="float" office:value="-0.402511111111111" calcext:value-type="float">
            <text:p>-0.402511111111111</text:p>
          </table:table-cell>
        </table:table-row>
        <table:table-row table:style-name="ro1">
          <table:table-cell office:value-type="float" office:value="8.2757" calcext:value-type="float">
            <text:p>8.2757</text:p>
          </table:table-cell>
          <table:table-cell office:value-type="float" office:value="8.2839" calcext:value-type="float">
            <text:p>8.2839</text:p>
          </table:table-cell>
          <table:table-cell office:value-type="float" office:value="8.2835" calcext:value-type="float">
            <text:p>8.2835</text:p>
          </table:table-cell>
          <table:table-cell table:formula="of:=AVERAGE([.A28:.C28])" office:value-type="float" office:value="8.28103333333333" calcext:value-type="float">
            <text:p>8.28103333333333</text:p>
          </table:table-cell>
          <table:table-cell table:formula="of:=[.D28]/[.$D$2]" office:value-type="float" office:value="0.868057108514564" calcext:value-type="float">
            <text:p>0.868057108514564</text:p>
          </table:table-cell>
          <table:table-cell/>
          <table:table-cell office:value-type="float" office:value="7.2891" calcext:value-type="float">
            <text:p>7.2891</text:p>
          </table:table-cell>
          <table:table-cell table:formula="of:=([.G28]-9)/4.5" office:value-type="float" office:value="-0.3802" calcext:value-type="float">
            <text:p>-0.3802</text:p>
          </table:table-cell>
        </table:table-row>
        <table:table-row table:style-name="ro1">
          <table:table-cell office:value-type="float" office:value="8.2423" calcext:value-type="float">
            <text:p>8.2423</text:p>
          </table:table-cell>
          <table:table-cell office:value-type="float" office:value="8.2508" calcext:value-type="float">
            <text:p>8.2508</text:p>
          </table:table-cell>
          <table:table-cell office:value-type="float" office:value="8.2502" calcext:value-type="float">
            <text:p>8.2502</text:p>
          </table:table-cell>
          <table:table-cell table:formula="of:=AVERAGE([.A29:.C29])" office:value-type="float" office:value="8.24776666666667" calcext:value-type="float">
            <text:p>8.24776666666667</text:p>
          </table:table-cell>
          <table:table-cell table:formula="of:=[.D29]/[.$D$2]" office:value-type="float" office:value="0.864569939061889" calcext:value-type="float">
            <text:p>0.864569939061889</text:p>
          </table:table-cell>
          <table:table-cell/>
          <table:table-cell office:value-type="float" office:value="7.3895" calcext:value-type="float">
            <text:p>7.3895</text:p>
          </table:table-cell>
          <table:table-cell table:formula="of:=([.G29]-9)/4.5" office:value-type="float" office:value="-0.357888888888889" calcext:value-type="float">
            <text:p>-0.357888888888889</text:p>
          </table:table-cell>
        </table:table-row>
        <table:table-row table:style-name="ro1">
          <table:table-cell office:value-type="float" office:value="8.2089" calcext:value-type="float">
            <text:p>8.2089</text:p>
          </table:table-cell>
          <table:table-cell office:value-type="float" office:value="8.2176" calcext:value-type="float">
            <text:p>8.2176</text:p>
          </table:table-cell>
          <table:table-cell office:value-type="float" office:value="8.2169" calcext:value-type="float">
            <text:p>8.2169</text:p>
          </table:table-cell>
          <table:table-cell table:formula="of:=AVERAGE([.A30:.C30])" office:value-type="float" office:value="8.21446666666667" calcext:value-type="float">
            <text:p>8.21446666666667</text:p>
          </table:table-cell>
          <table:table-cell table:formula="of:=[.D30]/[.$D$2]" office:value-type="float" office:value="0.861079275451445" calcext:value-type="float">
            <text:p>0.861079275451445</text:p>
          </table:table-cell>
          <table:table-cell/>
          <table:table-cell office:value-type="float" office:value="7.4898" calcext:value-type="float">
            <text:p>7.4898</text:p>
          </table:table-cell>
          <table:table-cell table:formula="of:=([.G30]-9)/4.5" office:value-type="float" office:value="-0.3356" calcext:value-type="float">
            <text:p>-0.3356</text:p>
          </table:table-cell>
        </table:table-row>
        <table:table-row table:style-name="ro1">
          <table:table-cell office:value-type="float" office:value="8.1755" calcext:value-type="float">
            <text:p>8.1755</text:p>
          </table:table-cell>
          <table:table-cell office:value-type="float" office:value="8.1845" calcext:value-type="float">
            <text:p>8.1845</text:p>
          </table:table-cell>
          <table:table-cell office:value-type="float" office:value="8.1836" calcext:value-type="float">
            <text:p>8.1836</text:p>
          </table:table-cell>
          <table:table-cell table:formula="of:=AVERAGE([.A31:.C31])" office:value-type="float" office:value="8.1812" calcext:value-type="float">
            <text:p>8.1812</text:p>
          </table:table-cell>
          <table:table-cell table:formula="of:=[.D31]/[.$D$2]" office:value-type="float" office:value="0.85759210599877" calcext:value-type="float">
            <text:p>0.85759210599877</text:p>
          </table:table-cell>
          <table:table-cell/>
          <table:table-cell office:value-type="float" office:value="7.5901" calcext:value-type="float">
            <text:p>7.5901</text:p>
          </table:table-cell>
          <table:table-cell table:formula="of:=([.G31]-9)/4.5" office:value-type="float" office:value="-0.313311111111111" calcext:value-type="float">
            <text:p>-0.313311111111111</text:p>
          </table:table-cell>
        </table:table-row>
        <table:table-row table:style-name="ro1">
          <table:table-cell office:value-type="float" office:value="7.9749" calcext:value-type="float">
            <text:p>7.9749</text:p>
          </table:table-cell>
          <table:table-cell office:value-type="float" office:value="7.9824" calcext:value-type="float">
            <text:p>7.9824</text:p>
          </table:table-cell>
          <table:table-cell office:value-type="float" office:value="7.9818" calcext:value-type="float">
            <text:p>7.9818</text:p>
          </table:table-cell>
          <table:table-cell table:formula="of:=AVERAGE([.A32:.C32])" office:value-type="float" office:value="7.9797" calcext:value-type="float">
            <text:p>7.9797</text:p>
          </table:table-cell>
          <table:table-cell table:formula="of:=[.D32]/[.$D$2]" office:value-type="float" office:value="0.836469922289931" calcext:value-type="float">
            <text:p>0.836469922289931</text:p>
          </table:table-cell>
          <table:table-cell/>
          <table:table-cell office:value-type="float" office:value="7.6905" calcext:value-type="float">
            <text:p>7.6905</text:p>
          </table:table-cell>
          <table:table-cell table:formula="of:=([.G32]-9)/4.5"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7.645" calcext:value-type="float">
            <text:p>7.645</text:p>
          </table:table-cell>
          <table:table-cell table:number-columns-repeated="2" office:value-type="float" office:value="7.6498" calcext:value-type="float">
            <text:p>7.6498</text:p>
          </table:table-cell>
          <table:table-cell table:formula="of:=AVERAGE([.A33:.C33])" office:value-type="float" office:value="7.6482" calcext:value-type="float">
            <text:p>7.6482</text:p>
          </table:table-cell>
          <table:table-cell table:formula="of:=[.D33]/[.$D$2]" office:value-type="float" office:value="0.801720523285067" calcext:value-type="float">
            <text:p>0.801720523285067</text:p>
          </table:table-cell>
          <table:table-cell/>
          <table:table-cell office:value-type="float" office:value="7.7909" calcext:value-type="float">
            <text:p>7.7909</text:p>
          </table:table-cell>
          <table:table-cell table:formula="of:=([.G33]-9)/4.5" office:value-type="float" office:value="-0.268688888888889" calcext:value-type="float">
            <text:p>-0.268688888888889</text:p>
          </table:table-cell>
        </table:table-row>
        <table:table-row table:style-name="ro1">
          <table:table-cell office:value-type="float" office:value="7.3152" calcext:value-type="float">
            <text:p>7.3152</text:p>
          </table:table-cell>
          <table:table-cell office:value-type="float" office:value="7.3172" calcext:value-type="float">
            <text:p>7.3172</text:p>
          </table:table-cell>
          <table:table-cell office:value-type="float" office:value="7.3178" calcext:value-type="float">
            <text:p>7.3178</text:p>
          </table:table-cell>
          <table:table-cell table:formula="of:=AVERAGE([.A34:.C34])" office:value-type="float" office:value="7.31673333333333" calcext:value-type="float">
            <text:p>7.31673333333333</text:p>
          </table:table-cell>
          <table:table-cell table:formula="of:=[.D34]/[.$D$2]" office:value-type="float" office:value="0.766974618437972" calcext:value-type="float">
            <text:p>0.766974618437972</text:p>
          </table:table-cell>
          <table:table-cell/>
          <table:table-cell office:value-type="float" office:value="7.8912" calcext:value-type="float">
            <text:p>7.8912</text:p>
          </table:table-cell>
          <table:table-cell table:formula="of:=([.G34]-9)/4.5" office:value-type="float" office:value="-0.2464" calcext:value-type="float">
            <text:p>-0.2464</text:p>
          </table:table-cell>
        </table:table-row>
        <table:table-row table:style-name="ro1">
          <table:table-cell office:value-type="float" office:value="6.9854" calcext:value-type="float">
            <text:p>6.9854</text:p>
          </table:table-cell>
          <table:table-cell office:value-type="float" office:value="6.9846" calcext:value-type="float">
            <text:p>6.9846</text:p>
          </table:table-cell>
          <table:table-cell office:value-type="float" office:value="6.9858" calcext:value-type="float">
            <text:p>6.9858</text:p>
          </table:table-cell>
          <table:table-cell table:formula="of:=AVERAGE([.A35:.C35])" office:value-type="float" office:value="6.98526666666667" calcext:value-type="float">
            <text:p>6.98526666666667</text:p>
          </table:table-cell>
          <table:table-cell table:formula="of:=[.D35]/[.$D$2]" office:value-type="float" office:value="0.732228713590876" calcext:value-type="float">
            <text:p>0.732228713590876</text:p>
          </table:table-cell>
          <table:table-cell/>
          <table:table-cell office:value-type="float" office:value="7.9915" calcext:value-type="float">
            <text:p>7.9915</text:p>
          </table:table-cell>
          <table:table-cell table:formula="of:=([.G35]-9)/4.5" office:value-type="float" office:value="-0.224111111111111" calcext:value-type="float">
            <text:p>-0.224111111111111</text:p>
          </table:table-cell>
        </table:table-row>
        <table:table-row table:style-name="ro1">
          <table:table-cell office:value-type="float" office:value="6.6555" calcext:value-type="float">
            <text:p>6.6555</text:p>
          </table:table-cell>
          <table:table-cell office:value-type="float" office:value="6.652" calcext:value-type="float">
            <text:p>6.652</text:p>
          </table:table-cell>
          <table:table-cell office:value-type="float" office:value="6.6539" calcext:value-type="float">
            <text:p>6.6539</text:p>
          </table:table-cell>
          <table:table-cell table:formula="of:=AVERAGE([.A36:.C36])" office:value-type="float" office:value="6.6538" calcext:value-type="float">
            <text:p>6.6538</text:p>
          </table:table-cell>
          <table:table-cell table:formula="of:=[.D36]/[.$D$2]" office:value-type="float" office:value="0.697482808743781" calcext:value-type="float">
            <text:p>0.697482808743781</text:p>
          </table:table-cell>
          <table:table-cell/>
          <table:table-cell office:value-type="float" office:value="8.0919" calcext:value-type="float">
            <text:p>8.0919</text:p>
          </table:table-cell>
          <table:table-cell table:formula="of:=([.G36]-9)/4.5" office:value-type="float" office:value="-0.2018" calcext:value-type="float">
            <text:p>-0.2018</text:p>
          </table:table-cell>
        </table:table-row>
        <table:table-row table:style-name="ro1">
          <table:table-cell office:value-type="float" office:value="6.3257" calcext:value-type="float">
            <text:p>6.3257</text:p>
          </table:table-cell>
          <table:table-cell office:value-type="float" office:value="6.3194" calcext:value-type="float">
            <text:p>6.3194</text:p>
          </table:table-cell>
          <table:table-cell office:value-type="float" office:value="6.3219" calcext:value-type="float">
            <text:p>6.3219</text:p>
          </table:table-cell>
          <table:table-cell table:formula="of:=AVERAGE([.A37:.C37])" office:value-type="float" office:value="6.32233333333333" calcext:value-type="float">
            <text:p>6.32233333333333</text:p>
          </table:table-cell>
          <table:table-cell table:formula="of:=[.D37]/[.$D$2]" office:value-type="float" office:value="0.662736903896685" calcext:value-type="float">
            <text:p>0.662736903896685</text:p>
          </table:table-cell>
          <table:table-cell/>
          <table:table-cell office:value-type="float" office:value="8.1923" calcext:value-type="float">
            <text:p>8.1923</text:p>
          </table:table-cell>
          <table:table-cell table:formula="of:=([.G37]-9)/4.5" office:value-type="float" office:value="-0.179488888888889" calcext:value-type="float">
            <text:p>-0.179488888888889</text:p>
          </table:table-cell>
        </table:table-row>
        <table:table-row table:style-name="ro1">
          <table:table-cell office:value-type="float" office:value="5.9958" calcext:value-type="float">
            <text:p>5.9958</text:p>
          </table:table-cell>
          <table:table-cell office:value-type="float" office:value="5.9868" calcext:value-type="float">
            <text:p>5.9868</text:p>
          </table:table-cell>
          <table:table-cell office:value-type="float" office:value="5.9899" calcext:value-type="float">
            <text:p>5.9899</text:p>
          </table:table-cell>
          <table:table-cell table:formula="of:=AVERAGE([.A38:.C38])" office:value-type="float" office:value="5.99083333333333" calcext:value-type="float">
            <text:p>5.99083333333333</text:p>
          </table:table-cell>
          <table:table-cell table:formula="of:=[.D38]/[.$D$2]" office:value-type="float" office:value="0.627987504891821" calcext:value-type="float">
            <text:p>0.627987504891821</text:p>
          </table:table-cell>
          <table:table-cell/>
          <table:table-cell office:value-type="float" office:value="8.2926" calcext:value-type="float">
            <text:p>8.2926</text:p>
          </table:table-cell>
          <table:table-cell table:formula="of:=([.G38]-9)/4.5" office:value-type="float" office:value="-0.1572" calcext:value-type="float">
            <text:p>-0.1572</text:p>
          </table:table-cell>
        </table:table-row>
        <table:table-row table:style-name="ro1">
          <table:table-cell office:value-type="float" office:value="5.666" calcext:value-type="float">
            <text:p>5.666</text:p>
          </table:table-cell>
          <table:table-cell office:value-type="float" office:value="5.6542" calcext:value-type="float">
            <text:p>5.6542</text:p>
          </table:table-cell>
          <table:table-cell office:value-type="float" office:value="5.6579" calcext:value-type="float">
            <text:p>5.6579</text:p>
          </table:table-cell>
          <table:table-cell table:formula="of:=AVERAGE([.A39:.C39])" office:value-type="float" office:value="5.65936666666667" calcext:value-type="float">
            <text:p>5.65936666666667</text:p>
          </table:table-cell>
          <table:table-cell table:formula="of:=[.D39]/[.$D$2]" office:value-type="float" office:value="0.593241600044725" calcext:value-type="float">
            <text:p>0.593241600044725</text:p>
          </table:table-cell>
          <table:table-cell/>
          <table:table-cell office:value-type="float" office:value="8.393" calcext:value-type="float">
            <text:p>8.393</text:p>
          </table:table-cell>
          <table:table-cell table:formula="of:=([.G39]-9)/4.5" office:value-type="float" office:value="-0.134888888888889" calcext:value-type="float">
            <text:p>-0.134888888888889</text:p>
          </table:table-cell>
        </table:table-row>
        <table:table-row table:style-name="ro1">
          <table:table-cell office:value-type="float" office:value="5.3362" calcext:value-type="float">
            <text:p>5.3362</text:p>
          </table:table-cell>
          <table:table-cell office:value-type="float" office:value="5.3216" calcext:value-type="float">
            <text:p>5.3216</text:p>
          </table:table-cell>
          <table:table-cell office:value-type="float" office:value="5.3259" calcext:value-type="float">
            <text:p>5.3259</text:p>
          </table:table-cell>
          <table:table-cell table:formula="of:=AVERAGE([.A40:.C40])" office:value-type="float" office:value="5.3279" calcext:value-type="float">
            <text:p>5.3279</text:p>
          </table:table-cell>
          <table:table-cell table:formula="of:=[.D40]/[.$D$2]" office:value-type="float" office:value="0.55849569519763" calcext:value-type="float">
            <text:p>0.55849569519763</text:p>
          </table:table-cell>
          <table:table-cell/>
          <table:table-cell office:value-type="float" office:value="8.4933" calcext:value-type="float">
            <text:p>8.4933</text:p>
          </table:table-cell>
          <table:table-cell table:formula="of:=([.G40]-9)/4.5" office:value-type="float" office:value="-0.1126" calcext:value-type="float">
            <text:p>-0.1126</text:p>
          </table:table-cell>
        </table:table-row>
        <table:table-row table:style-name="ro1">
          <table:table-cell office:value-type="float" office:value="5.0659" calcext:value-type="float">
            <text:p>5.0659</text:p>
          </table:table-cell>
          <table:table-cell office:value-type="float" office:value="5.0511" calcext:value-type="float">
            <text:p>5.0511</text:p>
          </table:table-cell>
          <table:table-cell office:value-type="float" office:value="5.0549" calcext:value-type="float">
            <text:p>5.0549</text:p>
          </table:table-cell>
          <table:table-cell table:formula="of:=AVERAGE([.A41:.C41])" office:value-type="float" office:value="5.0573" calcext:value-type="float">
            <text:p>5.0573</text:p>
          </table:table-cell>
          <table:table-cell table:formula="of:=[.D41]/[.$D$2]" office:value-type="float" office:value="0.530130122435288" calcext:value-type="float">
            <text:p>0.530130122435288</text:p>
          </table:table-cell>
          <table:table-cell/>
          <table:table-cell office:value-type="float" office:value="8.5936" calcext:value-type="float">
            <text:p>8.5936</text:p>
          </table:table-cell>
          <table:table-cell table:formula="of:=([.G41]-9)/4.5" office:value-type="float" office:value="-0.090311111111111" calcext:value-type="float">
            <text:p>-0.090311111111111</text:p>
          </table:table-cell>
        </table:table-row>
        <table:table-row table:style-name="ro1">
          <table:table-cell office:value-type="float" office:value="4.8292" calcext:value-type="float">
            <text:p>4.8292</text:p>
          </table:table-cell>
          <table:table-cell office:value-type="float" office:value="4.8158" calcext:value-type="float">
            <text:p>4.8158</text:p>
          </table:table-cell>
          <table:table-cell office:value-type="float" office:value="4.8182" calcext:value-type="float">
            <text:p>4.8182</text:p>
          </table:table-cell>
          <table:table-cell table:formula="of:=AVERAGE([.A42:.C42])" office:value-type="float" office:value="4.82106666666667" calcext:value-type="float">
            <text:p>4.82106666666667</text:p>
          </table:table-cell>
          <table:table-cell table:formula="of:=[.D42]/[.$D$2]" office:value-type="float" office:value="0.505367026331973" calcext:value-type="float">
            <text:p>0.505367026331973</text:p>
          </table:table-cell>
          <table:table-cell/>
          <table:table-cell office:value-type="float" office:value="8.694" calcext:value-type="float">
            <text:p>8.694</text:p>
          </table:table-cell>
          <table:table-cell table:formula="of:=([.G42]-9)/4.5" office:value-type="float" office:value="-0.0679999999999998" calcext:value-type="float">
            <text:p>-0.068</text:p>
          </table:table-cell>
        </table:table-row>
        <table:table-row table:style-name="ro1">
          <table:table-cell office:value-type="float" office:value="4.5925" calcext:value-type="float">
            <text:p>4.5925</text:p>
          </table:table-cell>
          <table:table-cell office:value-type="float" office:value="4.5804" calcext:value-type="float">
            <text:p>4.5804</text:p>
          </table:table-cell>
          <table:table-cell office:value-type="float" office:value="4.5815" calcext:value-type="float">
            <text:p>4.5815</text:p>
          </table:table-cell>
          <table:table-cell table:formula="of:=AVERAGE([.A43:.C43])" office:value-type="float" office:value="4.5848" calcext:value-type="float">
            <text:p>4.5848</text:p>
          </table:table-cell>
          <table:table-cell table:formula="of:=[.D43]/[.$D$2]" office:value-type="float" office:value="0.48060043607089" calcext:value-type="float">
            <text:p>0.48060043607089</text:p>
          </table:table-cell>
          <table:table-cell/>
          <table:table-cell office:value-type="float" office:value="8.7943" calcext:value-type="float">
            <text:p>8.7943</text:p>
          </table:table-cell>
          <table:table-cell table:formula="of:=([.G43]-9)/4.5" office:value-type="float" office:value="-0.0457111111111112" calcext:value-type="float">
            <text:p>-0.045711111111111</text:p>
          </table:table-cell>
        </table:table-row>
        <table:table-row table:style-name="ro1">
          <table:table-cell office:value-type="float" office:value="4.3558" calcext:value-type="float">
            <text:p>4.3558</text:p>
          </table:table-cell>
          <table:table-cell office:value-type="float" office:value="4.345" calcext:value-type="float">
            <text:p>4.345</text:p>
          </table:table-cell>
          <table:table-cell office:value-type="float" office:value="4.3448" calcext:value-type="float">
            <text:p>4.3448</text:p>
          </table:table-cell>
          <table:table-cell table:formula="of:=AVERAGE([.A44:.C44])" office:value-type="float" office:value="4.34853333333333" calcext:value-type="float">
            <text:p>4.34853333333333</text:p>
          </table:table-cell>
          <table:table-cell table:formula="of:=[.D44]/[.$D$2]" office:value-type="float" office:value="0.455833845809806" calcext:value-type="float">
            <text:p>0.455833845809806</text:p>
          </table:table-cell>
          <table:table-cell/>
          <table:table-cell office:value-type="float" office:value="8.8947" calcext:value-type="float">
            <text:p>8.8947</text:p>
          </table:table-cell>
          <table:table-cell table:formula="of:=([.G44]-9)/4.5" office:value-type="float" office:value="-0.0233999999999999" calcext:value-type="float">
            <text:p>-0.0234</text:p>
          </table:table-cell>
        </table:table-row>
        <table:table-row table:style-name="ro1">
          <table:table-cell office:value-type="float" office:value="4.1191" calcext:value-type="float">
            <text:p>4.1191</text:p>
          </table:table-cell>
          <table:table-cell office:value-type="float" office:value="4.1097" calcext:value-type="float">
            <text:p>4.1097</text:p>
          </table:table-cell>
          <table:table-cell office:value-type="float" office:value="4.1081" calcext:value-type="float">
            <text:p>4.1081</text:p>
          </table:table-cell>
          <table:table-cell table:formula="of:=AVERAGE([.A45:.C45])" office:value-type="float" office:value="4.1123" calcext:value-type="float">
            <text:p>4.1123</text:p>
          </table:table-cell>
          <table:table-cell table:formula="of:=[.D45]/[.$D$2]" office:value-type="float" office:value="0.431070749706491" calcext:value-type="float">
            <text:p>0.431070749706491</text:p>
          </table:table-cell>
          <table:table-cell/>
          <table:table-cell office:value-type="float" office:value="8.9951" calcext:value-type="float">
            <text:p>8.9951</text:p>
          </table:table-cell>
          <table:table-cell table:formula="of:=([.G45]-9)/4.5" office:value-type="float" office:value="-0.00108888888888872" calcext:value-type="float">
            <text:p>-0.001088888888889</text:p>
          </table:table-cell>
        </table:table-row>
        <table:table-row table:style-name="ro1">
          <table:table-cell office:value-type="float" office:value="3.8824" calcext:value-type="float">
            <text:p>3.8824</text:p>
          </table:table-cell>
          <table:table-cell office:value-type="float" office:value="3.8743" calcext:value-type="float">
            <text:p>3.8743</text:p>
          </table:table-cell>
          <table:table-cell office:value-type="float" office:value="3.8714" calcext:value-type="float">
            <text:p>3.8714</text:p>
          </table:table-cell>
          <table:table-cell table:formula="of:=AVERAGE([.A46:.C46])" office:value-type="float" office:value="3.87603333333333" calcext:value-type="float">
            <text:p>3.87603333333333</text:p>
          </table:table-cell>
          <table:table-cell table:formula="of:=[.D46]/[.$D$2]" office:value-type="float" office:value="0.406304159445407" calcext:value-type="float">
            <text:p>0.406304159445407</text:p>
          </table:table-cell>
          <table:table-cell/>
          <table:table-cell office:value-type="float" office:value="9.0954" calcext:value-type="float">
            <text:p>9.0954</text:p>
          </table:table-cell>
          <table:table-cell table:formula="of:=([.G46]-9)/4.5" office:value-type="float" office:value="0.0211999999999999" calcext:value-type="float">
            <text:p>0.0212</text:p>
          </table:table-cell>
        </table:table-row>
        <table:table-row table:style-name="ro1">
          <table:table-cell office:value-type="float" office:value="3.6457" calcext:value-type="float">
            <text:p>3.6457</text:p>
          </table:table-cell>
          <table:table-cell office:value-type="float" office:value="3.639" calcext:value-type="float">
            <text:p>3.639</text:p>
          </table:table-cell>
          <table:table-cell office:value-type="float" office:value="3.6347" calcext:value-type="float">
            <text:p>3.6347</text:p>
          </table:table-cell>
          <table:table-cell table:formula="of:=AVERAGE([.A47:.C47])" office:value-type="float" office:value="3.6398" calcext:value-type="float">
            <text:p>3.6398</text:p>
          </table:table-cell>
          <table:table-cell table:formula="of:=[.D47]/[.$D$2]" office:value-type="float" office:value="0.381541063342092" calcext:value-type="float">
            <text:p>0.381541063342092</text:p>
          </table:table-cell>
          <table:table-cell/>
          <table:table-cell office:value-type="float" office:value="9.1958" calcext:value-type="float">
            <text:p>9.1958</text:p>
          </table:table-cell>
          <table:table-cell table:formula="of:=([.G47]-9)/4.5" office:value-type="float" office:value="0.0435111111111112" calcext:value-type="float">
            <text:p>0.043511111111111</text:p>
          </table:table-cell>
        </table:table-row>
        <table:table-row table:style-name="ro1">
          <table:table-cell office:value-type="float" office:value="3.4089" calcext:value-type="float">
            <text:p>3.4089</text:p>
          </table:table-cell>
          <table:table-cell office:value-type="float" office:value="3.4036" calcext:value-type="float">
            <text:p>3.4036</text:p>
          </table:table-cell>
          <table:table-cell office:value-type="float" office:value="3.398" calcext:value-type="float">
            <text:p>3.398</text:p>
          </table:table-cell>
          <table:table-cell table:formula="of:=AVERAGE([.A48:.C48])" office:value-type="float" office:value="3.4035" calcext:value-type="float">
            <text:p>3.4035</text:p>
          </table:table-cell>
          <table:table-cell table:formula="of:=[.D48]/[.$D$2]" office:value-type="float" office:value="0.35677097892324" calcext:value-type="float">
            <text:p>0.35677097892324</text:p>
          </table:table-cell>
          <table:table-cell/>
          <table:table-cell office:value-type="float" office:value="9.2961" calcext:value-type="float">
            <text:p>9.2961</text:p>
          </table:table-cell>
          <table:table-cell table:formula="of:=([.G48]-9)/4.5" office:value-type="float" office:value="0.0657999999999998" calcext:value-type="float">
            <text:p>0.0658</text:p>
          </table:table-cell>
        </table:table-row>
        <table:table-row table:style-name="ro1">
          <table:table-cell office:value-type="float" office:value="3.3002" calcext:value-type="float">
            <text:p>3.3002</text:p>
          </table:table-cell>
          <table:table-cell office:value-type="float" office:value="3.3004" calcext:value-type="float">
            <text:p>3.3004</text:p>
          </table:table-cell>
          <table:table-cell office:value-type="float" office:value="3.2872" calcext:value-type="float">
            <text:p>3.2872</text:p>
          </table:table-cell>
          <table:table-cell table:formula="of:=AVERAGE([.A49:.C49])" office:value-type="float" office:value="3.29593333333333" calcext:value-type="float">
            <text:p>3.29593333333333</text:p>
          </table:table-cell>
          <table:table-cell table:formula="of:=[.D49]/[.$D$2]" office:value-type="float" office:value="0.345495331805222" calcext:value-type="float">
            <text:p>0.345495331805222</text:p>
          </table:table-cell>
          <table:table-cell/>
          <table:table-cell office:value-type="float" office:value="9.3965" calcext:value-type="float">
            <text:p>9.3965</text:p>
          </table:table-cell>
          <table:table-cell table:formula="of:=([.G49]-9)/4.5" office:value-type="float" office:value="0.088111111111111" calcext:value-type="float">
            <text:p>0.088111111111111</text:p>
          </table:table-cell>
        </table:table-row>
        <table:table-row table:style-name="ro1">
          <table:table-cell office:value-type="float" office:value="3.3026" calcext:value-type="float">
            <text:p>3.3026</text:p>
          </table:table-cell>
          <table:table-cell office:value-type="float" office:value="3.312" calcext:value-type="float">
            <text:p>3.312</text:p>
          </table:table-cell>
          <table:table-cell office:value-type="float" office:value="3.2856" calcext:value-type="float">
            <text:p>3.2856</text:p>
          </table:table-cell>
          <table:table-cell table:formula="of:=AVERAGE([.A50:.C50])" office:value-type="float" office:value="3.30006666666667" calcext:value-type="float">
            <text:p>3.30006666666667</text:p>
          </table:table-cell>
          <table:table-cell table:formula="of:=[.D50]/[.$D$2]" office:value-type="float" office:value="0.34592860736848" calcext:value-type="float">
            <text:p>0.34592860736848</text:p>
          </table:table-cell>
          <table:table-cell/>
          <table:table-cell office:value-type="float" office:value="9.4968" calcext:value-type="float">
            <text:p>9.4968</text:p>
          </table:table-cell>
          <table:table-cell table:formula="of:=([.G50]-9)/4.5" office:value-type="float" office:value="0.1104" calcext:value-type="float">
            <text:p>0.1104</text:p>
          </table:table-cell>
        </table:table-row>
        <table:table-row table:style-name="ro1">
          <table:table-cell office:value-type="float" office:value="3.3049" calcext:value-type="float">
            <text:p>3.3049</text:p>
          </table:table-cell>
          <table:table-cell office:value-type="float" office:value="3.3236" calcext:value-type="float">
            <text:p>3.3236</text:p>
          </table:table-cell>
          <table:table-cell office:value-type="float" office:value="3.2841" calcext:value-type="float">
            <text:p>3.2841</text:p>
          </table:table-cell>
          <table:table-cell table:formula="of:=AVERAGE([.A51:.C51])" office:value-type="float" office:value="3.3042" calcext:value-type="float">
            <text:p>3.3042</text:p>
          </table:table-cell>
          <table:table-cell table:formula="of:=[.D51]/[.$D$2]" office:value-type="float" office:value="0.346361882931738" calcext:value-type="float">
            <text:p>0.346361882931738</text:p>
          </table:table-cell>
          <table:table-cell/>
          <table:table-cell office:value-type="float" office:value="9.5971" calcext:value-type="float">
            <text:p>9.5971</text:p>
          </table:table-cell>
          <table:table-cell table:formula="of:=([.G51]-9)/4.5" office:value-type="float" office:value="0.132688888888889" calcext:value-type="float">
            <text:p>0.132688888888889</text:p>
          </table:table-cell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3.3352" calcext:value-type="float">
            <text:p>3.3352</text:p>
          </table:table-cell>
          <table:table-cell office:value-type="float" office:value="3.2826" calcext:value-type="float">
            <text:p>3.2826</text:p>
          </table:table-cell>
          <table:table-cell table:formula="of:=AVERAGE([.A52:.C52])" office:value-type="float" office:value="3.30833333333333" calcext:value-type="float">
            <text:p>3.30833333333333</text:p>
          </table:table-cell>
          <table:table-cell table:formula="of:=[.D52]/[.$D$2]" office:value-type="float" office:value="0.346795158494996" calcext:value-type="float">
            <text:p>0.346795158494996</text:p>
          </table:table-cell>
          <table:table-cell/>
          <table:table-cell office:value-type="float" office:value="9.6975" calcext:value-type="float">
            <text:p>9.6975</text:p>
          </table:table-cell>
          <table:table-cell table:formula="of:=([.G52]-9)/4.5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.3096" calcext:value-type="float">
            <text:p>3.3096</text:p>
          </table:table-cell>
          <table:table-cell office:value-type="float" office:value="3.3467" calcext:value-type="float">
            <text:p>3.3467</text:p>
          </table:table-cell>
          <table:table-cell office:value-type="float" office:value="3.2811" calcext:value-type="float">
            <text:p>3.2811</text:p>
          </table:table-cell>
          <table:table-cell table:formula="of:=AVERAGE([.A53:.C53])" office:value-type="float" office:value="3.31246666666667" calcext:value-type="float">
            <text:p>3.31246666666667</text:p>
          </table:table-cell>
          <table:table-cell table:formula="of:=[.D53]/[.$D$2]" office:value-type="float" office:value="0.347228434058255" calcext:value-type="float">
            <text:p>0.347228434058255</text:p>
          </table:table-cell>
          <table:table-cell/>
          <table:table-cell office:value-type="float" office:value="9.7978" calcext:value-type="float">
            <text:p>9.7978</text:p>
          </table:table-cell>
          <table:table-cell table:formula="of:=([.G53]-9)/4.5" office:value-type="float" office:value="0.177288888888889" calcext:value-type="float">
            <text:p>0.177288888888889</text:p>
          </table:table-cell>
        </table:table-row>
        <table:table-row table:style-name="ro1">
          <table:table-cell office:value-type="float" office:value="3.3119" calcext:value-type="float">
            <text:p>3.3119</text:p>
          </table:table-cell>
          <table:table-cell office:value-type="float" office:value="3.3583" calcext:value-type="float">
            <text:p>3.3583</text:p>
          </table:table-cell>
          <table:table-cell office:value-type="float" office:value="3.2796" calcext:value-type="float">
            <text:p>3.2796</text:p>
          </table:table-cell>
          <table:table-cell table:formula="of:=AVERAGE([.A54:.C54])" office:value-type="float" office:value="3.3166" calcext:value-type="float">
            <text:p>3.3166</text:p>
          </table:table-cell>
          <table:table-cell table:formula="of:=[.D54]/[.$D$2]" office:value-type="float" office:value="0.347661709621513" calcext:value-type="float">
            <text:p>0.347661709621513</text:p>
          </table:table-cell>
          <table:table-cell/>
          <table:table-cell office:value-type="float" office:value="9.8982" calcext:value-type="float">
            <text:p>9.8982</text:p>
          </table:table-cell>
          <table:table-cell table:formula="of:=([.G54]-9)/4.5"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3.3143" calcext:value-type="float">
            <text:p>3.3143</text:p>
          </table:table-cell>
          <table:table-cell office:value-type="float" office:value="3.3699" calcext:value-type="float">
            <text:p>3.3699</text:p>
          </table:table-cell>
          <table:table-cell office:value-type="float" office:value="3.278" calcext:value-type="float">
            <text:p>3.278</text:p>
          </table:table-cell>
          <table:table-cell table:formula="of:=AVERAGE([.A55:.C55])" office:value-type="float" office:value="3.32073333333333" calcext:value-type="float">
            <text:p>3.32073333333333</text:p>
          </table:table-cell>
          <table:table-cell table:formula="of:=[.D55]/[.$D$2]" office:value-type="float" office:value="0.348094985184771" calcext:value-type="float">
            <text:p>0.348094985184771</text:p>
          </table:table-cell>
          <table:table-cell/>
          <table:table-cell office:value-type="float" office:value="9.9986" calcext:value-type="float">
            <text:p>9.9986</text:p>
          </table:table-cell>
          <table:table-cell table:formula="of:=([.G55]-9)/4.5" office:value-type="float" office:value="0.221911111111111" calcext:value-type="float">
            <text:p>0.221911111111111</text:p>
          </table:table-cell>
        </table:table-row>
        <table:table-row table:style-name="ro1">
          <table:table-cell office:value-type="float" office:value="3.2977" calcext:value-type="float">
            <text:p>3.2977</text:p>
          </table:table-cell>
          <table:table-cell office:value-type="float" office:value="3.3617" calcext:value-type="float">
            <text:p>3.3617</text:p>
          </table:table-cell>
          <table:table-cell office:value-type="float" office:value="3.2579" calcext:value-type="float">
            <text:p>3.2579</text:p>
          </table:table-cell>
          <table:table-cell table:formula="of:=AVERAGE([.A56:.C56])" office:value-type="float" office:value="3.30576666666667" calcext:value-type="float">
            <text:p>3.30576666666667</text:p>
          </table:table-cell>
          <table:table-cell table:formula="of:=[.D56]/[.$D$2]" office:value-type="float" office:value="0.346526108346844" calcext:value-type="float">
            <text:p>0.346526108346844</text:p>
          </table:table-cell>
          <table:table-cell/>
          <table:table-cell office:value-type="float" office:value="10.099" calcext:value-type="float">
            <text:p>10.099</text:p>
          </table:table-cell>
          <table:table-cell table:formula="of:=([.G56]-9)/4.5" office:value-type="float" office:value="0.244222222222222" calcext:value-type="float">
            <text:p>0.244222222222222</text:p>
          </table:table-cell>
        </table:table-row>
        <table:table-row table:style-name="ro1">
          <table:table-cell office:value-type="float" office:value="3.193" calcext:value-type="float">
            <text:p>3.193</text:p>
          </table:table-cell>
          <table:table-cell office:value-type="float" office:value="3.2611" calcext:value-type="float">
            <text:p>3.2611</text:p>
          </table:table-cell>
          <table:table-cell office:value-type="float" office:value="3.1509" calcext:value-type="float">
            <text:p>3.1509</text:p>
          </table:table-cell>
          <table:table-cell table:formula="of:=AVERAGE([.A57:.C57])" office:value-type="float" office:value="3.20166666666667" calcext:value-type="float">
            <text:p>3.20166666666667</text:p>
          </table:table-cell>
          <table:table-cell table:formula="of:=[.D57]/[.$D$2]" office:value-type="float" office:value="0.335613853636719" calcext:value-type="float">
            <text:p>0.335613853636719</text:p>
          </table:table-cell>
          <table:table-cell/>
          <table:table-cell office:value-type="float" office:value="10.199" calcext:value-type="float">
            <text:p>10.199</text:p>
          </table:table-cell>
          <table:table-cell table:formula="of:=([.G57]-9)/4.5" office:value-type="float" office:value="0.266444444444444" calcext:value-type="float">
            <text:p>0.266444444444444</text:p>
          </table:table-cell>
        </table:table-row>
        <table:table-row table:style-name="ro1">
          <table:table-cell office:value-type="float" office:value="3.0883" calcext:value-type="float">
            <text:p>3.0883</text:p>
          </table:table-cell>
          <table:table-cell office:value-type="float" office:value="3.1605" calcext:value-type="float">
            <text:p>3.1605</text:p>
          </table:table-cell>
          <table:table-cell office:value-type="float" office:value="3.0438" calcext:value-type="float">
            <text:p>3.0438</text:p>
          </table:table-cell>
          <table:table-cell table:formula="of:=AVERAGE([.A58:.C58])" office:value-type="float" office:value="3.09753333333333" calcext:value-type="float">
            <text:p>3.09753333333333</text:p>
          </table:table-cell>
          <table:table-cell table:formula="of:=[.D58]/[.$D$2]" office:value-type="float" office:value="0.324698104768827" calcext:value-type="float">
            <text:p>0.324698104768827</text:p>
          </table:table-cell>
          <table:table-cell/>
          <table:table-cell office:value-type="float" office:value="10.3" calcext:value-type="float">
            <text:p>10.3</text:p>
          </table:table-cell>
          <table:table-cell table:formula="of:=([.G58]-9)/4.5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2.9836" calcext:value-type="float">
            <text:p>2.9836</text:p>
          </table:table-cell>
          <table:table-cell office:value-type="float" office:value="3.0598" calcext:value-type="float">
            <text:p>3.0598</text:p>
          </table:table-cell>
          <table:table-cell office:value-type="float" office:value="2.9368" calcext:value-type="float">
            <text:p>2.9368</text:p>
          </table:table-cell>
          <table:table-cell table:formula="of:=AVERAGE([.A59:.C59])" office:value-type="float" office:value="2.9934" calcext:value-type="float">
            <text:p>2.9934</text:p>
          </table:table-cell>
          <table:table-cell table:formula="of:=[.D59]/[.$D$2]" office:value-type="float" office:value="0.313782355900934" calcext:value-type="float">
            <text:p>0.313782355900934</text:p>
          </table:table-cell>
          <table:table-cell/>
          <table:table-cell office:value-type="float" office:value="10.4" calcext:value-type="float">
            <text:p>10.4</text:p>
          </table:table-cell>
          <table:table-cell table:formula="of:=([.G59]-9)/4.5"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2.8789" calcext:value-type="float">
            <text:p>2.8789</text:p>
          </table:table-cell>
          <table:table-cell office:value-type="float" office:value="2.9592" calcext:value-type="float">
            <text:p>2.9592</text:p>
          </table:table-cell>
          <table:table-cell office:value-type="float" office:value="2.8297" calcext:value-type="float">
            <text:p>2.8297</text:p>
          </table:table-cell>
          <table:table-cell table:formula="of:=AVERAGE([.A60:.C60])" office:value-type="float" office:value="2.88926666666667" calcext:value-type="float">
            <text:p>2.88926666666667</text:p>
          </table:table-cell>
          <table:table-cell table:formula="of:=[.D60]/[.$D$2]" office:value-type="float" office:value="0.302866607033041" calcext:value-type="float">
            <text:p>0.302866607033041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([.G60]-9)/4.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.7742" calcext:value-type="float">
            <text:p>2.7742</text:p>
          </table:table-cell>
          <table:table-cell office:value-type="float" office:value="2.8585" calcext:value-type="float">
            <text:p>2.8585</text:p>
          </table:table-cell>
          <table:table-cell office:value-type="float" office:value="2.7227" calcext:value-type="float">
            <text:p>2.7227</text:p>
          </table:table-cell>
          <table:table-cell table:formula="of:=AVERAGE([.A61:.C61])" office:value-type="float" office:value="2.78513333333333" calcext:value-type="float">
            <text:p>2.78513333333333</text:p>
          </table:table-cell>
          <table:table-cell table:formula="of:=[.D61]/[.$D$2]" office:value-type="float" office:value="0.291950858165148" calcext:value-type="float">
            <text:p>0.291950858165148</text:p>
          </table:table-cell>
          <table:table-cell/>
          <table:table-cell office:value-type="float" office:value="10.601" calcext:value-type="float">
            <text:p>10.601</text:p>
          </table:table-cell>
          <table:table-cell table:formula="of:=([.G61]-9)/4.5" office:value-type="float" office:value="0.355777777777778" calcext:value-type="float">
            <text:p>0.355777777777778</text:p>
          </table:table-cell>
        </table:table-row>
        <table:table-row table:style-name="ro1">
          <table:table-cell office:value-type="float" office:value="2.6694" calcext:value-type="float">
            <text:p>2.6694</text:p>
          </table:table-cell>
          <table:table-cell office:value-type="float" office:value="2.7579" calcext:value-type="float">
            <text:p>2.7579</text:p>
          </table:table-cell>
          <table:table-cell office:value-type="float" office:value="2.6156" calcext:value-type="float">
            <text:p>2.6156</text:p>
          </table:table-cell>
          <table:table-cell table:formula="of:=AVERAGE([.A62:.C62])" office:value-type="float" office:value="2.68096666666667" calcext:value-type="float">
            <text:p>2.68096666666667</text:p>
          </table:table-cell>
          <table:table-cell table:formula="of:=[.D62]/[.$D$2]" office:value-type="float" office:value="0.281031615139487" calcext:value-type="float">
            <text:p>0.281031615139487</text:p>
          </table:table-cell>
          <table:table-cell/>
          <table:table-cell office:value-type="float" office:value="10.701" calcext:value-type="float">
            <text:p>10.701</text:p>
          </table:table-cell>
          <table:table-cell table:formula="of:=([.G62]-9)/4.5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2.6292" calcext:value-type="float">
            <text:p>2.6292</text:p>
          </table:table-cell>
          <table:table-cell office:value-type="float" office:value="2.7206" calcext:value-type="float">
            <text:p>2.7206</text:p>
          </table:table-cell>
          <table:table-cell office:value-type="float" office:value="2.5751" calcext:value-type="float">
            <text:p>2.5751</text:p>
          </table:table-cell>
          <table:table-cell table:formula="of:=AVERAGE([.A63:.C63])" office:value-type="float" office:value="2.64163333333333" calcext:value-type="float">
            <text:p>2.64163333333333</text:p>
          </table:table-cell>
          <table:table-cell table:formula="of:=[.D63]/[.$D$2]" office:value-type="float" office:value="0.276908508972997" calcext:value-type="float">
            <text:p>0.276908508972997</text:p>
          </table:table-cell>
          <table:table-cell/>
          <table:table-cell office:value-type="float" office:value="10.801" calcext:value-type="float">
            <text:p>10.801</text:p>
          </table:table-cell>
          <table:table-cell table:formula="of:=([.G63]-9)/4.5" office:value-type="float" office:value="0.400222222222222" calcext:value-type="float">
            <text:p>0.400222222222222</text:p>
          </table:table-cell>
        </table:table-row>
        <table:table-row table:style-name="ro1">
          <table:table-cell office:value-type="float" office:value="2.6551" calcext:value-type="float">
            <text:p>2.6551</text:p>
          </table:table-cell>
          <table:table-cell office:value-type="float" office:value="2.7482" calcext:value-type="float">
            <text:p>2.7482</text:p>
          </table:table-cell>
          <table:table-cell office:value-type="float" office:value="2.6027" calcext:value-type="float">
            <text:p>2.6027</text:p>
          </table:table-cell>
          <table:table-cell table:formula="of:=AVERAGE([.A64:.C64])" office:value-type="float" office:value="2.66866666666667" calcext:value-type="float">
            <text:p>2.66866666666667</text:p>
          </table:table-cell>
          <table:table-cell table:formula="of:=[.D64]/[.$D$2]" office:value-type="float" office:value="0.279742270923017" calcext:value-type="float">
            <text:p>0.279742270923017</text:p>
          </table:table-cell>
          <table:table-cell/>
          <table:table-cell office:value-type="float" office:value="10.902" calcext:value-type="float">
            <text:p>10.902</text:p>
          </table:table-cell>
          <table:table-cell table:formula="of:=([.G64]-9)/4.5" office:value-type="float" office:value="0.422666666666667" calcext:value-type="float">
            <text:p>0.422666666666667</text:p>
          </table:table-cell>
        </table:table-row>
        <table:table-row table:style-name="ro1">
          <table:table-cell office:value-type="float" office:value="2.681" calcext:value-type="float">
            <text:p>2.681</text:p>
          </table:table-cell>
          <table:table-cell office:value-type="float" office:value="2.7758" calcext:value-type="float">
            <text:p>2.7758</text:p>
          </table:table-cell>
          <table:table-cell office:value-type="float" office:value="2.6304" calcext:value-type="float">
            <text:p>2.6304</text:p>
          </table:table-cell>
          <table:table-cell table:formula="of:=AVERAGE([.A65:.C65])" office:value-type="float" office:value="2.69573333333333" calcext:value-type="float">
            <text:p>2.69573333333333</text:p>
          </table:table-cell>
          <table:table-cell table:formula="of:=[.D65]/[.$D$2]" office:value-type="float" office:value="0.282579527030804" calcext:value-type="float">
            <text:p>0.282579527030804</text:p>
          </table:table-cell>
          <table:table-cell/>
          <table:table-cell office:value-type="float" office:value="11.002" calcext:value-type="float">
            <text:p>11.002</text:p>
          </table:table-cell>
          <table:table-cell table:formula="of:=([.G65]-9)/4.5" office:value-type="float" office:value="0.444888888888889" calcext:value-type="float">
            <text:p>0.444888888888889</text:p>
          </table:table-cell>
        </table:table-row>
        <table:table-row table:style-name="ro1">
          <table:table-cell office:value-type="float" office:value="2.7069" calcext:value-type="float">
            <text:p>2.7069</text:p>
          </table:table-cell>
          <table:table-cell office:value-type="float" office:value="2.8034" calcext:value-type="float">
            <text:p>2.8034</text:p>
          </table:table-cell>
          <table:table-cell office:value-type="float" office:value="2.658" calcext:value-type="float">
            <text:p>2.658</text:p>
          </table:table-cell>
          <table:table-cell table:formula="of:=AVERAGE([.A66:.C66])" office:value-type="float" office:value="2.72276666666667" calcext:value-type="float">
            <text:p>2.72276666666667</text:p>
          </table:table-cell>
          <table:table-cell table:formula="of:=[.D66]/[.$D$2]" office:value-type="float" office:value="0.285413288980824" calcext:value-type="float">
            <text:p>0.285413288980824</text:p>
          </table:table-cell>
          <table:table-cell/>
          <table:table-cell office:value-type="float" office:value="11.102" calcext:value-type="float">
            <text:p>11.102</text:p>
          </table:table-cell>
          <table:table-cell table:formula="of:=([.G66]-9)/4.5" office:value-type="float" office:value="0.467111111111111" calcext:value-type="float">
            <text:p>0.467111111111111</text:p>
          </table:table-cell>
        </table:table-row>
        <table:table-row table:style-name="ro1">
          <table:table-cell office:value-type="float" office:value="2.7328" calcext:value-type="float">
            <text:p>2.7328</text:p>
          </table:table-cell>
          <table:table-cell office:value-type="float" office:value="2.831" calcext:value-type="float">
            <text:p>2.831</text:p>
          </table:table-cell>
          <table:table-cell office:value-type="float" office:value="2.6856" calcext:value-type="float">
            <text:p>2.6856</text:p>
          </table:table-cell>
          <table:table-cell table:formula="of:=AVERAGE([.A67:.C67])" office:value-type="float" office:value="2.7498" calcext:value-type="float">
            <text:p>2.7498</text:p>
          </table:table-cell>
          <table:table-cell table:formula="of:=[.D67]/[.$D$2]" office:value-type="float" office:value="0.288247050930844" calcext:value-type="float">
            <text:p>0.288247050930844</text:p>
          </table:table-cell>
          <table:table-cell/>
          <table:table-cell office:value-type="float" office:value="11.203" calcext:value-type="float">
            <text:p>11.203</text:p>
          </table:table-cell>
          <table:table-cell table:formula="of:=([.G67]-9)/4.5" office:value-type="float" office:value="0.489555555555555" calcext:value-type="float">
            <text:p>0.489555555555555</text:p>
          </table:table-cell>
        </table:table-row>
        <table:table-row table:style-name="ro1">
          <table:table-cell office:value-type="float" office:value="2.7587" calcext:value-type="float">
            <text:p>2.7587</text:p>
          </table:table-cell>
          <table:table-cell office:value-type="float" office:value="2.8586" calcext:value-type="float">
            <text:p>2.8586</text:p>
          </table:table-cell>
          <table:table-cell office:value-type="float" office:value="2.7132" calcext:value-type="float">
            <text:p>2.7132</text:p>
          </table:table-cell>
          <table:table-cell table:formula="of:=AVERAGE([.A68:.C68])" office:value-type="float" office:value="2.77683333333333" calcext:value-type="float">
            <text:p>2.77683333333333</text:p>
          </table:table-cell>
          <table:table-cell table:formula="of:=[.D68]/[.$D$2]" office:value-type="float" office:value="0.291080812880863" calcext:value-type="float">
            <text:p>0.291080812880863</text:p>
          </table:table-cell>
          <table:table-cell/>
          <table:table-cell office:value-type="float" office:value="11.303" calcext:value-type="float">
            <text:p>11.303</text:p>
          </table:table-cell>
          <table:table-cell table:formula="of:=([.G68]-9)/4.5" office:value-type="float" office:value="0.511777777777778" calcext:value-type="float">
            <text:p>0.511777777777778</text:p>
          </table:table-cell>
        </table:table-row>
        <table:table-row table:style-name="ro1">
          <table:table-cell office:value-type="float" office:value="2.7663" calcext:value-type="float">
            <text:p>2.7663</text:p>
          </table:table-cell>
          <table:table-cell office:value-type="float" office:value="2.8677" calcext:value-type="float">
            <text:p>2.8677</text:p>
          </table:table-cell>
          <table:table-cell office:value-type="float" office:value="2.7218" calcext:value-type="float">
            <text:p>2.7218</text:p>
          </table:table-cell>
          <table:table-cell table:formula="of:=AVERAGE([.A69:.C69])" office:value-type="float" office:value="2.78526666666667" calcext:value-type="float">
            <text:p>2.78526666666667</text:p>
          </table:table-cell>
          <table:table-cell table:formula="of:=[.D69]/[.$D$2]" office:value-type="float" office:value="0.291964834796221" calcext:value-type="float">
            <text:p>0.291964834796221</text:p>
          </table:table-cell>
          <table:table-cell/>
          <table:table-cell office:value-type="float" office:value="11.403" calcext:value-type="float">
            <text:p>11.403</text:p>
          </table:table-cell>
          <table:table-cell table:formula="of:=([.G69]-9)/4.5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.7492" calcext:value-type="float">
            <text:p>2.7492</text:p>
          </table:table-cell>
          <table:table-cell office:value-type="float" office:value="2.852" calcext:value-type="float">
            <text:p>2.852</text:p>
          </table:table-cell>
          <table:table-cell office:value-type="float" office:value="2.7047" calcext:value-type="float">
            <text:p>2.7047</text:p>
          </table:table-cell>
          <table:table-cell table:formula="of:=AVERAGE([.A70:.C70])" office:value-type="float" office:value="2.76863333333333" calcext:value-type="float">
            <text:p>2.76863333333333</text:p>
          </table:table-cell>
          <table:table-cell table:formula="of:=[.D70]/[.$D$2]" office:value-type="float" office:value="0.290221250069883" calcext:value-type="float">
            <text:p>0.290221250069883</text:p>
          </table:table-cell>
          <table:table-cell/>
          <table:table-cell office:value-type="float" office:value="11.504" calcext:value-type="float">
            <text:p>11.504</text:p>
          </table:table-cell>
          <table:table-cell table:formula="of:=([.G70]-9)/4.5" office:value-type="float" office:value="0.556444444444444" calcext:value-type="float">
            <text:p>0.556444444444444</text:p>
          </table:table-cell>
        </table:table-row>
        <table:table-row table:style-name="ro1">
          <table:table-cell office:value-type="float" office:value="2.7321" calcext:value-type="float">
            <text:p>2.7321</text:p>
          </table:table-cell>
          <table:table-cell office:value-type="float" office:value="2.8362" calcext:value-type="float">
            <text:p>2.8362</text:p>
          </table:table-cell>
          <table:table-cell office:value-type="float" office:value="2.6876" calcext:value-type="float">
            <text:p>2.6876</text:p>
          </table:table-cell>
          <table:table-cell table:formula="of:=AVERAGE([.A71:.C71])" office:value-type="float" office:value="2.75196666666667" calcext:value-type="float">
            <text:p>2.75196666666667</text:p>
          </table:table-cell>
          <table:table-cell table:formula="of:=[.D71]/[.$D$2]" office:value-type="float" office:value="0.288474171185777" calcext:value-type="float">
            <text:p>0.288474171185777</text:p>
          </table:table-cell>
          <table:table-cell/>
          <table:table-cell office:value-type="float" office:value="11.604" calcext:value-type="float">
            <text:p>11.604</text:p>
          </table:table-cell>
          <table:table-cell table:formula="of:=([.G71]-9)/4.5" office:value-type="float" office:value="0.578666666666666" calcext:value-type="float">
            <text:p>0.578666666666666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2.8204" calcext:value-type="float">
            <text:p>2.8204</text:p>
          </table:table-cell>
          <table:table-cell office:value-type="float" office:value="2.6706" calcext:value-type="float">
            <text:p>2.6706</text:p>
          </table:table-cell>
          <table:table-cell table:formula="of:=AVERAGE([.A72:.C72])" office:value-type="float" office:value="2.73533333333333" calcext:value-type="float">
            <text:p>2.73533333333333</text:p>
          </table:table-cell>
          <table:table-cell table:formula="of:=[.D72]/[.$D$2]" office:value-type="float" office:value="0.28673058645944" calcext:value-type="float">
            <text:p>0.28673058645944</text:p>
          </table:table-cell>
          <table:table-cell/>
          <table:table-cell office:value-type="float" office:value="11.705" calcext:value-type="float">
            <text:p>11.705</text:p>
          </table:table-cell>
          <table:table-cell table:formula="of:=([.G72]-9)/4.5" office:value-type="float" office:value="0.601111111111111" calcext:value-type="float">
            <text:p>0.601111111111111</text:p>
          </table:table-cell>
        </table:table-row>
        <table:table-row table:style-name="ro1">
          <table:table-cell office:value-type="float" office:value="2.6979" calcext:value-type="float">
            <text:p>2.6979</text:p>
          </table:table-cell>
          <table:table-cell office:value-type="float" office:value="2.8047" calcext:value-type="float">
            <text:p>2.8047</text:p>
          </table:table-cell>
          <table:table-cell office:value-type="float" office:value="2.6535" calcext:value-type="float">
            <text:p>2.6535</text:p>
          </table:table-cell>
          <table:table-cell table:formula="of:=AVERAGE([.A73:.C73])" office:value-type="float" office:value="2.7187" calcext:value-type="float">
            <text:p>2.7187</text:p>
          </table:table-cell>
          <table:table-cell table:formula="of:=[.D73]/[.$D$2]" office:value-type="float" office:value="0.284987001733102" calcext:value-type="float">
            <text:p>0.284987001733102</text:p>
          </table:table-cell>
          <table:table-cell/>
          <table:table-cell office:value-type="float" office:value="11.805" calcext:value-type="float">
            <text:p>11.805</text:p>
          </table:table-cell>
          <table:table-cell table:formula="of:=([.G73]-9)/4.5" office:value-type="float" office:value="0.623333333333333" calcext:value-type="float">
            <text:p>0.623333333333333</text:p>
          </table:table-cell>
        </table:table-row>
        <table:table-row table:style-name="ro1">
          <table:table-cell office:value-type="float" office:value="2.6809" calcext:value-type="float">
            <text:p>2.6809</text:p>
          </table:table-cell>
          <table:table-cell office:value-type="float" office:value="2.7889" calcext:value-type="float">
            <text:p>2.7889</text:p>
          </table:table-cell>
          <table:table-cell office:value-type="float" office:value="2.6364" calcext:value-type="float">
            <text:p>2.6364</text:p>
          </table:table-cell>
          <table:table-cell table:formula="of:=AVERAGE([.A74:.C74])" office:value-type="float" office:value="2.70206666666667" calcext:value-type="float">
            <text:p>2.70206666666667</text:p>
          </table:table-cell>
          <table:table-cell table:formula="of:=[.D74]/[.$D$2]" office:value-type="float" office:value="0.283243417006765" calcext:value-type="float">
            <text:p>0.283243417006765</text:p>
          </table:table-cell>
          <table:table-cell/>
          <table:table-cell office:value-type="float" office:value="11.905" calcext:value-type="float">
            <text:p>11.905</text:p>
          </table:table-cell>
          <table:table-cell table:formula="of:=([.G74]-9)/4.5" office:value-type="float" office:value="0.645555555555555" calcext:value-type="float">
            <text:p>0.645555555555555</text:p>
          </table:table-cell>
        </table:table-row>
        <table:table-row table:style-name="ro1">
          <table:table-cell office:value-type="float" office:value="2.6961" calcext:value-type="float">
            <text:p>2.6961</text:p>
          </table:table-cell>
          <table:table-cell office:value-type="float" office:value="2.8027" calcext:value-type="float">
            <text:p>2.8027</text:p>
          </table:table-cell>
          <table:table-cell office:value-type="float" office:value="2.6548" calcext:value-type="float">
            <text:p>2.6548</text:p>
          </table:table-cell>
          <table:table-cell table:formula="of:=AVERAGE([.A75:.C75])" office:value-type="float" office:value="2.71786666666667" calcext:value-type="float">
            <text:p>2.71786666666667</text:p>
          </table:table-cell>
          <table:table-cell table:formula="of:=[.D75]/[.$D$2]" office:value-type="float" office:value="0.284899647788897" calcext:value-type="float">
            <text:p>0.284899647788897</text:p>
          </table:table-cell>
          <table:table-cell/>
          <table:table-cell office:value-type="float" office:value="12.006" calcext:value-type="float">
            <text:p>12.006</text:p>
          </table:table-cell>
          <table:table-cell table:formula="of:=([.G75]-9)/4.5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2.7143" calcext:value-type="float">
            <text:p>2.7143</text:p>
          </table:table-cell>
          <table:table-cell office:value-type="float" office:value="2.8191" calcext:value-type="float">
            <text:p>2.8191</text:p>
          </table:table-cell>
          <table:table-cell office:value-type="float" office:value="2.6764" calcext:value-type="float">
            <text:p>2.6764</text:p>
          </table:table-cell>
          <table:table-cell table:formula="of:=AVERAGE([.A76:.C76])" office:value-type="float" office:value="2.7366" calcext:value-type="float">
            <text:p>2.7366</text:p>
          </table:table-cell>
          <table:table-cell table:formula="of:=[.D76]/[.$D$2]" office:value-type="float" office:value="0.286863364454632" calcext:value-type="float">
            <text:p>0.286863364454632</text:p>
          </table:table-cell>
          <table:table-cell/>
          <table:table-cell office:value-type="float" office:value="12.106" calcext:value-type="float">
            <text:p>12.106</text:p>
          </table:table-cell>
          <table:table-cell table:formula="of:=([.G76]-9)/4.5" office:value-type="float" office:value="0.690222222222222" calcext:value-type="float">
            <text:p>0.690222222222222</text:p>
          </table:table-cell>
        </table:table-row>
        <table:table-row table:style-name="ro1">
          <table:table-cell office:value-type="float" office:value="2.7325" calcext:value-type="float">
            <text:p>2.7325</text:p>
          </table:table-cell>
          <table:table-cell office:value-type="float" office:value="2.8356" calcext:value-type="float">
            <text:p>2.8356</text:p>
          </table:table-cell>
          <table:table-cell office:value-type="float" office:value="2.6981" calcext:value-type="float">
            <text:p>2.6981</text:p>
          </table:table-cell>
          <table:table-cell table:formula="of:=AVERAGE([.A77:.C77])" office:value-type="float" office:value="2.7554" calcext:value-type="float">
            <text:p>2.7554</text:p>
          </table:table-cell>
          <table:table-cell table:formula="of:=[.D77]/[.$D$2]" office:value-type="float" office:value="0.288834069435903" calcext:value-type="float">
            <text:p>0.288834069435903</text:p>
          </table:table-cell>
          <table:table-cell/>
          <table:table-cell office:value-type="float" office:value="12.206" calcext:value-type="float">
            <text:p>12.206</text:p>
          </table:table-cell>
          <table:table-cell table:formula="of:=([.G77]-9)/4.5" office:value-type="float" office:value="0.712444444444444" calcext:value-type="float">
            <text:p>0.712444444444444</text:p>
          </table:table-cell>
        </table:table-row>
        <table:table-row table:style-name="ro1">
          <table:table-cell office:value-type="float" office:value="2.7507" calcext:value-type="float">
            <text:p>2.7507</text:p>
          </table:table-cell>
          <table:table-cell office:value-type="float" office:value="2.852" calcext:value-type="float">
            <text:p>2.852</text:p>
          </table:table-cell>
          <table:table-cell office:value-type="float" office:value="2.7197" calcext:value-type="float">
            <text:p>2.7197</text:p>
          </table:table-cell>
          <table:table-cell table:formula="of:=AVERAGE([.A78:.C78])" office:value-type="float" office:value="2.77413333333333" calcext:value-type="float">
            <text:p>2.77413333333333</text:p>
          </table:table-cell>
          <table:table-cell table:formula="of:=[.D78]/[.$D$2]" office:value-type="float" office:value="0.290797786101638" calcext:value-type="float">
            <text:p>0.290797786101638</text:p>
          </table:table-cell>
          <table:table-cell/>
          <table:table-cell office:value-type="float" office:value="12.307" calcext:value-type="float">
            <text:p>12.307</text:p>
          </table:table-cell>
          <table:table-cell table:formula="of:=([.G78]-9)/4.5" office:value-type="float" office:value="0.734888888888889" calcext:value-type="float">
            <text:p>0.734888888888889</text:p>
          </table:table-cell>
        </table:table-row>
        <table:table-row table:style-name="ro1">
          <table:table-cell office:value-type="float" office:value="2.7689" calcext:value-type="float">
            <text:p>2.7689</text:p>
          </table:table-cell>
          <table:table-cell office:value-type="float" office:value="2.8685" calcext:value-type="float">
            <text:p>2.8685</text:p>
          </table:table-cell>
          <table:table-cell office:value-type="float" office:value="2.7413" calcext:value-type="float">
            <text:p>2.7413</text:p>
          </table:table-cell>
          <table:table-cell table:formula="of:=AVERAGE([.A79:.C79])" office:value-type="float" office:value="2.7929" calcext:value-type="float">
            <text:p>2.7929</text:p>
          </table:table-cell>
          <table:table-cell table:formula="of:=[.D79]/[.$D$2]" office:value-type="float" office:value="0.292764996925141" calcext:value-type="float">
            <text:p>0.292764996925141</text:p>
          </table:table-cell>
          <table:table-cell/>
          <table:table-cell office:value-type="float" office:value="12.407" calcext:value-type="float">
            <text:p>12.407</text:p>
          </table:table-cell>
          <table:table-cell table:formula="of:=([.G79]-9)/4.5" office:value-type="float" office:value="0.757111111111111" calcext:value-type="float">
            <text:p>0.757111111111111</text:p>
          </table:table-cell>
        </table:table-row>
        <table:table-row table:style-name="ro1">
          <table:table-cell office:value-type="float" office:value="2.7848" calcext:value-type="float">
            <text:p>2.7848</text:p>
          </table:table-cell>
          <table:table-cell office:value-type="float" office:value="2.8831" calcext:value-type="float">
            <text:p>2.8831</text:p>
          </table:table-cell>
          <table:table-cell office:value-type="float" office:value="2.7604" calcext:value-type="float">
            <text:p>2.7604</text:p>
          </table:table-cell>
          <table:table-cell table:formula="of:=AVERAGE([.A80:.C80])" office:value-type="float" office:value="2.80943333333333" calcext:value-type="float">
            <text:p>2.80943333333333</text:p>
          </table:table-cell>
          <table:table-cell table:formula="of:=[.D80]/[.$D$2]" office:value-type="float" office:value="0.294498099178174" calcext:value-type="float">
            <text:p>0.294498099178174</text:p>
          </table:table-cell>
          <table:table-cell/>
          <table:table-cell office:value-type="float" office:value="12.507" calcext:value-type="float">
            <text:p>12.507</text:p>
          </table:table-cell>
          <table:table-cell table:formula="of:=([.G80]-9)/4.5" office:value-type="float" office:value="0.779333333333333" calcext:value-type="float">
            <text:p>0.779333333333333</text:p>
          </table:table-cell>
        </table:table-row>
        <table:table-row table:style-name="ro1">
          <table:table-cell office:value-type="float" office:value="2.8006" calcext:value-type="float">
            <text:p>2.8006</text:p>
          </table:table-cell>
          <table:table-cell office:value-type="float" office:value="2.8975" calcext:value-type="float">
            <text:p>2.8975</text:p>
          </table:table-cell>
          <table:table-cell office:value-type="float" office:value="2.7792" calcext:value-type="float">
            <text:p>2.7792</text:p>
          </table:table-cell>
          <table:table-cell table:formula="of:=AVERAGE([.A81:.C81])" office:value-type="float" office:value="2.82576666666667" calcext:value-type="float">
            <text:p>2.82576666666667</text:p>
          </table:table-cell>
          <table:table-cell table:formula="of:=[.D81]/[.$D$2]" office:value-type="float" office:value="0.296210236484598" calcext:value-type="float">
            <text:p>0.296210236484598</text:p>
          </table:table-cell>
          <table:table-cell/>
          <table:table-cell office:value-type="float" office:value="12.608" calcext:value-type="float">
            <text:p>12.608</text:p>
          </table:table-cell>
          <table:table-cell table:formula="of:=([.G81]-9)/4.5" office:value-type="float" office:value="0.801777777777778" calcext:value-type="float">
            <text:p>0.801777777777778</text:p>
          </table:table-cell>
        </table:table-row>
        <table:table-row table:style-name="ro1">
          <table:table-cell office:value-type="float" office:value="2.8163" calcext:value-type="float">
            <text:p>2.8163</text:p>
          </table:table-cell>
          <table:table-cell office:value-type="float" office:value="2.9119" calcext:value-type="float">
            <text:p>2.9119</text:p>
          </table:table-cell>
          <table:table-cell office:value-type="float" office:value="2.798" calcext:value-type="float">
            <text:p>2.798</text:p>
          </table:table-cell>
          <table:table-cell table:formula="of:=AVERAGE([.A82:.C82])" office:value-type="float" office:value="2.84206666666667" calcext:value-type="float">
            <text:p>2.84206666666667</text:p>
          </table:table-cell>
          <table:table-cell table:formula="of:=[.D82]/[.$D$2]" office:value-type="float" office:value="0.297918879633253" calcext:value-type="float">
            <text:p>0.297918879633253</text:p>
          </table:table-cell>
          <table:table-cell/>
          <table:table-cell office:value-type="float" office:value="12.708" calcext:value-type="float">
            <text:p>12.708</text:p>
          </table:table-cell>
          <table:table-cell table:formula="of:=([.G82]-9)/4.5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2.8321" calcext:value-type="float">
            <text:p>2.8321</text:p>
          </table:table-cell>
          <table:table-cell office:value-type="float" office:value="2.9264" calcext:value-type="float">
            <text:p>2.9264</text:p>
          </table:table-cell>
          <table:table-cell office:value-type="float" office:value="2.8168" calcext:value-type="float">
            <text:p>2.8168</text:p>
          </table:table-cell>
          <table:table-cell table:formula="of:=AVERAGE([.A83:.C83])" office:value-type="float" office:value="2.85843333333333" calcext:value-type="float">
            <text:p>2.85843333333333</text:p>
          </table:table-cell>
          <table:table-cell table:formula="of:=[.D83]/[.$D$2]" office:value-type="float" office:value="0.299634511097445" calcext:value-type="float">
            <text:p>0.299634511097445</text:p>
          </table:table-cell>
          <table:table-cell/>
          <table:table-cell office:value-type="float" office:value="12.808" calcext:value-type="float">
            <text:p>12.808</text:p>
          </table:table-cell>
          <table:table-cell table:formula="of:=([.G83]-9)/4.5" office:value-type="float" office:value="0.846222222222222" calcext:value-type="float">
            <text:p>0.846222222222222</text:p>
          </table:table-cell>
        </table:table-row>
        <table:table-row table:style-name="ro1">
          <table:table-cell office:value-type="float" office:value="2.8509" calcext:value-type="float">
            <text:p>2.8509</text:p>
          </table:table-cell>
          <table:table-cell office:value-type="float" office:value="2.9435" calcext:value-type="float">
            <text:p>2.9435</text:p>
          </table:table-cell>
          <table:table-cell office:value-type="float" office:value="2.839" calcext:value-type="float">
            <text:p>2.839</text:p>
          </table:table-cell>
          <table:table-cell table:formula="of:=AVERAGE([.A84:.C84])" office:value-type="float" office:value="2.8778" calcext:value-type="float">
            <text:p>2.8778</text:p>
          </table:table-cell>
          <table:table-cell table:formula="of:=[.D84]/[.$D$2]" office:value-type="float" office:value="0.301664616760776" calcext:value-type="float">
            <text:p>0.301664616760776</text:p>
          </table:table-cell>
          <table:table-cell/>
          <table:table-cell office:value-type="float" office:value="12.909" calcext:value-type="float">
            <text:p>12.909</text:p>
          </table:table-cell>
          <table:table-cell table:formula="of:=([.G84]-9)/4.5" office:value-type="float" office:value="0.868666666666667" calcext:value-type="float">
            <text:p>0.868666666666667</text:p>
          </table:table-cell>
        </table:table-row>
        <table:table-row table:style-name="ro1">
          <table:table-cell office:value-type="float" office:value="2.8749" calcext:value-type="float">
            <text:p>2.8749</text:p>
          </table:table-cell>
          <table:table-cell office:value-type="float" office:value="2.9653" calcext:value-type="float">
            <text:p>2.9653</text:p>
          </table:table-cell>
          <table:table-cell office:value-type="float" office:value="2.8669" calcext:value-type="float">
            <text:p>2.8669</text:p>
          </table:table-cell>
          <table:table-cell table:formula="of:=AVERAGE([.A85:.C85])" office:value-type="float" office:value="2.90236666666667" calcext:value-type="float">
            <text:p>2.90236666666667</text:p>
          </table:table-cell>
          <table:table-cell table:formula="of:=[.D85]/[.$D$2]" office:value-type="float" office:value="0.304239811035948" calcext:value-type="float">
            <text:p>0.304239811035948</text:p>
          </table:table-cell>
          <table:table-cell/>
          <table:table-cell office:value-type="float" office:value="13.009" calcext:value-type="float">
            <text:p>13.009</text:p>
          </table:table-cell>
          <table:table-cell table:formula="of:=([.G85]-9)/4.5" office:value-type="float" office:value="0.890888888888889" calcext:value-type="float">
            <text:p>0.890888888888889</text:p>
          </table:table-cell>
        </table:table-row>
        <table:table-row table:style-name="ro1">
          <table:table-cell office:value-type="float" office:value="2.8989" calcext:value-type="float">
            <text:p>2.8989</text:p>
          </table:table-cell>
          <table:table-cell office:value-type="float" office:value="2.9871" calcext:value-type="float">
            <text:p>2.9871</text:p>
          </table:table-cell>
          <table:table-cell office:value-type="float" office:value="2.8948" calcext:value-type="float">
            <text:p>2.8948</text:p>
          </table:table-cell>
          <table:table-cell table:formula="of:=AVERAGE([.A86:.C86])" office:value-type="float" office:value="2.92693333333333" calcext:value-type="float">
            <text:p>2.92693333333333</text:p>
          </table:table-cell>
          <table:table-cell table:formula="of:=[.D86]/[.$D$2]" office:value-type="float" office:value="0.30681500531112" calcext:value-type="float">
            <text:p>0.30681500531112</text:p>
          </table:table-cell>
          <table:table-cell/>
          <table:table-cell office:value-type="float" office:value="13.109" calcext:value-type="float">
            <text:p>13.109</text:p>
          </table:table-cell>
          <table:table-cell table:formula="of:=([.G86]-9)/4.5" office:value-type="float" office:value="0.913111111111111" calcext:value-type="float">
            <text:p>0.913111111111111</text:p>
          </table:table-cell>
        </table:table-row>
        <table:table-row table:style-name="ro1">
          <table:table-cell office:value-type="float" office:value="2.9229" calcext:value-type="float">
            <text:p>2.9229</text:p>
          </table:table-cell>
          <table:table-cell office:value-type="float" office:value="3.0089" calcext:value-type="float">
            <text:p>3.0089</text:p>
          </table:table-cell>
          <table:table-cell office:value-type="float" office:value="2.9226" calcext:value-type="float">
            <text:p>2.9226</text:p>
          </table:table-cell>
          <table:table-cell table:formula="of:=AVERAGE([.A87:.C87])" office:value-type="float" office:value="2.95146666666667" calcext:value-type="float">
            <text:p>2.95146666666667</text:p>
          </table:table-cell>
          <table:table-cell table:formula="of:=[.D87]/[.$D$2]" office:value-type="float" office:value="0.309386705428524" calcext:value-type="float">
            <text:p>0.309386705428524</text:p>
          </table:table-cell>
          <table:table-cell/>
          <table:table-cell office:value-type="float" office:value="13.21" calcext:value-type="float">
            <text:p>13.21</text:p>
          </table:table-cell>
          <table:table-cell table:formula="of:=([.G87]-9)/4.5" office:value-type="float" office:value="0.935555555555556" calcext:value-type="float">
            <text:p>0.935555555555556</text:p>
          </table:table-cell>
        </table:table-row>
        <table:table-row table:style-name="ro1">
          <table:table-cell office:value-type="float" office:value="2.9478" calcext:value-type="float">
            <text:p>2.9478</text:p>
          </table:table-cell>
          <table:table-cell office:value-type="float" office:value="3.0317" calcext:value-type="float">
            <text:p>3.0317</text:p>
          </table:table-cell>
          <table:table-cell office:value-type="float" office:value="2.9513" calcext:value-type="float">
            <text:p>2.9513</text:p>
          </table:table-cell>
          <table:table-cell table:formula="of:=AVERAGE([.A88:.C88])" office:value-type="float" office:value="2.97693333333333" calcext:value-type="float">
            <text:p>2.97693333333333</text:p>
          </table:table-cell>
          <table:table-cell table:formula="of:=[.D88]/[.$D$2]" office:value-type="float" office:value="0.312056241963437" calcext:value-type="float">
            <text:p>0.312056241963437</text:p>
          </table:table-cell>
          <table:table-cell/>
          <table:table-cell office:value-type="float" office:value="13.31" calcext:value-type="float">
            <text:p>13.31</text:p>
          </table:table-cell>
          <table:table-cell table:formula="of:=([.G88]-9)/4.5" office:value-type="float" office:value="0.957777777777778" calcext:value-type="float">
            <text:p>0.957777777777778</text:p>
          </table:table-cell>
        </table:table-row>
        <table:table-row table:style-name="ro1">
          <table:table-cell office:value-type="float" office:value="2.9755" calcext:value-type="float">
            <text:p>2.9755</text:p>
          </table:table-cell>
          <table:table-cell office:value-type="float" office:value="3.0577" calcext:value-type="float">
            <text:p>3.0577</text:p>
          </table:table-cell>
          <table:table-cell office:value-type="float" office:value="2.9823" calcext:value-type="float">
            <text:p>2.9823</text:p>
          </table:table-cell>
          <table:table-cell table:formula="of:=AVERAGE([.A89:.C89])" office:value-type="float" office:value="3.00516666666667" calcext:value-type="float">
            <text:p>3.00516666666667</text:p>
          </table:table-cell>
          <table:table-cell table:formula="of:=[.D89]/[.$D$2]" office:value-type="float" office:value="0.315015793593112" calcext:value-type="float">
            <text:p>0.315015793593112</text:p>
          </table:table-cell>
          <table:table-cell/>
          <table:table-cell office:value-type="float" office:value="13.41" calcext:value-type="float">
            <text:p>13.41</text:p>
          </table:table-cell>
          <table:table-cell table:formula="of:=([.G89]-9)/4.5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.0032" calcext:value-type="float">
            <text:p>3.0032</text:p>
          </table:table-cell>
          <table:table-cell office:value-type="float" office:value="3.0837" calcext:value-type="float">
            <text:p>3.0837</text:p>
          </table:table-cell>
          <table:table-cell office:value-type="float" office:value="3.0133" calcext:value-type="float">
            <text:p>3.0133</text:p>
          </table:table-cell>
          <table:table-cell table:formula="of:=AVERAGE([.A90:.C90])" office:value-type="float" office:value="3.0334" calcext:value-type="float">
            <text:p>3.0334</text:p>
          </table:table-cell>
          <table:table-cell table:formula="of:=[.D90]/[.$D$2]" office:value-type="float" office:value="0.317975345222787" calcext:value-type="float">
            <text:p>0.317975345222787</text:p>
          </table:table-cell>
          <table:table-cell/>
          <table:table-cell office:value-type="float" office:value="13.511" calcext:value-type="float">
            <text:p>13.511</text:p>
          </table:table-cell>
          <table:table-cell table:formula="of:=([.G90]-9)/4.5" office:value-type="float" office:value="1.00244444444444" calcext:value-type="float">
            <text:p>1.00244444444444</text:p>
          </table:table-cell>
        </table:table-row>
        <table:table-row table:style-name="ro1">
          <table:table-cell office:value-type="float" office:value="3.0309" calcext:value-type="float">
            <text:p>3.0309</text:p>
          </table:table-cell>
          <table:table-cell office:value-type="float" office:value="3.1096" calcext:value-type="float">
            <text:p>3.1096</text:p>
          </table:table-cell>
          <table:table-cell office:value-type="float" office:value="3.0443" calcext:value-type="float">
            <text:p>3.0443</text:p>
          </table:table-cell>
          <table:table-cell table:formula="of:=AVERAGE([.A91:.C91])" office:value-type="float" office:value="3.0616" calcext:value-type="float">
            <text:p>3.0616</text:p>
          </table:table-cell>
          <table:table-cell table:formula="of:=[.D91]/[.$D$2]" office:value-type="float" office:value="0.320931402694694" calcext:value-type="float">
            <text:p>0.320931402694694</text:p>
          </table:table-cell>
          <table:table-cell/>
          <table:table-cell office:value-type="float" office:value="13.611" calcext:value-type="float">
            <text:p>13.611</text:p>
          </table:table-cell>
          <table:table-cell table:formula="of:=([.G91]-9)/4.5" office:value-type="float" office:value="1.02466666666667" calcext:value-type="float">
            <text:p>1.02466666666667</text:p>
          </table:table-cell>
        </table:table-row>
        <table:table-row table:style-name="ro1">
          <table:table-cell office:value-type="float" office:value="3.0607" calcext:value-type="float">
            <text:p>3.0607</text:p>
          </table:table-cell>
          <table:table-cell office:value-type="float" office:value="3.1377" calcext:value-type="float">
            <text:p>3.1377</text:p>
          </table:table-cell>
          <table:table-cell office:value-type="float" office:value="3.0772" calcext:value-type="float">
            <text:p>3.0772</text:p>
          </table:table-cell>
          <table:table-cell table:formula="of:=AVERAGE([.A92:.C92])" office:value-type="float" office:value="3.09186666666667" calcext:value-type="float">
            <text:p>3.09186666666667</text:p>
          </table:table-cell>
          <table:table-cell table:formula="of:=[.D92]/[.$D$2]" office:value-type="float" office:value="0.324104097948231" calcext:value-type="float">
            <text:p>0.324104097948231</text:p>
          </table:table-cell>
          <table:table-cell/>
          <table:table-cell office:value-type="float" office:value="13.712" calcext:value-type="float">
            <text:p>13.712</text:p>
          </table:table-cell>
          <table:table-cell table:formula="of:=([.G92]-9)/4.5" office:value-type="float" office:value="1.04711111111111" calcext:value-type="float">
            <text:p>1.04711111111111</text:p>
          </table:table-cell>
        </table:table-row>
        <table:table-row table:style-name="ro1">
          <table:table-cell office:value-type="float" office:value="3.0926" calcext:value-type="float">
            <text:p>3.0926</text:p>
          </table:table-cell>
          <table:table-cell office:value-type="float" office:value="3.1679" calcext:value-type="float">
            <text:p>3.1679</text:p>
          </table:table-cell>
          <table:table-cell office:value-type="float" office:value="3.112" calcext:value-type="float">
            <text:p>3.112</text:p>
          </table:table-cell>
          <table:table-cell table:formula="of:=AVERAGE([.A93:.C93])" office:value-type="float" office:value="3.12416666666667" calcext:value-type="float">
            <text:p>3.12416666666667</text:p>
          </table:table-cell>
          <table:table-cell table:formula="of:=[.D93]/[.$D$2]" office:value-type="float" office:value="0.327489936825627" calcext:value-type="float">
            <text:p>0.327489936825627</text:p>
          </table:table-cell>
          <table:table-cell/>
          <table:table-cell office:value-type="float" office:value="13.812" calcext:value-type="float">
            <text:p>13.812</text:p>
          </table:table-cell>
          <table:table-cell table:formula="of:=([.G93]-9)/4.5" office:value-type="float" office:value="1.06933333333333" calcext:value-type="float">
            <text:p>1.06933333333333</text:p>
          </table:table-cell>
        </table:table-row>
        <table:table-row table:style-name="ro1">
          <table:table-cell office:value-type="float" office:value="3.1244" calcext:value-type="float">
            <text:p>3.1244</text:p>
          </table:table-cell>
          <table:table-cell office:value-type="float" office:value="3.1981" calcext:value-type="float">
            <text:p>3.1981</text:p>
          </table:table-cell>
          <table:table-cell office:value-type="float" office:value="3.1467" calcext:value-type="float">
            <text:p>3.1467</text:p>
          </table:table-cell>
          <table:table-cell table:formula="of:=AVERAGE([.A94:.C94])" office:value-type="float" office:value="3.1564" calcext:value-type="float">
            <text:p>3.1564</text:p>
          </table:table-cell>
          <table:table-cell table:formula="of:=[.D94]/[.$D$2]" office:value-type="float" office:value="0.330868787387488" calcext:value-type="float">
            <text:p>0.330868787387488</text:p>
          </table:table-cell>
          <table:table-cell/>
          <table:table-cell office:value-type="float" office:value="13.912" calcext:value-type="float">
            <text:p>13.912</text:p>
          </table:table-cell>
          <table:table-cell table:formula="of:=([.G94]-9)/4.5" office:value-type="float" office:value="1.09155555555556" calcext:value-type="float">
            <text:p>1.09155555555556</text:p>
          </table:table-cell>
        </table:table-row>
        <table:table-row table:style-name="ro1">
          <table:table-cell office:value-type="float" office:value="3.1565" calcext:value-type="float">
            <text:p>3.1565</text:p>
          </table:table-cell>
          <table:table-cell office:value-type="float" office:value="3.2286" calcext:value-type="float">
            <text:p>3.2286</text:p>
          </table:table-cell>
          <table:table-cell office:value-type="float" office:value="3.1817" calcext:value-type="float">
            <text:p>3.1817</text:p>
          </table:table-cell>
          <table:table-cell table:formula="of:=AVERAGE([.A95:.C95])" office:value-type="float" office:value="3.18893333333333" calcext:value-type="float">
            <text:p>3.18893333333333</text:p>
          </table:table-cell>
          <table:table-cell table:formula="of:=[.D95]/[.$D$2]" office:value-type="float" office:value="0.334279085369263" calcext:value-type="float">
            <text:p>0.334279085369263</text:p>
          </table:table-cell>
          <table:table-cell/>
          <table:table-cell office:value-type="float" office:value="14.013" calcext:value-type="float">
            <text:p>14.013</text:p>
          </table:table-cell>
          <table:table-cell table:formula="of:=([.G95]-9)/4.5"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3.1908" calcext:value-type="float">
            <text:p>3.1908</text:p>
          </table:table-cell>
          <table:table-cell office:value-type="float" office:value="3.2615" calcext:value-type="float">
            <text:p>3.2615</text:p>
          </table:table-cell>
          <table:table-cell office:value-type="float" office:value="3.2184" calcext:value-type="float">
            <text:p>3.2184</text:p>
          </table:table-cell>
          <table:table-cell table:formula="of:=AVERAGE([.A96:.C96])" office:value-type="float" office:value="3.22356666666667" calcext:value-type="float">
            <text:p>3.22356666666667</text:p>
          </table:table-cell>
          <table:table-cell table:formula="of:=[.D96]/[.$D$2]" office:value-type="float" office:value="0.337909515290434" calcext:value-type="float">
            <text:p>0.337909515290434</text:p>
          </table:table-cell>
          <table:table-cell/>
          <table:table-cell office:value-type="float" office:value="14.113" calcext:value-type="float">
            <text:p>14.113</text:p>
          </table:table-cell>
          <table:table-cell table:formula="of:=([.G96]-9)/4.5" office:value-type="float" office:value="1.13622222222222" calcext:value-type="float">
            <text:p>1.13622222222222</text:p>
          </table:table-cell>
        </table:table-row>
        <table:table-row table:style-name="ro1">
          <table:table-cell office:value-type="float" office:value="3.2251" calcext:value-type="float">
            <text:p>3.2251</text:p>
          </table:table-cell>
          <table:table-cell office:value-type="float" office:value="3.2945" calcext:value-type="float">
            <text:p>3.2945</text:p>
          </table:table-cell>
          <table:table-cell office:value-type="float" office:value="3.2552" calcext:value-type="float">
            <text:p>3.2552</text:p>
          </table:table-cell>
          <table:table-cell table:formula="of:=AVERAGE([.A97:.C97])" office:value-type="float" office:value="3.25826666666667" calcext:value-type="float">
            <text:p>3.25826666666667</text:p>
          </table:table-cell>
          <table:table-cell table:formula="of:=[.D97]/[.$D$2]" office:value-type="float" office:value="0.341546933527143" calcext:value-type="float">
            <text:p>0.341546933527143</text:p>
          </table:table-cell>
          <table:table-cell/>
          <table:table-cell office:value-type="float" office:value="14.213" calcext:value-type="float">
            <text:p>14.213</text:p>
          </table:table-cell>
          <table:table-cell table:formula="of:=([.G97]-9)/4.5" office:value-type="float" office:value="1.15844444444444" calcext:value-type="float">
            <text:p>1.15844444444444</text:p>
          </table:table-cell>
        </table:table-row>
        <table:table-row table:style-name="ro1">
          <table:table-cell office:value-type="float" office:value="3.2593" calcext:value-type="float">
            <text:p>3.2593</text:p>
          </table:table-cell>
          <table:table-cell office:value-type="float" office:value="3.3274" calcext:value-type="float">
            <text:p>3.3274</text:p>
          </table:table-cell>
          <table:table-cell office:value-type="float" office:value="3.292" calcext:value-type="float">
            <text:p>3.292</text:p>
          </table:table-cell>
          <table:table-cell table:formula="of:=AVERAGE([.A98:.C98])" office:value-type="float" office:value="3.2929" calcext:value-type="float">
            <text:p>3.2929</text:p>
          </table:table-cell>
          <table:table-cell table:formula="of:=[.D98]/[.$D$2]" office:value-type="float" office:value="0.345177363448314" calcext:value-type="float">
            <text:p>0.345177363448314</text:p>
          </table:table-cell>
          <table:table-cell/>
          <table:table-cell office:value-type="float" office:value="14.314" calcext:value-type="float">
            <text:p>14.314</text:p>
          </table:table-cell>
          <table:table-cell table:formula="of:=([.G98]-9)/4.5" office:value-type="float" office:value="1.18088888888889" calcext:value-type="float">
            <text:p>1.18088888888889</text:p>
          </table:table-cell>
        </table:table-row>
        <table:table-row table:style-name="ro1">
          <table:table-cell office:value-type="float" office:value="3.2964" calcext:value-type="float">
            <text:p>3.2964</text:p>
          </table:table-cell>
          <table:table-cell office:value-type="float" office:value="3.3634" calcext:value-type="float">
            <text:p>3.3634</text:p>
          </table:table-cell>
          <table:table-cell office:value-type="float" office:value="3.3312" calcext:value-type="float">
            <text:p>3.3312</text:p>
          </table:table-cell>
          <table:table-cell table:formula="of:=AVERAGE([.A99:.C99])" office:value-type="float" office:value="3.33033333333333" calcext:value-type="float">
            <text:p>3.33033333333333</text:p>
          </table:table-cell>
          <table:table-cell table:formula="of:=[.D99]/[.$D$2]" office:value-type="float" office:value="0.349101302622016" calcext:value-type="float">
            <text:p>0.349101302622016</text:p>
          </table:table-cell>
          <table:table-cell/>
          <table:table-cell office:value-type="float" office:value="14.414" calcext:value-type="float">
            <text:p>14.414</text:p>
          </table:table-cell>
          <table:table-cell table:formula="of:=([.G99]-9)/4.5" office:value-type="float" office:value="1.20311111111111" calcext:value-type="float">
            <text:p>1.20311111111111</text:p>
          </table:table-cell>
        </table:table-row>
        <table:table-row table:style-name="ro1">
          <table:table-cell office:value-type="float" office:value="3.3335" calcext:value-type="float">
            <text:p>3.333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705" calcext:value-type="float">
            <text:p>3.3705</text:p>
          </table:table-cell>
          <table:table-cell table:formula="of:=AVERAGE([.A100:.C100])" office:value-type="float" office:value="3.3678" calcext:value-type="float">
            <text:p>3.3678</text:p>
          </table:table-cell>
          <table:table-cell table:formula="of:=[.D100]/[.$D$2]" office:value-type="float" office:value="0.353028735953486" calcext:value-type="float">
            <text:p>0.353028735953486</text:p>
          </table:table-cell>
          <table:table-cell/>
          <table:table-cell office:value-type="float" office:value="14.514" calcext:value-type="float">
            <text:p>14.514</text:p>
          </table:table-cell>
          <table:table-cell table:formula="of:=([.G100]-9)/4.5" office:value-type="float" office:value="1.22533333333333" calcext:value-type="float">
            <text:p>1.22533333333333</text:p>
          </table:table-cell>
        </table:table-row>
        <table:table-row table:style-name="ro1">
          <table:table-cell office:value-type="float" office:value="3.3698" calcext:value-type="float">
            <text:p>3.3698</text:p>
          </table:table-cell>
          <table:table-cell office:value-type="float" office:value="3.4346" calcext:value-type="float">
            <text:p>3.4346</text:p>
          </table:table-cell>
          <table:table-cell office:value-type="float" office:value="3.4089" calcext:value-type="float">
            <text:p>3.4089</text:p>
          </table:table-cell>
          <table:table-cell table:formula="of:=AVERAGE([.A101:.C101])" office:value-type="float" office:value="3.40443333333333" calcext:value-type="float">
            <text:p>3.40443333333333</text:p>
          </table:table-cell>
          <table:table-cell table:formula="of:=[.D101]/[.$D$2]" office:value-type="float" office:value="0.35686881534075" calcext:value-type="float">
            <text:p>0.35686881534075</text:p>
          </table:table-cell>
          <table:table-cell/>
          <table:table-cell office:value-type="float" office:value="14.615" calcext:value-type="float">
            <text:p>14.615</text:p>
          </table:table-cell>
          <table:table-cell table:formula="of:=([.G101]-9)/4.5" office:value-type="float" office:value="1.24777777777778" calcext:value-type="float">
            <text:p>1.24777777777778</text:p>
          </table:table-cell>
        </table:table-row>
        <table:table-row table:style-name="ro1">
          <table:table-cell office:value-type="float" office:value="3.4032" calcext:value-type="float">
            <text:p>3.4032</text:p>
          </table:table-cell>
          <table:table-cell office:value-type="float" office:value="3.4671" calcext:value-type="float">
            <text:p>3.4671</text:p>
          </table:table-cell>
          <table:table-cell office:value-type="float" office:value="3.4439" calcext:value-type="float">
            <text:p>3.4439</text:p>
          </table:table-cell>
          <table:table-cell table:formula="of:=AVERAGE([.A102:.C102])" office:value-type="float" office:value="3.43806666666667" calcext:value-type="float">
            <text:p>3.43806666666667</text:p>
          </table:table-cell>
          <table:table-cell table:formula="of:=[.D102]/[.$D$2]" office:value-type="float" office:value="0.360394420528876" calcext:value-type="float">
            <text:p>0.360394420528876</text:p>
          </table:table-cell>
          <table:table-cell/>
          <table:table-cell office:value-type="float" office:value="14.715" calcext:value-type="float">
            <text:p>14.715</text:p>
          </table:table-cell>
          <table:table-cell table:formula="of:=([.G102]-9)/4.5" office:value-type="float" office:value="1.27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52:36.311107265</meta:creation-date>
    <meta:generator>LibreOffice/6.2.0.3$MacOSX_X86_64 LibreOffice_project/98c6a8a1c6c7b144ce3cc729e34964b47ce25d62</meta:generator>
    <dc:date>2019-02-14T18:42:19.281343063</dc:date>
    <meta:editing-duration>PT2H49M56S</meta:editing-duration>
    <meta:editing-cycles>4</meta:editing-cycles>
    <meta:document-statistic meta:table-count="2" meta:cell-count="1426" meta:object-count="0"/>
  </office:meta>
</office:document-meta>
</file>